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Barometric formula</text:p>
          </table:table-cell>
          <table:covered-table-cell table:number-columns-repeated="3"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Difference (S-B)</text:p>
          </table:table-cell>
          <table:covered-table-cell table:number-columns-repeated="3"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Simple formula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p0</text:p>
          </table:table-cell>
          <table:table-cell table:style-name="Default" office:value-type="float" office:value="95000" calcext:value-type="float">
            <text:p>95000</text:p>
          </table:table-cell>
          <table:table-cell table:style-name="Default" table:formula="of:=[.B2]+5000" office:value-type="float" office:value="100000" calcext:value-type="float">
            <text:p>100000</text:p>
          </table:table-cell>
          <table:table-cell table:style-name="Default" table:formula="of:=[.C2]+5000" office:value-type="float" office:value="105000" calcext:value-type="float">
            <text:p>105000</text:p>
          </table:table-cell>
          <table:table-cell table:number-columns-repeated="2"/>
          <table:table-cell office:value-type="string" calcext:value-type="string">
            <text:p>p0</text:p>
          </table:table-cell>
          <table:table-cell table:style-name="Default" office:value-type="float" office:value="95000" calcext:value-type="float">
            <text:p>95000</text:p>
          </table:table-cell>
          <table:table-cell table:style-name="Default" table:formula="of:=[.H2]+5000" office:value-type="float" office:value="100000" calcext:value-type="float">
            <text:p>100000</text:p>
          </table:table-cell>
          <table:table-cell table:style-name="Default" table:formula="of:=[.I2]+5000" office:value-type="float" office:value="105000" calcext:value-type="float">
            <text:p>105000</text:p>
          </table:table-cell>
          <table:table-cell table:number-columns-repeated="2"/>
          <table:table-cell office:value-type="string" calcext:value-type="string">
            <text:p>p0</text:p>
          </table:table-cell>
          <table:table-cell table:style-name="Default" office:value-type="float" office:value="95000" calcext:value-type="float">
            <text:p>95000</text:p>
          </table:table-cell>
          <table:table-cell table:style-name="Default" table:formula="of:=[.N2]+5000" office:value-type="float" office:value="100000" calcext:value-type="float">
            <text:p>100000</text:p>
          </table:table-cell>
          <table:table-cell table:style-name="Default" table:formula="of:=[.O2]+5000"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p</text:p>
          </table:table-cell>
          <table:table-cell table:style-name="Default"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44330*(1-(POWER([.$A4]/[.B$2];0.1903)))" office:value-type="float" office:value="928.438904776303" calcext:value-type="float">
            <text:p>928.44</text:p>
          </table:table-cell>
          <table:table-cell table:formula="of:=44330*(1-(POWER([.$A4]/[.C$2];0.1903)))" office:value-type="float" office:value="1350.02556195322" calcext:value-type="float">
            <text:p>1350.03</text:p>
          </table:table-cell>
          <table:table-cell table:formula="of:=44330*(1-(POWER([.$A4]/[.D$2];0.1903)))" office:value-type="float" office:value="1747.23779832205" calcext:value-type="float">
            <text:p>1747.24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table:formula="of:=[.N4]-[.B4]" office:value-type="float" office:value="-95.10557144297" calcext:value-type="float">
            <text:p>-95.11</text:p>
          </table:table-cell>
          <table:table-cell table:formula="of:=[.O4]-[.C4]" office:value-type="float" office:value="-100.025561953223" calcext:value-type="float">
            <text:p>-100.03</text:p>
          </table:table-cell>
          <table:table-cell table:formula="of:=[.P4]-[.D4]" office:value-type="float" office:value="-80.5711316553859" calcext:value-type="float">
            <text:p>-80.57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table:formula="of:=([.N$2]-[.$M4])/12" office:value-type="float" office:value="833.333333333333" calcext:value-type="float">
            <text:p>833.33</text:p>
          </table:table-cell>
          <table:table-cell table:formula="of:=([.O$2]-[.$M4])/12" office:value-type="float" office:value="1250" calcext:value-type="float">
            <text:p>1250.00</text:p>
          </table:table-cell>
          <table:table-cell table:formula="of:=([.P$2]-[.$M4])/12" office:value-type="float" office:value="1666.66666666667" calcext:value-type="float">
            <text:p>1666.67</text:p>
          </table:table-cell>
        </table:table-row>
        <table:table-row table:style-name="ro1">
          <table:table-cell table:formula="of:=[.A4]+250" office:value-type="float" office:value="85250" calcext:value-type="float">
            <text:p>85250</text:p>
          </table:table-cell>
          <table:table-cell table:formula="of:=44330*(1-(POWER([.$A5]/[.B$2];0.1903)))" office:value-type="float" office:value="904.175669985377" calcext:value-type="float">
            <text:p>904.18</text:p>
          </table:table-cell>
          <table:table-cell table:formula="of:=44330*(1-(POWER([.$A5]/[.C$2];0.1903)))" office:value-type="float" office:value="1325.99801122042" calcext:value-type="float">
            <text:p>1326.00</text:p>
          </table:table-cell>
          <table:table-cell table:formula="of:=44330*(1-(POWER([.$A5]/[.D$2];0.1903)))" office:value-type="float" office:value="1723.43230535652" calcext:value-type="float">
            <text:p>1723.43</text:p>
          </table:table-cell>
          <table:table-cell table:number-columns-repeated="2"/>
          <table:table-cell table:formula="of:=[.G4]+250" office:value-type="float" office:value="85250" calcext:value-type="float">
            <text:p>85250</text:p>
          </table:table-cell>
          <table:table-cell table:formula="of:=[.N5]-[.B5]" office:value-type="float" office:value="-91.675669985377" calcext:value-type="float">
            <text:p>-91.68</text:p>
          </table:table-cell>
          <table:table-cell table:formula="of:=[.O5]-[.C5]" office:value-type="float" office:value="-96.8313445537533" calcext:value-type="float">
            <text:p>-96.83</text:p>
          </table:table-cell>
          <table:table-cell table:formula="of:=[.P5]-[.D5]" office:value-type="float" office:value="-77.5989720231871" calcext:value-type="float">
            <text:p>-77.60</text:p>
          </table:table-cell>
          <table:table-cell table:number-columns-repeated="2"/>
          <table:table-cell table:formula="of:=[.M4]+250" office:value-type="float" office:value="85250" calcext:value-type="float">
            <text:p>85250</text:p>
          </table:table-cell>
          <table:table-cell table:formula="of:=([.N$2]-[.$M5])/12" office:value-type="float" office:value="812.5" calcext:value-type="float">
            <text:p>812.50</text:p>
          </table:table-cell>
          <table:table-cell table:formula="of:=([.O$2]-[.$M5])/12" office:value-type="float" office:value="1229.16666666667" calcext:value-type="float">
            <text:p>1229.17</text:p>
          </table:table-cell>
          <table:table-cell table:formula="of:=([.P$2]-[.$M5])/12" office:value-type="float" office:value="1645.83333333333" calcext:value-type="float">
            <text:p>1645.83</text:p>
          </table:table-cell>
        </table:table-row>
        <table:table-row table:style-name="ro1">
          <table:table-cell table:formula="of:=[.A5]+250" office:value-type="float" office:value="85500" calcext:value-type="float">
            <text:p>85500</text:p>
          </table:table-cell>
          <table:table-cell table:formula="of:=44330*(1-(POWER([.$A6]/[.B$2];0.1903)))" office:value-type="float" office:value="879.969979694785" calcext:value-type="float">
            <text:p>879.97</text:p>
          </table:table-cell>
          <table:table-cell table:formula="of:=44330*(1-(POWER([.$A6]/[.C$2];0.1903)))" office:value-type="float" office:value="1302.02744602203" calcext:value-type="float">
            <text:p>1302.03</text:p>
          </table:table-cell>
          <table:table-cell table:formula="of:=44330*(1-(POWER([.$A6]/[.D$2];0.1903)))" office:value-type="float" office:value="1699.68327127661" calcext:value-type="float">
            <text:p>1699.68</text:p>
          </table:table-cell>
          <table:table-cell table:number-columns-repeated="2"/>
          <table:table-cell table:formula="of:=[.G5]+250" office:value-type="float" office:value="85500" calcext:value-type="float">
            <text:p>85500</text:p>
          </table:table-cell>
          <table:table-cell table:formula="of:=[.N6]-[.B6]" office:value-type="float" office:value="-88.3033130281186" calcext:value-type="float">
            <text:p>-88.30</text:p>
          </table:table-cell>
          <table:table-cell table:formula="of:=[.O6]-[.C6]" office:value-type="float" office:value="-93.6941126886982" calcext:value-type="float">
            <text:p>-93.69</text:p>
          </table:table-cell>
          <table:table-cell table:formula="of:=[.P6]-[.D6]" office:value-type="float" office:value="-74.6832712766063" calcext:value-type="float">
            <text:p>-74.68</text:p>
          </table:table-cell>
          <table:table-cell table:number-columns-repeated="2"/>
          <table:table-cell table:formula="of:=[.M5]+250" office:value-type="float" office:value="85500" calcext:value-type="float">
            <text:p>85500</text:p>
          </table:table-cell>
          <table:table-cell table:formula="of:=([.N$2]-[.$M6])/12" office:value-type="float" office:value="791.666666666667" calcext:value-type="float">
            <text:p>791.67</text:p>
          </table:table-cell>
          <table:table-cell table:formula="of:=([.O$2]-[.$M6])/12" office:value-type="float" office:value="1208.33333333333" calcext:value-type="float">
            <text:p>1208.33</text:p>
          </table:table-cell>
          <table:table-cell table:formula="of:=([.P$2]-[.$M6])/12" office:value-type="float" office:value="1625" calcext:value-type="float">
            <text:p>1625.00</text:p>
          </table:table-cell>
        </table:table-row>
        <table:table-row table:style-name="ro1">
          <table:table-cell table:formula="of:=[.A6]+250" office:value-type="float" office:value="85750" calcext:value-type="float">
            <text:p>85750</text:p>
          </table:table-cell>
          <table:table-cell table:formula="of:=44330*(1-(POWER([.$A7]/[.B$2];0.1903)))" office:value-type="float" office:value="855.821529765917" calcext:value-type="float">
            <text:p>855.82</text:p>
          </table:table-cell>
          <table:table-cell table:formula="of:=44330*(1-(POWER([.$A7]/[.C$2];0.1903)))" office:value-type="float" office:value="1278.11356517374" calcext:value-type="float">
            <text:p>1278.11</text:p>
          </table:table-cell>
          <table:table-cell table:formula="of:=44330*(1-(POWER([.$A7]/[.D$2];0.1903)))" office:value-type="float" office:value="1675.99039768149" calcext:value-type="float">
            <text:p>1675.99</text:p>
          </table:table-cell>
          <table:table-cell table:number-columns-repeated="2"/>
          <table:table-cell table:formula="of:=[.G6]+250" office:value-type="float" office:value="85750" calcext:value-type="float">
            <text:p>85750</text:p>
          </table:table-cell>
          <table:table-cell table:formula="of:=[.N7]-[.B7]" office:value-type="float" office:value="-84.9881964325835" calcext:value-type="float">
            <text:p>-84.99</text:p>
          </table:table-cell>
          <table:table-cell table:formula="of:=[.O7]-[.C7]" office:value-type="float" office:value="-90.6135651737359" calcext:value-type="float">
            <text:p>-90.61</text:p>
          </table:table-cell>
          <table:table-cell table:formula="of:=[.P7]-[.D7]" office:value-type="float" office:value="-71.8237310148234" calcext:value-type="float">
            <text:p>-71.82</text:p>
          </table:table-cell>
          <table:table-cell table:number-columns-repeated="2"/>
          <table:table-cell table:formula="of:=[.M6]+250" office:value-type="float" office:value="85750" calcext:value-type="float">
            <text:p>85750</text:p>
          </table:table-cell>
          <table:table-cell table:formula="of:=([.N$2]-[.$M7])/12" office:value-type="float" office:value="770.833333333333" calcext:value-type="float">
            <text:p>770.83</text:p>
          </table:table-cell>
          <table:table-cell table:formula="of:=([.O$2]-[.$M7])/12" office:value-type="float" office:value="1187.5" calcext:value-type="float">
            <text:p>1187.50</text:p>
          </table:table-cell>
          <table:table-cell table:formula="of:=([.P$2]-[.$M7])/12" office:value-type="float" office:value="1604.16666666667" calcext:value-type="float">
            <text:p>1604.17</text:p>
          </table:table-cell>
        </table:table-row>
        <table:table-row table:style-name="ro1">
          <table:table-cell table:formula="of:=[.A7]+250" office:value-type="float" office:value="86000" calcext:value-type="float">
            <text:p>86000</text:p>
          </table:table-cell>
          <table:table-cell table:formula="of:=44330*(1-(POWER([.$A8]/[.B$2];0.1903)))" office:value-type="float" office:value="831.730018548625" calcext:value-type="float">
            <text:p>831.73</text:p>
          </table:table-cell>
          <table:table-cell table:formula="of:=44330*(1-(POWER([.$A8]/[.C$2];0.1903)))" office:value-type="float" office:value="1254.2560699555" calcext:value-type="float">
            <text:p>1254.26</text:p>
          </table:table-cell>
          <table:table-cell table:formula="of:=44330*(1-(POWER([.$A8]/[.D$2];0.1903)))" office:value-type="float" office:value="1652.35338861183" calcext:value-type="float">
            <text:p>1652.35</text:p>
          </table:table-cell>
          <table:table-cell table:number-columns-repeated="2"/>
          <table:table-cell table:formula="of:=[.G7]+250" office:value-type="float" office:value="86000" calcext:value-type="float">
            <text:p>86000</text:p>
          </table:table-cell>
          <table:table-cell table:formula="of:=[.N8]-[.B8]" office:value-type="float" office:value="-81.7300185486247" calcext:value-type="float">
            <text:p>-81.73</text:p>
          </table:table-cell>
          <table:table-cell table:formula="of:=[.O8]-[.C8]" office:value-type="float" office:value="-87.5894032888345" calcext:value-type="float">
            <text:p>-87.59</text:p>
          </table:table-cell>
          <table:table-cell table:formula="of:=[.P8]-[.D8]" office:value-type="float" office:value="-69.0200552785" calcext:value-type="float">
            <text:p>-69.02</text:p>
          </table:table-cell>
          <table:table-cell table:number-columns-repeated="2"/>
          <table:table-cell table:formula="of:=[.M7]+250" office:value-type="float" office:value="86000" calcext:value-type="float">
            <text:p>86000</text:p>
          </table:table-cell>
          <table:table-cell table:formula="of:=([.N$2]-[.$M8])/12" office:value-type="float" office:value="750" calcext:value-type="float">
            <text:p>750.00</text:p>
          </table:table-cell>
          <table:table-cell table:formula="of:=([.O$2]-[.$M8])/12" office:value-type="float" office:value="1166.66666666667" calcext:value-type="float">
            <text:p>1166.67</text:p>
          </table:table-cell>
          <table:table-cell table:formula="of:=([.P$2]-[.$M8])/12" office:value-type="float" office:value="1583.33333333333" calcext:value-type="float">
            <text:p>1583.33</text:p>
          </table:table-cell>
        </table:table-row>
        <table:table-row table:style-name="ro1">
          <table:table-cell table:formula="of:=[.A8]+250" office:value-type="float" office:value="86250" calcext:value-type="float">
            <text:p>86250</text:p>
          </table:table-cell>
          <table:table-cell table:formula="of:=44330*(1-(POWER([.$A9]/[.B$2];0.1903)))" office:value-type="float" office:value="807.695146853649" calcext:value-type="float">
            <text:p>807.70</text:p>
          </table:table-cell>
          <table:table-cell table:formula="of:=44330*(1-(POWER([.$A9]/[.C$2];0.1903)))" office:value-type="float" office:value="1230.45466408429" calcext:value-type="float">
            <text:p>1230.45</text:p>
          </table:table-cell>
          <table:table-cell table:formula="of:=44330*(1-(POWER([.$A9]/[.D$2];0.1903)))" office:value-type="float" office:value="1628.77195052279" calcext:value-type="float">
            <text:p>1628.77</text:p>
          </table:table-cell>
          <table:table-cell table:number-columns-repeated="2"/>
          <table:table-cell table:formula="of:=[.G8]+250" office:value-type="float" office:value="86250" calcext:value-type="float">
            <text:p>86250</text:p>
          </table:table-cell>
          <table:table-cell table:formula="of:=[.N9]-[.B9]" office:value-type="float" office:value="-78.5284801869827" calcext:value-type="float">
            <text:p>-78.53</text:p>
          </table:table-cell>
          <table:table-cell table:formula="of:=[.O9]-[.C9]" office:value-type="float" office:value="-84.6213307509563" calcext:value-type="float">
            <text:p>-84.62</text:p>
          </table:table-cell>
          <table:table-cell table:formula="of:=[.P9]-[.D9]" office:value-type="float" office:value="-66.2719505227885" calcext:value-type="float">
            <text:p>-66.27</text:p>
          </table:table-cell>
          <table:table-cell table:number-columns-repeated="2"/>
          <table:table-cell table:formula="of:=[.M8]+250" office:value-type="float" office:value="86250" calcext:value-type="float">
            <text:p>86250</text:p>
          </table:table-cell>
          <table:table-cell table:formula="of:=([.N$2]-[.$M9])/12" office:value-type="float" office:value="729.166666666667" calcext:value-type="float">
            <text:p>729.17</text:p>
          </table:table-cell>
          <table:table-cell table:formula="of:=([.O$2]-[.$M9])/12" office:value-type="float" office:value="1145.83333333333" calcext:value-type="float">
            <text:p>1145.83</text:p>
          </table:table-cell>
          <table:table-cell table:formula="of:=([.P$2]-[.$M9])/12" office:value-type="float" office:value="1562.5" calcext:value-type="float">
            <text:p>1562.50</text:p>
          </table:table-cell>
        </table:table-row>
        <table:table-row table:style-name="ro1">
          <table:table-cell table:formula="of:=[.A9]+250" office:value-type="float" office:value="86500" calcext:value-type="float">
            <text:p>86500</text:p>
          </table:table-cell>
          <table:table-cell table:formula="of:=44330*(1-(POWER([.$A10]/[.B$2];0.1903)))" office:value-type="float" office:value="783.716617925512" calcext:value-type="float">
            <text:p>783.72</text:p>
          </table:table-cell>
          <table:table-cell table:formula="of:=44330*(1-(POWER([.$A10]/[.C$2];0.1903)))" office:value-type="float" office:value="1206.70905368718" calcext:value-type="float">
            <text:p>1206.71</text:p>
          </table:table-cell>
          <table:table-cell table:formula="of:=44330*(1-(POWER([.$A10]/[.D$2];0.1903)))" office:value-type="float" office:value="1605.24579225736" calcext:value-type="float">
            <text:p>1605.25</text:p>
          </table:table-cell>
          <table:table-cell table:number-columns-repeated="2"/>
          <table:table-cell table:formula="of:=[.G9]+250" office:value-type="float" office:value="86500" calcext:value-type="float">
            <text:p>86500</text:p>
          </table:table-cell>
          <table:table-cell table:formula="of:=[.N10]-[.B10]" office:value-type="float" office:value="-75.3832845921783" calcext:value-type="float">
            <text:p>-75.38</text:p>
          </table:table-cell>
          <table:table-cell table:formula="of:=[.O10]-[.C10]" office:value-type="float" office:value="-81.7090536871836" calcext:value-type="float">
            <text:p>-81.71</text:p>
          </table:table-cell>
          <table:table-cell table:formula="of:=[.P10]-[.D10]" office:value-type="float" office:value="-63.5791255906895" calcext:value-type="float">
            <text:p>-63.58</text:p>
          </table:table-cell>
          <table:table-cell table:number-columns-repeated="2"/>
          <table:table-cell table:formula="of:=[.M9]+250" office:value-type="float" office:value="86500" calcext:value-type="float">
            <text:p>86500</text:p>
          </table:table-cell>
          <table:table-cell table:formula="of:=([.N$2]-[.$M10])/12" office:value-type="float" office:value="708.333333333333" calcext:value-type="float">
            <text:p>708.33</text:p>
          </table:table-cell>
          <table:table-cell table:formula="of:=([.O$2]-[.$M10])/12" office:value-type="float" office:value="1125" calcext:value-type="float">
            <text:p>1125.00</text:p>
          </table:table-cell>
          <table:table-cell table:formula="of:=([.P$2]-[.$M10])/12" office:value-type="float" office:value="1541.66666666667" calcext:value-type="float">
            <text:p>1541.67</text:p>
          </table:table-cell>
        </table:table-row>
        <table:table-row table:style-name="ro1">
          <table:table-cell table:formula="of:=[.A10]+250" office:value-type="float" office:value="86750" calcext:value-type="float">
            <text:p>86750</text:p>
          </table:table-cell>
          <table:table-cell table:formula="of:=44330*(1-(POWER([.$A11]/[.B$2];0.1903)))" office:value-type="float" office:value="759.794137415724" calcext:value-type="float">
            <text:p>759.79</text:p>
          </table:table-cell>
          <table:table-cell table:formula="of:=44330*(1-(POWER([.$A11]/[.C$2];0.1903)))" office:value-type="float" office:value="1183.01894727489" calcext:value-type="float">
            <text:p>1183.02</text:p>
          </table:table-cell>
          <table:table-cell table:formula="of:=44330*(1-(POWER([.$A11]/[.D$2];0.1903)))" office:value-type="float" office:value="1581.77462502013" calcext:value-type="float">
            <text:p>1581.77</text:p>
          </table:table-cell>
          <table:table-cell table:number-columns-repeated="2"/>
          <table:table-cell table:formula="of:=[.G10]+250" office:value-type="float" office:value="86750" calcext:value-type="float">
            <text:p>86750</text:p>
          </table:table-cell>
          <table:table-cell table:formula="of:=[.N11]-[.B11]" office:value-type="float" office:value="-72.2941374157236" calcext:value-type="float">
            <text:p>-72.29</text:p>
          </table:table-cell>
          <table:table-cell table:formula="of:=[.O11]-[.C11]" office:value-type="float" office:value="-78.8522806082235" calcext:value-type="float">
            <text:p>-78.85</text:p>
          </table:table-cell>
          <table:table-cell table:formula="of:=[.P11]-[.D11]" office:value-type="float" office:value="-60.9412916867966" calcext:value-type="float">
            <text:p>-60.94</text:p>
          </table:table-cell>
          <table:table-cell table:number-columns-repeated="2"/>
          <table:table-cell table:formula="of:=[.M10]+250" office:value-type="float" office:value="86750" calcext:value-type="float">
            <text:p>86750</text:p>
          </table:table-cell>
          <table:table-cell table:formula="of:=([.N$2]-[.$M11])/12" office:value-type="float" office:value="687.5" calcext:value-type="float">
            <text:p>687.50</text:p>
          </table:table-cell>
          <table:table-cell table:formula="of:=([.O$2]-[.$M11])/12" office:value-type="float" office:value="1104.16666666667" calcext:value-type="float">
            <text:p>1104.17</text:p>
          </table:table-cell>
          <table:table-cell table:formula="of:=([.P$2]-[.$M11])/12" office:value-type="float" office:value="1520.83333333333" calcext:value-type="float">
            <text:p>1520.83</text:p>
          </table:table-cell>
        </table:table-row>
        <table:table-row table:style-name="ro1">
          <table:table-cell table:formula="of:=[.A11]+250" office:value-type="float" office:value="87000" calcext:value-type="float">
            <text:p>87000</text:p>
          </table:table-cell>
          <table:table-cell table:formula="of:=44330*(1-(POWER([.$A12]/[.B$2];0.1903)))" office:value-type="float" office:value="735.927413356404" calcext:value-type="float">
            <text:p>735.93</text:p>
          </table:table-cell>
          <table:table-cell table:formula="of:=44330*(1-(POWER([.$A12]/[.C$2];0.1903)))" office:value-type="float" office:value="1159.3840557156" calcext:value-type="float">
            <text:p>1159.38</text:p>
          </table:table-cell>
          <table:table-cell table:formula="of:=44330*(1-(POWER([.$A12]/[.D$2];0.1903)))" office:value-type="float" office:value="1558.3581623514" calcext:value-type="float">
            <text:p>1558.36</text:p>
          </table:table-cell>
          <table:table-cell table:number-columns-repeated="2"/>
          <table:table-cell table:formula="of:=[.G11]+250" office:value-type="float" office:value="87000" calcext:value-type="float">
            <text:p>87000</text:p>
          </table:table-cell>
          <table:table-cell table:formula="of:=[.N12]-[.B12]" office:value-type="float" office:value="-69.2607466897374" calcext:value-type="float">
            <text:p>-69.26</text:p>
          </table:table-cell>
          <table:table-cell table:formula="of:=[.O12]-[.C12]" office:value-type="float" office:value="-76.0507223822676" calcext:value-type="float">
            <text:p>-76.05</text:p>
          </table:table-cell>
          <table:table-cell table:formula="of:=[.P12]-[.D12]" office:value-type="float" office:value="-58.358162351396" calcext:value-type="float">
            <text:p>-58.36</text:p>
          </table:table-cell>
          <table:table-cell table:number-columns-repeated="2"/>
          <table:table-cell table:formula="of:=[.M11]+250" office:value-type="float" office:value="87000" calcext:value-type="float">
            <text:p>87000</text:p>
          </table:table-cell>
          <table:table-cell table:formula="of:=([.N$2]-[.$M12])/12" office:value-type="float" office:value="666.666666666667" calcext:value-type="float">
            <text:p>666.67</text:p>
          </table:table-cell>
          <table:table-cell table:formula="of:=([.O$2]-[.$M12])/12" office:value-type="float" office:value="1083.33333333333" calcext:value-type="float">
            <text:p>1083.33</text:p>
          </table:table-cell>
          <table:table-cell table:formula="of:=([.P$2]-[.$M12])/12" office:value-type="float" office:value="1500" calcext:value-type="float">
            <text:p>1500.00</text:p>
          </table:table-cell>
        </table:table-row>
        <table:table-row table:style-name="ro1">
          <table:table-cell table:formula="of:=[.A12]+250" office:value-type="float" office:value="87250" calcext:value-type="float">
            <text:p>87250</text:p>
          </table:table-cell>
          <table:table-cell table:formula="of:=44330*(1-(POWER([.$A13]/[.B$2];0.1903)))" office:value-type="float" office:value="712.116156134248" calcext:value-type="float">
            <text:p>712.12</text:p>
          </table:table-cell>
          <table:table-cell table:formula="of:=44330*(1-(POWER([.$A13]/[.C$2];0.1903)))" office:value-type="float" office:value="1135.80409220921" calcext:value-type="float">
            <text:p>1135.80</text:p>
          </table:table-cell>
          <table:table-cell table:formula="of:=44330*(1-(POWER([.$A13]/[.D$2];0.1903)))" office:value-type="float" office:value="1534.99612010159" calcext:value-type="float">
            <text:p>1535.00</text:p>
          </table:table-cell>
          <table:table-cell table:number-columns-repeated="2"/>
          <table:table-cell table:formula="of:=[.G12]+250" office:value-type="float" office:value="87250" calcext:value-type="float">
            <text:p>87250</text:p>
          </table:table-cell>
          <table:table-cell table:formula="of:=[.N13]-[.B13]" office:value-type="float" office:value="-66.2828228009142" calcext:value-type="float">
            <text:p>-66.28</text:p>
          </table:table-cell>
          <table:table-cell table:formula="of:=[.O13]-[.C13]" office:value-type="float" office:value="-73.304092209208" calcext:value-type="float">
            <text:p>-73.30</text:p>
          </table:table-cell>
          <table:table-cell table:formula="of:=[.P13]-[.D13]" office:value-type="float" office:value="-55.8294534349272" calcext:value-type="float">
            <text:p>-55.83</text:p>
          </table:table-cell>
          <table:table-cell table:number-columns-repeated="2"/>
          <table:table-cell table:formula="of:=[.M12]+250" office:value-type="float" office:value="87250" calcext:value-type="float">
            <text:p>87250</text:p>
          </table:table-cell>
          <table:table-cell table:formula="of:=([.N$2]-[.$M13])/12" office:value-type="float" office:value="645.833333333333" calcext:value-type="float">
            <text:p>645.83</text:p>
          </table:table-cell>
          <table:table-cell table:formula="of:=([.O$2]-[.$M13])/12" office:value-type="float" office:value="1062.5" calcext:value-type="float">
            <text:p>1062.50</text:p>
          </table:table-cell>
          <table:table-cell table:formula="of:=([.P$2]-[.$M13])/12" office:value-type="float" office:value="1479.16666666667" calcext:value-type="float">
            <text:p>1479.17</text:p>
          </table:table-cell>
        </table:table-row>
        <table:table-row table:style-name="ro1">
          <table:table-cell table:formula="of:=[.A13]+250" office:value-type="float" office:value="87500" calcext:value-type="float">
            <text:p>87500</text:p>
          </table:table-cell>
          <table:table-cell table:formula="of:=44330*(1-(POWER([.$A14]/[.B$2];0.1903)))" office:value-type="float" office:value="688.360078464854" calcext:value-type="float">
            <text:p>688.36</text:p>
          </table:table-cell>
          <table:table-cell table:formula="of:=44330*(1-(POWER([.$A14]/[.C$2];0.1903)))" office:value-type="float" office:value="1112.27877226187" calcext:value-type="float">
            <text:p>1112.28</text:p>
          </table:table-cell>
          <table:table-cell table:formula="of:=44330*(1-(POWER([.$A14]/[.D$2];0.1903)))" office:value-type="float" office:value="1511.68821640613" calcext:value-type="float">
            <text:p>1511.69</text:p>
          </table:table-cell>
          <table:table-cell table:number-columns-repeated="2"/>
          <table:table-cell table:formula="of:=[.G13]+250" office:value-type="float" office:value="87500" calcext:value-type="float">
            <text:p>87500</text:p>
          </table:table-cell>
          <table:table-cell table:formula="of:=[.N14]-[.B14]" office:value-type="float" office:value="-63.3600784648544" calcext:value-type="float">
            <text:p>-63.36</text:p>
          </table:table-cell>
          <table:table-cell table:formula="of:=[.O14]-[.C14]" office:value-type="float" office:value="-70.6121055952074" calcext:value-type="float">
            <text:p>-70.61</text:p>
          </table:table-cell>
          <table:table-cell table:formula="of:=[.P14]-[.D14]" office:value-type="float" office:value="-53.3548830727952" calcext:value-type="float">
            <text:p>-53.35</text:p>
          </table:table-cell>
          <table:table-cell table:number-columns-repeated="2"/>
          <table:table-cell table:formula="of:=[.M13]+250" office:value-type="float" office:value="87500" calcext:value-type="float">
            <text:p>87500</text:p>
          </table:table-cell>
          <table:table-cell table:formula="of:=([.N$2]-[.$M14])/12" office:value-type="float" office:value="625" calcext:value-type="float">
            <text:p>625.00</text:p>
          </table:table-cell>
          <table:table-cell table:formula="of:=([.O$2]-[.$M14])/12" office:value-type="float" office:value="1041.66666666667" calcext:value-type="float">
            <text:p>1041.67</text:p>
          </table:table-cell>
          <table:table-cell table:formula="of:=([.P$2]-[.$M14])/12" office:value-type="float" office:value="1458.33333333333" calcext:value-type="float">
            <text:p>1458.33</text:p>
          </table:table-cell>
        </table:table-row>
        <table:table-row table:style-name="ro1">
          <table:table-cell table:formula="of:=[.A14]+250" office:value-type="float" office:value="87750" calcext:value-type="float">
            <text:p>87750</text:p>
          </table:table-cell>
          <table:table-cell table:formula="of:=44330*(1-(POWER([.$A15]/[.B$2];0.1903)))" office:value-type="float" office:value="664.658895367388" calcext:value-type="float">
            <text:p>664.66</text:p>
          </table:table-cell>
          <table:table-cell table:formula="of:=44330*(1-(POWER([.$A15]/[.C$2];0.1903)))" office:value-type="float" office:value="1088.80781366097" calcext:value-type="float">
            <text:p>1088.81</text:p>
          </table:table-cell>
          <table:table-cell table:formula="of:=44330*(1-(POWER([.$A15]/[.D$2];0.1903)))" office:value-type="float" office:value="1488.43417166051" calcext:value-type="float">
            <text:p>1488.43</text:p>
          </table:table-cell>
          <table:table-cell table:number-columns-repeated="2"/>
          <table:table-cell table:formula="of:=[.G14]+250" office:value-type="float" office:value="87750" calcext:value-type="float">
            <text:p>87750</text:p>
          </table:table-cell>
          <table:table-cell table:formula="of:=[.N15]-[.B15]" office:value-type="float" office:value="-60.4922287007213" calcext:value-type="float">
            <text:p>-60.49</text:p>
          </table:table-cell>
          <table:table-cell table:formula="of:=[.O15]-[.C15]" office:value-type="float" office:value="-67.9744803276379" calcext:value-type="float">
            <text:p>-67.97</text:p>
          </table:table-cell>
          <table:table-cell table:formula="of:=[.P15]-[.D15]" office:value-type="float" office:value="-50.9341716605145" calcext:value-type="float">
            <text:p>-50.93</text:p>
          </table:table-cell>
          <table:table-cell table:number-columns-repeated="2"/>
          <table:table-cell table:formula="of:=[.M14]+250" office:value-type="float" office:value="87750" calcext:value-type="float">
            <text:p>87750</text:p>
          </table:table-cell>
          <table:table-cell table:formula="of:=([.N$2]-[.$M15])/12" office:value-type="float" office:value="604.166666666667" calcext:value-type="float">
            <text:p>604.17</text:p>
          </table:table-cell>
          <table:table-cell table:formula="of:=([.O$2]-[.$M15])/12" office:value-type="float" office:value="1020.83333333333" calcext:value-type="float">
            <text:p>1020.83</text:p>
          </table:table-cell>
          <table:table-cell table:formula="of:=([.P$2]-[.$M15])/12" office:value-type="float" office:value="1437.5" calcext:value-type="float">
            <text:p>1437.50</text:p>
          </table:table-cell>
        </table:table-row>
        <table:table-row table:style-name="ro1">
          <table:table-cell table:formula="of:=[.A15]+250" office:value-type="float" office:value="88000" calcext:value-type="float">
            <text:p>88000</text:p>
          </table:table-cell>
          <table:table-cell table:formula="of:=44330*(1-(POWER([.$A16]/[.B$2];0.1903)))" office:value-type="float" office:value="641.012324139628" calcext:value-type="float">
            <text:p>641.01</text:p>
          </table:table-cell>
          <table:table-cell table:formula="of:=44330*(1-(POWER([.$A16]/[.C$2];0.1903)))" office:value-type="float" office:value="1065.39093645034" calcext:value-type="float">
            <text:p>1065.39</text:p>
          </table:table-cell>
          <table:table-cell table:formula="of:=44330*(1-(POWER([.$A16]/[.D$2];0.1903)))" office:value-type="float" office:value="1465.2337084959" calcext:value-type="float">
            <text:p>1465.23</text:p>
          </table:table-cell>
          <table:table-cell table:number-columns-repeated="2"/>
          <table:table-cell table:formula="of:=[.G15]+250" office:value-type="float" office:value="88000" calcext:value-type="float">
            <text:p>88000</text:p>
          </table:table-cell>
          <table:table-cell table:formula="of:=[.N16]-[.B16]" office:value-type="float" office:value="-57.6789908062943" calcext:value-type="float">
            <text:p>-57.68</text:p>
          </table:table-cell>
          <table:table-cell table:formula="of:=[.O16]-[.C16]" office:value-type="float" office:value="-65.3909364503406" calcext:value-type="float">
            <text:p>-65.39</text:p>
          </table:table-cell>
          <table:table-cell table:formula="of:=[.P16]-[.D16]" office:value-type="float" office:value="-48.5670418292314" calcext:value-type="float">
            <text:p>-48.57</text:p>
          </table:table-cell>
          <table:table-cell table:number-columns-repeated="2"/>
          <table:table-cell table:formula="of:=[.M15]+250" office:value-type="float" office:value="88000" calcext:value-type="float">
            <text:p>88000</text:p>
          </table:table-cell>
          <table:table-cell table:formula="of:=([.N$2]-[.$M16])/12" office:value-type="float" office:value="583.333333333333" calcext:value-type="float">
            <text:p>583.33</text:p>
          </table:table-cell>
          <table:table-cell table:formula="of:=([.O$2]-[.$M16])/12" office:value-type="float" office:value="1000" calcext:value-type="float">
            <text:p>1000.00</text:p>
          </table:table-cell>
          <table:table-cell table:formula="of:=([.P$2]-[.$M16])/12" office:value-type="float" office:value="1416.66666666667" calcext:value-type="float">
            <text:p>1416.67</text:p>
          </table:table-cell>
        </table:table-row>
        <table:table-row table:style-name="ro1">
          <table:table-cell table:formula="of:=[.A16]+250" office:value-type="float" office:value="88250" calcext:value-type="float">
            <text:p>88250</text:p>
          </table:table-cell>
          <table:table-cell table:formula="of:=44330*(1-(POWER([.$A17]/[.B$2];0.1903)))" office:value-type="float" office:value="617.420084333336" calcext:value-type="float">
            <text:p>617.42</text:p>
          </table:table-cell>
          <table:table-cell table:formula="of:=44330*(1-(POWER([.$A17]/[.C$2];0.1903)))" office:value-type="float" office:value="1042.02786290591" calcext:value-type="float">
            <text:p>1042.03</text:p>
          </table:table-cell>
          <table:table-cell table:formula="of:=44330*(1-(POWER([.$A17]/[.D$2];0.1903)))" office:value-type="float" office:value="1442.08655175487" calcext:value-type="float">
            <text:p>1442.09</text:p>
          </table:table-cell>
          <table:table-cell table:number-columns-repeated="2"/>
          <table:table-cell table:formula="of:=[.G16]+250" office:value-type="float" office:value="88250" calcext:value-type="float">
            <text:p>88250</text:p>
          </table:table-cell>
          <table:table-cell table:formula="of:=[.N17]-[.B17]" office:value-type="float" office:value="-54.9200843333364" calcext:value-type="float">
            <text:p>-54.92</text:p>
          </table:table-cell>
          <table:table-cell table:formula="of:=[.O17]-[.C17]" office:value-type="float" office:value="-62.8611962392434" calcext:value-type="float">
            <text:p>-62.86</text:p>
          </table:table-cell>
          <table:table-cell table:formula="of:=[.P17]-[.D17]" office:value-type="float" office:value="-46.253218421537" calcext:value-type="float">
            <text:p>-46.25</text:p>
          </table:table-cell>
          <table:table-cell table:number-columns-repeated="2"/>
          <table:table-cell table:formula="of:=[.M16]+250" office:value-type="float" office:value="88250" calcext:value-type="float">
            <text:p>88250</text:p>
          </table:table-cell>
          <table:table-cell table:formula="of:=([.N$2]-[.$M17])/12" office:value-type="float" office:value="562.5" calcext:value-type="float">
            <text:p>562.50</text:p>
          </table:table-cell>
          <table:table-cell table:formula="of:=([.O$2]-[.$M17])/12" office:value-type="float" office:value="979.166666666667" calcext:value-type="float">
            <text:p>979.17</text:p>
          </table:table-cell>
          <table:table-cell table:formula="of:=([.P$2]-[.$M17])/12" office:value-type="float" office:value="1395.83333333333" calcext:value-type="float">
            <text:p>1395.83</text:p>
          </table:table-cell>
        </table:table-row>
        <table:table-row table:style-name="ro1">
          <table:table-cell table:formula="of:=[.A17]+250" office:value-type="float" office:value="88500" calcext:value-type="float">
            <text:p>88500</text:p>
          </table:table-cell>
          <table:table-cell table:formula="of:=44330*(1-(POWER([.$A18]/[.B$2];0.1903)))" office:value-type="float" office:value="593.881897729927" calcext:value-type="float">
            <text:p>593.88</text:p>
          </table:table-cell>
          <table:table-cell table:formula="of:=44330*(1-(POWER([.$A18]/[.C$2];0.1903)))" office:value-type="float" office:value="1018.71831751161" calcext:value-type="float">
            <text:p>1018.72</text:p>
          </table:table-cell>
          <table:table-cell table:formula="of:=44330*(1-(POWER([.$A18]/[.D$2];0.1903)))" office:value-type="float" office:value="1418.99242846763" calcext:value-type="float">
            <text:p>1418.99</text:p>
          </table:table-cell>
          <table:table-cell table:number-columns-repeated="2"/>
          <table:table-cell table:formula="of:=[.G17]+250" office:value-type="float" office:value="88500" calcext:value-type="float">
            <text:p>88500</text:p>
          </table:table-cell>
          <table:table-cell table:formula="of:=[.N18]-[.B18]" office:value-type="float" office:value="-52.2152310632607" calcext:value-type="float">
            <text:p>-52.22</text:p>
          </table:table-cell>
          <table:table-cell table:formula="of:=[.O18]-[.C18]" office:value-type="float" office:value="-60.3849841782793" calcext:value-type="float">
            <text:p>-60.38</text:p>
          </table:table-cell>
          <table:table-cell table:formula="of:=[.P18]-[.D18]" office:value-type="float" office:value="-43.9924284676279" calcext:value-type="float">
            <text:p>-43.99</text:p>
          </table:table-cell>
          <table:table-cell table:number-columns-repeated="2"/>
          <table:table-cell table:formula="of:=[.M17]+250" office:value-type="float" office:value="88500" calcext:value-type="float">
            <text:p>88500</text:p>
          </table:table-cell>
          <table:table-cell table:formula="of:=([.N$2]-[.$M18])/12" office:value-type="float" office:value="541.666666666667" calcext:value-type="float">
            <text:p>541.67</text:p>
          </table:table-cell>
          <table:table-cell table:formula="of:=([.O$2]-[.$M18])/12" office:value-type="float" office:value="958.333333333333" calcext:value-type="float">
            <text:p>958.33</text:p>
          </table:table-cell>
          <table:table-cell table:formula="of:=([.P$2]-[.$M18])/12" office:value-type="float" office:value="1375" calcext:value-type="float">
            <text:p>1375.00</text:p>
          </table:table-cell>
        </table:table-row>
        <table:table-row table:style-name="ro1">
          <table:table-cell table:formula="of:=[.A18]+250" office:value-type="float" office:value="88750" calcext:value-type="float">
            <text:p>88750</text:p>
          </table:table-cell>
          <table:table-cell table:formula="of:=44330*(1-(POWER([.$A19]/[.B$2];0.1903)))" office:value-type="float" office:value="570.397488316536" calcext:value-type="float">
            <text:p>570.40</text:p>
          </table:table-cell>
          <table:table-cell table:formula="of:=44330*(1-(POWER([.$A19]/[.C$2];0.1903)))" office:value-type="float" office:value="995.46202693567" calcext:value-type="float">
            <text:p>995.46</text:p>
          </table:table-cell>
          <table:table-cell table:formula="of:=44330*(1-(POWER([.$A19]/[.D$2];0.1903)))" office:value-type="float" office:value="1395.95106782848" calcext:value-type="float">
            <text:p>1395.95</text:p>
          </table:table-cell>
          <table:table-cell table:number-columns-repeated="2"/>
          <table:table-cell table:formula="of:=[.G18]+250" office:value-type="float" office:value="88750" calcext:value-type="float">
            <text:p>88750</text:p>
          </table:table-cell>
          <table:table-cell table:formula="of:=[.N19]-[.B19]" office:value-type="float" office:value="-49.5641549832027" calcext:value-type="float">
            <text:p>-49.56</text:p>
          </table:table-cell>
          <table:table-cell table:formula="of:=[.O19]-[.C19]" office:value-type="float" office:value="-57.9620269356701" calcext:value-type="float">
            <text:p>-57.96</text:p>
          </table:table-cell>
          <table:table-cell table:formula="of:=[.P19]-[.D19]" office:value-type="float" office:value="-41.7844011618106" calcext:value-type="float">
            <text:p>-41.78</text:p>
          </table:table-cell>
          <table:table-cell table:number-columns-repeated="2"/>
          <table:table-cell table:formula="of:=[.M18]+250" office:value-type="float" office:value="88750" calcext:value-type="float">
            <text:p>88750</text:p>
          </table:table-cell>
          <table:table-cell table:formula="of:=([.N$2]-[.$M19])/12" office:value-type="float" office:value="520.833333333333" calcext:value-type="float">
            <text:p>520.83</text:p>
          </table:table-cell>
          <table:table-cell table:formula="of:=([.O$2]-[.$M19])/12" office:value-type="float" office:value="937.5" calcext:value-type="float">
            <text:p>937.50</text:p>
          </table:table-cell>
          <table:table-cell table:formula="of:=([.P$2]-[.$M19])/12" office:value-type="float" office:value="1354.16666666667" calcext:value-type="float">
            <text:p>1354.17</text:p>
          </table:table-cell>
        </table:table-row>
        <table:table-row table:style-name="ro1">
          <table:table-cell table:formula="of:=[.A19]+250" office:value-type="float" office:value="89000" calcext:value-type="float">
            <text:p>89000</text:p>
          </table:table-cell>
          <table:table-cell table:formula="of:=44330*(1-(POWER([.$A20]/[.B$2];0.1903)))" office:value-type="float" office:value="546.966582262361" calcext:value-type="float">
            <text:p>546.97</text:p>
          </table:table-cell>
          <table:table-cell table:formula="of:=44330*(1-(POWER([.$A20]/[.C$2];0.1903)))" office:value-type="float" office:value="972.258720007165" calcext:value-type="float">
            <text:p>972.26</text:p>
          </table:table-cell>
          <table:table-cell table:formula="of:=44330*(1-(POWER([.$A20]/[.D$2];0.1903)))" office:value-type="float" office:value="1372.96220117261" calcext:value-type="float">
            <text:p>1372.96</text:p>
          </table:table-cell>
          <table:table-cell table:number-columns-repeated="2"/>
          <table:table-cell table:formula="of:=[.G19]+250" office:value-type="float" office:value="89000" calcext:value-type="float">
            <text:p>89000</text:p>
          </table:table-cell>
          <table:table-cell table:formula="of:=[.N20]-[.B20]" office:value-type="float" office:value="-46.9665822623614" calcext:value-type="float">
            <text:p>-46.97</text:p>
          </table:table-cell>
          <table:table-cell table:formula="of:=[.O20]-[.C20]" office:value-type="float" office:value="-55.5920533404986" calcext:value-type="float">
            <text:p>-55.59</text:p>
          </table:table-cell>
          <table:table-cell table:formula="of:=[.P20]-[.D20]" office:value-type="float" office:value="-39.6288678392759" calcext:value-type="float">
            <text:p>-39.63</text:p>
          </table:table-cell>
          <table:table-cell table:number-columns-repeated="2"/>
          <table:table-cell table:formula="of:=[.M19]+250" office:value-type="float" office:value="89000" calcext:value-type="float">
            <text:p>89000</text:p>
          </table:table-cell>
          <table:table-cell table:formula="of:=([.N$2]-[.$M20])/12" office:value-type="float" office:value="500" calcext:value-type="float">
            <text:p>500.00</text:p>
          </table:table-cell>
          <table:table-cell table:formula="of:=([.O$2]-[.$M20])/12" office:value-type="float" office:value="916.666666666667" calcext:value-type="float">
            <text:p>916.67</text:p>
          </table:table-cell>
          <table:table-cell table:formula="of:=([.P$2]-[.$M20])/12" office:value-type="float" office:value="1333.33333333333" calcext:value-type="float">
            <text:p>1333.33</text:p>
          </table:table-cell>
        </table:table-row>
        <table:table-row table:style-name="ro1">
          <table:table-cell table:formula="of:=[.A20]+250" office:value-type="float" office:value="89250" calcext:value-type="float">
            <text:p>89250</text:p>
          </table:table-cell>
          <table:table-cell table:formula="of:=44330*(1-(POWER([.$A21]/[.B$2];0.1903)))" office:value-type="float" office:value="523.588907895337" calcext:value-type="float">
            <text:p>523.59</text:p>
          </table:table-cell>
          <table:table-cell table:formula="of:=44330*(1-(POWER([.$A21]/[.C$2];0.1903)))" office:value-type="float" office:value="949.108127692955" calcext:value-type="float">
            <text:p>949.11</text:p>
          </table:table-cell>
          <table:table-cell table:formula="of:=44330*(1-(POWER([.$A21]/[.D$2];0.1903)))" office:value-type="float" office:value="1350.02556195322" calcext:value-type="float">
            <text:p>1350.03</text:p>
          </table:table-cell>
          <table:table-cell table:number-columns-repeated="2"/>
          <table:table-cell table:formula="of:=[.G20]+250" office:value-type="float" office:value="89250" calcext:value-type="float">
            <text:p>89250</text:p>
          </table:table-cell>
          <table:table-cell table:formula="of:=[.N21]-[.B21]" office:value-type="float" office:value="-44.4222412286707" calcext:value-type="float">
            <text:p>-44.42</text:p>
          </table:table-cell>
          <table:table-cell table:formula="of:=[.O21]-[.C21]" office:value-type="float" office:value="-53.2747943596213" calcext:value-type="float">
            <text:p>-53.27</text:p>
          </table:table-cell>
          <table:table-cell table:formula="of:=[.P21]-[.D21]" office:value-type="float" office:value="-37.5255619532229" calcext:value-type="float">
            <text:p>-37.53</text:p>
          </table:table-cell>
          <table:table-cell table:number-columns-repeated="2"/>
          <table:table-cell table:formula="of:=[.M20]+250" office:value-type="float" office:value="89250" calcext:value-type="float">
            <text:p>89250</text:p>
          </table:table-cell>
          <table:table-cell table:formula="of:=([.N$2]-[.$M21])/12" office:value-type="float" office:value="479.166666666667" calcext:value-type="float">
            <text:p>479.17</text:p>
          </table:table-cell>
          <table:table-cell table:formula="of:=([.O$2]-[.$M21])/12" office:value-type="float" office:value="895.833333333333" calcext:value-type="float">
            <text:p>895.83</text:p>
          </table:table-cell>
          <table:table-cell table:formula="of:=([.P$2]-[.$M21])/12" office:value-type="float" office:value="1312.5" calcext:value-type="float">
            <text:p>1312.50</text:p>
          </table:table-cell>
        </table:table-row>
        <table:table-row table:style-name="ro1">
          <table:table-cell table:formula="of:=[.A21]+250" office:value-type="float" office:value="89500" calcext:value-type="float">
            <text:p>89500</text:p>
          </table:table-cell>
          <table:table-cell table:formula="of:=44330*(1-(POWER([.$A22]/[.B$2];0.1903)))" office:value-type="float" office:value="500.26419567912" calcext:value-type="float">
            <text:p>500.26</text:p>
          </table:table-cell>
          <table:table-cell table:formula="of:=44330*(1-(POWER([.$A22]/[.C$2];0.1903)))" office:value-type="float" office:value="926.009983074877" calcext:value-type="float">
            <text:p>926.01</text:p>
          </table:table-cell>
          <table:table-cell table:formula="of:=44330*(1-(POWER([.$A22]/[.D$2];0.1903)))" office:value-type="float" office:value="1327.14088571896" calcext:value-type="float">
            <text:p>1327.14</text:p>
          </table:table-cell>
          <table:table-cell table:number-columns-repeated="2"/>
          <table:table-cell table:formula="of:=[.G21]+250" office:value-type="float" office:value="89500" calcext:value-type="float">
            <text:p>89500</text:p>
          </table:table-cell>
          <table:table-cell table:formula="of:=[.N22]-[.B22]" office:value-type="float" office:value="-41.9308623457864" calcext:value-type="float">
            <text:p>-41.93</text:p>
          </table:table-cell>
          <table:table-cell table:formula="of:=[.O22]-[.C22]" office:value-type="float" office:value="-51.0099830748774" calcext:value-type="float">
            <text:p>-51.01</text:p>
          </table:table-cell>
          <table:table-cell table:formula="of:=[.P22]-[.D22]" office:value-type="float" office:value="-35.4742190522943" calcext:value-type="float">
            <text:p>-35.47</text:p>
          </table:table-cell>
          <table:table-cell table:number-columns-repeated="2"/>
          <table:table-cell table:formula="of:=[.M21]+250" office:value-type="float" office:value="89500" calcext:value-type="float">
            <text:p>89500</text:p>
          </table:table-cell>
          <table:table-cell table:formula="of:=([.N$2]-[.$M22])/12" office:value-type="float" office:value="458.333333333333" calcext:value-type="float">
            <text:p>458.33</text:p>
          </table:table-cell>
          <table:table-cell table:formula="of:=([.O$2]-[.$M22])/12" office:value-type="float" office:value="875" calcext:value-type="float">
            <text:p>875.00</text:p>
          </table:table-cell>
          <table:table-cell table:formula="of:=([.P$2]-[.$M22])/12" office:value-type="float" office:value="1291.66666666667" calcext:value-type="float">
            <text:p>1291.67</text:p>
          </table:table-cell>
        </table:table-row>
        <table:table-row table:style-name="ro1">
          <table:table-cell table:formula="of:=[.A22]+250" office:value-type="float" office:value="89750" calcext:value-type="float">
            <text:p>89750</text:p>
          </table:table-cell>
          <table:table-cell table:formula="of:=44330*(1-(POWER([.$A23]/[.B$2];0.1903)))" office:value-type="float" office:value="476.992178190397" calcext:value-type="float">
            <text:p>476.99</text:p>
          </table:table-cell>
          <table:table-cell table:formula="of:=44330*(1-(POWER([.$A23]/[.C$2];0.1903)))" office:value-type="float" office:value="902.964021327267" calcext:value-type="float">
            <text:p>902.96</text:p>
          </table:table-cell>
          <table:table-cell table:formula="of:=44330*(1-(POWER([.$A23]/[.D$2];0.1903)))" office:value-type="float" office:value="1304.30791009162" calcext:value-type="float">
            <text:p>1304.31</text:p>
          </table:table-cell>
          <table:table-cell table:number-columns-repeated="2"/>
          <table:table-cell table:formula="of:=[.G22]+250" office:value-type="float" office:value="89750" calcext:value-type="float">
            <text:p>89750</text:p>
          </table:table-cell>
          <table:table-cell table:formula="of:=[.N23]-[.B23]" office:value-type="float" office:value="-39.4921781903972" calcext:value-type="float">
            <text:p>-39.49</text:p>
          </table:table-cell>
          <table:table-cell table:formula="of:=[.O23]-[.C23]" office:value-type="float" office:value="-48.7973546606003" calcext:value-type="float">
            <text:p>-48.80</text:p>
          </table:table-cell>
          <table:table-cell table:formula="of:=[.P23]-[.D23]" office:value-type="float" office:value="-33.4745767582913" calcext:value-type="float">
            <text:p>-33.47</text:p>
          </table:table-cell>
          <table:table-cell table:number-columns-repeated="2"/>
          <table:table-cell table:formula="of:=[.M22]+250" office:value-type="float" office:value="89750" calcext:value-type="float">
            <text:p>89750</text:p>
          </table:table-cell>
          <table:table-cell table:formula="of:=([.N$2]-[.$M23])/12" office:value-type="float" office:value="437.5" calcext:value-type="float">
            <text:p>437.50</text:p>
          </table:table-cell>
          <table:table-cell table:formula="of:=([.O$2]-[.$M23])/12" office:value-type="float" office:value="854.166666666667" calcext:value-type="float">
            <text:p>854.17</text:p>
          </table:table-cell>
          <table:table-cell table:formula="of:=([.P$2]-[.$M23])/12" office:value-type="float" office:value="1270.83333333333" calcext:value-type="float">
            <text:p>1270.83</text:p>
          </table:table-cell>
        </table:table-row>
        <table:table-row table:style-name="ro1">
          <table:table-cell table:formula="of:=[.A23]+250" office:value-type="float" office:value="90000" calcext:value-type="float">
            <text:p>90000</text:p>
          </table:table-cell>
          <table:table-cell table:formula="of:=44330*(1-(POWER([.$A24]/[.B$2];0.1903)))" office:value-type="float" office:value="453.772590096483" calcext:value-type="float">
            <text:p>453.77</text:p>
          </table:table-cell>
          <table:table-cell table:formula="of:=44330*(1-(POWER([.$A24]/[.C$2];0.1903)))" office:value-type="float" office:value="879.969979694785" calcext:value-type="float">
            <text:p>879.97</text:p>
          </table:table-cell>
          <table:table-cell table:formula="of:=44330*(1-(POWER([.$A24]/[.D$2];0.1903)))" office:value-type="float" office:value="1281.5263747442" calcext:value-type="float">
            <text:p>1281.53</text:p>
          </table:table-cell>
          <table:table-cell table:number-columns-repeated="2"/>
          <table:table-cell table:formula="of:=[.G23]+250" office:value-type="float" office:value="90000" calcext:value-type="float">
            <text:p>90000</text:p>
          </table:table-cell>
          <table:table-cell table:formula="of:=[.N24]-[.B24]" office:value-type="float" office:value="-37.1059234298165" calcext:value-type="float">
            <text:p>-37.11</text:p>
          </table:table-cell>
          <table:table-cell table:formula="of:=[.O24]-[.C24]" office:value-type="float" office:value="-46.6366463614519" calcext:value-type="float">
            <text:p>-46.64</text:p>
          </table:table-cell>
          <table:table-cell table:formula="of:=[.P24]-[.D24]" office:value-type="float" office:value="-31.5263747442016" calcext:value-type="float">
            <text:p>-31.53</text:p>
          </table:table-cell>
          <table:table-cell table:number-columns-repeated="2"/>
          <table:table-cell table:formula="of:=[.M23]+250" office:value-type="float" office:value="90000" calcext:value-type="float">
            <text:p>90000</text:p>
          </table:table-cell>
          <table:table-cell table:formula="of:=([.N$2]-[.$M24])/12" office:value-type="float" office:value="416.666666666667" calcext:value-type="float">
            <text:p>416.67</text:p>
          </table:table-cell>
          <table:table-cell table:formula="of:=([.O$2]-[.$M24])/12" office:value-type="float" office:value="833.333333333333" calcext:value-type="float">
            <text:p>833.33</text:p>
          </table:table-cell>
          <table:table-cell table:formula="of:=([.P$2]-[.$M24])/12" office:value-type="float" office:value="1250" calcext:value-type="float">
            <text:p>1250.00</text:p>
          </table:table-cell>
        </table:table-row>
        <table:table-row table:style-name="ro1">
          <table:table-cell table:formula="of:=[.A24]+250" office:value-type="float" office:value="90250" calcext:value-type="float">
            <text:p>90250</text:p>
          </table:table-cell>
          <table:table-cell table:formula="of:=44330*(1-(POWER([.$A25]/[.B$2];0.1903)))" office:value-type="float" office:value="430.605168133218" calcext:value-type="float">
            <text:p>430.61</text:p>
          </table:table-cell>
          <table:table-cell table:formula="of:=44330*(1-(POWER([.$A25]/[.C$2];0.1903)))" office:value-type="float" office:value="857.027597470512" calcext:value-type="float">
            <text:p>857.03</text:p>
          </table:table-cell>
          <table:table-cell table:formula="of:=44330*(1-(POWER([.$A25]/[.D$2];0.1903)))" office:value-type="float" office:value="1258.79602137919" calcext:value-type="float">
            <text:p>1258.80</text:p>
          </table:table-cell>
          <table:table-cell table:number-columns-repeated="2"/>
          <table:table-cell table:formula="of:=[.G24]+250" office:value-type="float" office:value="90250" calcext:value-type="float">
            <text:p>90250</text:p>
          </table:table-cell>
          <table:table-cell table:formula="of:=[.N25]-[.B25]" office:value-type="float" office:value="-34.771834799885" calcext:value-type="float">
            <text:p>-34.77</text:p>
          </table:table-cell>
          <table:table-cell table:formula="of:=[.O25]-[.C25]" office:value-type="float" office:value="-44.5275974705115" calcext:value-type="float">
            <text:p>-44.53</text:p>
          </table:table-cell>
          <table:table-cell table:formula="of:=[.P25]-[.D25]" office:value-type="float" office:value="-29.6293547125224" calcext:value-type="float">
            <text:p>-29.63</text:p>
          </table:table-cell>
          <table:table-cell table:number-columns-repeated="2"/>
          <table:table-cell table:formula="of:=[.M24]+250" office:value-type="float" office:value="90250" calcext:value-type="float">
            <text:p>90250</text:p>
          </table:table-cell>
          <table:table-cell table:formula="of:=([.N$2]-[.$M25])/12" office:value-type="float" office:value="395.833333333333" calcext:value-type="float">
            <text:p>395.83</text:p>
          </table:table-cell>
          <table:table-cell table:formula="of:=([.O$2]-[.$M25])/12" office:value-type="float" office:value="812.5" calcext:value-type="float">
            <text:p>812.50</text:p>
          </table:table-cell>
          <table:table-cell table:formula="of:=([.P$2]-[.$M25])/12" office:value-type="float" office:value="1229.16666666667" calcext:value-type="float">
            <text:p>1229.17</text:p>
          </table:table-cell>
        </table:table-row>
        <table:table-row table:style-name="ro1">
          <table:table-cell table:formula="of:=[.A25]+250" office:value-type="float" office:value="90500" calcext:value-type="float">
            <text:p>90500</text:p>
          </table:table-cell>
          <table:table-cell table:formula="of:=44330*(1-(POWER([.$A26]/[.B$2];0.1903)))" office:value-type="float" office:value="407.489651083162" calcext:value-type="float">
            <text:p>407.49</text:p>
          </table:table-cell>
          <table:table-cell table:formula="of:=44330*(1-(POWER([.$A26]/[.C$2];0.1903)))" office:value-type="float" office:value="834.13661597439" calcext:value-type="float">
            <text:p>834.14</text:p>
          </table:table-cell>
          <table:table-cell table:formula="of:=44330*(1-(POWER([.$A26]/[.D$2];0.1903)))" office:value-type="float" office:value="1236.11659370718" calcext:value-type="float">
            <text:p>1236.12</text:p>
          </table:table-cell>
          <table:table-cell table:number-columns-repeated="2"/>
          <table:table-cell table:formula="of:=[.G25]+250" office:value-type="float" office:value="90500" calcext:value-type="float">
            <text:p>90500</text:p>
          </table:table-cell>
          <table:table-cell table:formula="of:=[.N26]-[.B26]" office:value-type="float" office:value="-32.489651083162" calcext:value-type="float">
            <text:p>-32.49</text:p>
          </table:table-cell>
          <table:table-cell table:formula="of:=[.O26]-[.C26]" office:value-type="float" office:value="-42.4699493077231" calcext:value-type="float">
            <text:p>-42.47</text:p>
          </table:table-cell>
          <table:table-cell table:formula="of:=[.P26]-[.D26]" office:value-type="float" office:value="-27.7832603738448" calcext:value-type="float">
            <text:p>-27.78</text:p>
          </table:table-cell>
          <table:table-cell table:number-columns-repeated="2"/>
          <table:table-cell table:formula="of:=[.M25]+250" office:value-type="float" office:value="90500" calcext:value-type="float">
            <text:p>90500</text:p>
          </table:table-cell>
          <table:table-cell table:formula="of:=([.N$2]-[.$M26])/12" office:value-type="float" office:value="375" calcext:value-type="float">
            <text:p>375.00</text:p>
          </table:table-cell>
          <table:table-cell table:formula="of:=([.O$2]-[.$M26])/12" office:value-type="float" office:value="791.666666666667" calcext:value-type="float">
            <text:p>791.67</text:p>
          </table:table-cell>
          <table:table-cell table:formula="of:=([.P$2]-[.$M26])/12" office:value-type="float" office:value="1208.33333333333" calcext:value-type="float">
            <text:p>1208.33</text:p>
          </table:table-cell>
        </table:table-row>
        <table:table-row table:style-name="ro1">
          <table:table-cell table:formula="of:=[.A26]+250" office:value-type="float" office:value="90750" calcext:value-type="float">
            <text:p>90750</text:p>
          </table:table-cell>
          <table:table-cell table:formula="of:=44330*(1-(POWER([.$A27]/[.B$2];0.1903)))" office:value-type="float" office:value="384.425779754085" calcext:value-type="float">
            <text:p>384.43</text:p>
          </table:table-cell>
          <table:table-cell table:formula="of:=44330*(1-(POWER([.$A27]/[.C$2];0.1903)))" office:value-type="float" office:value="811.296778531885" calcext:value-type="float">
            <text:p>811.30</text:p>
          </table:table-cell>
          <table:table-cell table:formula="of:=44330*(1-(POWER([.$A27]/[.D$2];0.1903)))" office:value-type="float" office:value="1213.48783742578" calcext:value-type="float">
            <text:p>1213.49</text:p>
          </table:table-cell>
          <table:table-cell table:number-columns-repeated="2"/>
          <table:table-cell table:formula="of:=[.G26]+250" office:value-type="float" office:value="90750" calcext:value-type="float">
            <text:p>90750</text:p>
          </table:table-cell>
          <table:table-cell table:formula="of:=[.N27]-[.B27]" office:value-type="float" office:value="-30.2591130874185" calcext:value-type="float">
            <text:p>-30.26</text:p>
          </table:table-cell>
          <table:table-cell table:formula="of:=[.O27]-[.C27]" office:value-type="float" office:value="-40.4634451985514" calcext:value-type="float">
            <text:p>-40.46</text:p>
          </table:table-cell>
          <table:table-cell table:formula="of:=[.P27]-[.D27]" office:value-type="float" office:value="-25.9878374257794" calcext:value-type="float">
            <text:p>-25.99</text:p>
          </table:table-cell>
          <table:table-cell table:number-columns-repeated="2"/>
          <table:table-cell table:formula="of:=[.M26]+250" office:value-type="float" office:value="90750" calcext:value-type="float">
            <text:p>90750</text:p>
          </table:table-cell>
          <table:table-cell table:formula="of:=([.N$2]-[.$M27])/12" office:value-type="float" office:value="354.166666666667" calcext:value-type="float">
            <text:p>354.17</text:p>
          </table:table-cell>
          <table:table-cell table:formula="of:=([.O$2]-[.$M27])/12" office:value-type="float" office:value="770.833333333333" calcext:value-type="float">
            <text:p>770.83</text:p>
          </table:table-cell>
          <table:table-cell table:formula="of:=([.P$2]-[.$M27])/12" office:value-type="float" office:value="1187.5" calcext:value-type="float">
            <text:p>1187.50</text:p>
          </table:table-cell>
        </table:table-row>
        <table:table-row table:style-name="ro1">
          <table:table-cell table:formula="of:=[.A27]+250" office:value-type="float" office:value="91000" calcext:value-type="float">
            <text:p>91000</text:p>
          </table:table-cell>
          <table:table-cell table:formula="of:=44330*(1-(POWER([.$A28]/[.B$2];0.1903)))" office:value-type="float" office:value="361.413296957739" calcext:value-type="float">
            <text:p>361.41</text:p>
          </table:table-cell>
          <table:table-cell table:formula="of:=44330*(1-(POWER([.$A28]/[.C$2];0.1903)))" office:value-type="float" office:value="788.507830452966" calcext:value-type="float">
            <text:p>788.51</text:p>
          </table:table-cell>
          <table:table-cell table:formula="of:=44330*(1-(POWER([.$A28]/[.D$2];0.1903)))" office:value-type="float" office:value="1190.90950019876" calcext:value-type="float">
            <text:p>1190.91</text:p>
          </table:table-cell>
          <table:table-cell table:number-columns-repeated="2"/>
          <table:table-cell table:formula="of:=[.G27]+250" office:value-type="float" office:value="91000" calcext:value-type="float">
            <text:p>91000</text:p>
          </table:table-cell>
          <table:table-cell table:formula="of:=[.N28]-[.B28]" office:value-type="float" office:value="-28.0799636244055" calcext:value-type="float">
            <text:p>-28.08</text:p>
          </table:table-cell>
          <table:table-cell table:formula="of:=[.O28]-[.C28]" office:value-type="float" office:value="-38.5078304529658" calcext:value-type="float">
            <text:p>-38.51</text:p>
          </table:table-cell>
          <table:table-cell table:formula="of:=[.P28]-[.D28]" office:value-type="float" office:value="-24.2428335320944" calcext:value-type="float">
            <text:p>-24.24</text:p>
          </table:table-cell>
          <table:table-cell table:number-columns-repeated="2"/>
          <table:table-cell table:formula="of:=[.M27]+250" office:value-type="float" office:value="91000" calcext:value-type="float">
            <text:p>91000</text:p>
          </table:table-cell>
          <table:table-cell table:formula="of:=([.N$2]-[.$M28])/12" office:value-type="float" office:value="333.333333333333" calcext:value-type="float">
            <text:p>333.33</text:p>
          </table:table-cell>
          <table:table-cell table:formula="of:=([.O$2]-[.$M28])/12" office:value-type="float" office:value="750" calcext:value-type="float">
            <text:p>750.00</text:p>
          </table:table-cell>
          <table:table-cell table:formula="of:=([.P$2]-[.$M28])/12" office:value-type="float" office:value="1166.66666666667" calcext:value-type="float">
            <text:p>1166.67</text:p>
          </table:table-cell>
        </table:table-row>
        <table:table-row table:style-name="ro1">
          <table:table-cell table:formula="of:=[.A28]+250" office:value-type="float" office:value="91250" calcext:value-type="float">
            <text:p>91250</text:p>
          </table:table-cell>
          <table:table-cell table:formula="of:=44330*(1-(POWER([.$A29]/[.B$2];0.1903)))" office:value-type="float" office:value="338.451947488893" calcext:value-type="float">
            <text:p>338.45</text:p>
          </table:table-cell>
          <table:table-cell table:formula="of:=44330*(1-(POWER([.$A29]/[.C$2];0.1903)))" office:value-type="float" office:value="765.769519011382" calcext:value-type="float">
            <text:p>765.77</text:p>
          </table:table-cell>
          <table:table-cell table:formula="of:=44330*(1-(POWER([.$A29]/[.D$2];0.1903)))" office:value-type="float" office:value="1168.38133163551" calcext:value-type="float">
            <text:p>1168.38</text:p>
          </table:table-cell>
          <table:table-cell table:number-columns-repeated="2"/>
          <table:table-cell table:formula="of:=[.G28]+250" office:value-type="float" office:value="91250" calcext:value-type="float">
            <text:p>91250</text:p>
          </table:table-cell>
          <table:table-cell table:formula="of:=[.N29]-[.B29]" office:value-type="float" office:value="-25.9519474888925" calcext:value-type="float">
            <text:p>-25.95</text:p>
          </table:table-cell>
          <table:table-cell table:formula="of:=[.O29]-[.C29]" office:value-type="float" office:value="-36.6028523447156" calcext:value-type="float">
            <text:p>-36.60</text:p>
          </table:table-cell>
          <table:table-cell table:formula="of:=[.P29]-[.D29]" office:value-type="float" office:value="-22.5479983021723" calcext:value-type="float">
            <text:p>-22.55</text:p>
          </table:table-cell>
          <table:table-cell table:number-columns-repeated="2"/>
          <table:table-cell table:formula="of:=[.M28]+250" office:value-type="float" office:value="91250" calcext:value-type="float">
            <text:p>91250</text:p>
          </table:table-cell>
          <table:table-cell table:formula="of:=([.N$2]-[.$M29])/12" office:value-type="float" office:value="312.5" calcext:value-type="float">
            <text:p>312.50</text:p>
          </table:table-cell>
          <table:table-cell table:formula="of:=([.O$2]-[.$M29])/12" office:value-type="float" office:value="729.166666666667" calcext:value-type="float">
            <text:p>729.17</text:p>
          </table:table-cell>
          <table:table-cell table:formula="of:=([.P$2]-[.$M29])/12" office:value-type="float" office:value="1145.83333333333" calcext:value-type="float">
            <text:p>1145.83</text:p>
          </table:table-cell>
        </table:table-row>
        <table:table-row table:style-name="ro1">
          <table:table-cell table:formula="of:=[.A29]+250" office:value-type="float" office:value="91500" calcext:value-type="float">
            <text:p>91500</text:p>
          </table:table-cell>
          <table:table-cell table:formula="of:=44330*(1-(POWER([.$A30]/[.B$2];0.1903)))" office:value-type="float" office:value="315.541478104658" calcext:value-type="float">
            <text:p>315.54</text:p>
          </table:table-cell>
          <table:table-cell table:formula="of:=44330*(1-(POWER([.$A30]/[.C$2];0.1903)))" office:value-type="float" office:value="743.081593424155" calcext:value-type="float">
            <text:p>743.08</text:p>
          </table:table-cell>
          <table:table-cell table:formula="of:=44330*(1-(POWER([.$A30]/[.D$2];0.1903)))" office:value-type="float" office:value="1145.90308327073" calcext:value-type="float">
            <text:p>1145.90</text:p>
          </table:table-cell>
          <table:table-cell table:number-columns-repeated="2"/>
          <table:table-cell table:formula="of:=[.G29]+250" office:value-type="float" office:value="91500" calcext:value-type="float">
            <text:p>91500</text:p>
          </table:table-cell>
          <table:table-cell table:formula="of:=[.N30]-[.B30]" office:value-type="float" office:value="-23.8748114379918" calcext:value-type="float">
            <text:p>-23.87</text:p>
          </table:table-cell>
          <table:table-cell table:formula="of:=[.O30]-[.C30]" office:value-type="float" office:value="-34.7482600908218" calcext:value-type="float">
            <text:p>-34.75</text:p>
          </table:table-cell>
          <table:table-cell table:formula="of:=[.P30]-[.D30]" office:value-type="float" office:value="-20.9030832707274" calcext:value-type="float">
            <text:p>-20.90</text:p>
          </table:table-cell>
          <table:table-cell table:number-columns-repeated="2"/>
          <table:table-cell table:formula="of:=[.M29]+250" office:value-type="float" office:value="91500" calcext:value-type="float">
            <text:p>91500</text:p>
          </table:table-cell>
          <table:table-cell table:formula="of:=([.N$2]-[.$M30])/12" office:value-type="float" office:value="291.666666666667" calcext:value-type="float">
            <text:p>291.67</text:p>
          </table:table-cell>
          <table:table-cell table:formula="of:=([.O$2]-[.$M30])/12" office:value-type="float" office:value="708.333333333333" calcext:value-type="float">
            <text:p>708.33</text:p>
          </table:table-cell>
          <table:table-cell table:formula="of:=([.P$2]-[.$M30])/12" office:value-type="float" office:value="1125" calcext:value-type="float">
            <text:p>1125.00</text:p>
          </table:table-cell>
        </table:table-row>
        <table:table-row table:style-name="ro1">
          <table:table-cell table:formula="of:=[.A30]+250" office:value-type="float" office:value="91750" calcext:value-type="float">
            <text:p>91750</text:p>
          </table:table-cell>
          <table:table-cell table:formula="of:=44330*(1-(POWER([.$A31]/[.B$2];0.1903)))" office:value-type="float" office:value="292.681637504111" calcext:value-type="float">
            <text:p>292.68</text:p>
          </table:table-cell>
          <table:table-cell table:formula="of:=44330*(1-(POWER([.$A31]/[.C$2];0.1903)))" office:value-type="float" office:value="720.443804831399" calcext:value-type="float">
            <text:p>720.44</text:p>
          </table:table-cell>
          <table:table-cell table:formula="of:=44330*(1-(POWER([.$A31]/[.D$2];0.1903)))" office:value-type="float" office:value="1123.47450854445" calcext:value-type="float">
            <text:p>1123.47</text:p>
          </table:table-cell>
          <table:table-cell table:number-columns-repeated="2"/>
          <table:table-cell table:formula="of:=[.G30]+250" office:value-type="float" office:value="91750" calcext:value-type="float">
            <text:p>91750</text:p>
          </table:table-cell>
          <table:table-cell table:formula="of:=[.N31]-[.B31]" office:value-type="float" office:value="-21.8483041707781" calcext:value-type="float">
            <text:p>-21.85</text:p>
          </table:table-cell>
          <table:table-cell table:formula="of:=[.O31]-[.C31]" office:value-type="float" office:value="-32.9438048313985" calcext:value-type="float">
            <text:p>-32.94</text:p>
          </table:table-cell>
          <table:table-cell table:formula="of:=[.P31]-[.D31]" office:value-type="float" office:value="-19.3078418777855" calcext:value-type="float">
            <text:p>-19.31</text:p>
          </table:table-cell>
          <table:table-cell table:number-columns-repeated="2"/>
          <table:table-cell table:formula="of:=[.M30]+250" office:value-type="float" office:value="91750" calcext:value-type="float">
            <text:p>91750</text:p>
          </table:table-cell>
          <table:table-cell table:formula="of:=([.N$2]-[.$M31])/12" office:value-type="float" office:value="270.833333333333" calcext:value-type="float">
            <text:p>270.83</text:p>
          </table:table-cell>
          <table:table-cell table:formula="of:=([.O$2]-[.$M31])/12" office:value-type="float" office:value="687.5" calcext:value-type="float">
            <text:p>687.50</text:p>
          </table:table-cell>
          <table:table-cell table:formula="of:=([.P$2]-[.$M31])/12" office:value-type="float" office:value="1104.16666666667" calcext:value-type="float">
            <text:p>1104.17</text:p>
          </table:table-cell>
        </table:table-row>
        <table:table-row table:style-name="ro1">
          <table:table-cell table:formula="of:=[.A31]+250" office:value-type="float" office:value="92000" calcext:value-type="float">
            <text:p>92000</text:p>
          </table:table-cell>
          <table:table-cell table:formula="of:=44330*(1-(POWER([.$A32]/[.B$2];0.1903)))" office:value-type="float" office:value="269.872176308125" calcext:value-type="float">
            <text:p>269.87</text:p>
          </table:table-cell>
          <table:table-cell table:formula="of:=44330*(1-(POWER([.$A32]/[.C$2];0.1903)))" office:value-type="float" office:value="697.855906276362" calcext:value-type="float">
            <text:p>697.86</text:p>
          </table:table-cell>
          <table:table-cell table:formula="of:=44330*(1-(POWER([.$A32]/[.D$2];0.1903)))" office:value-type="float" office:value="1101.09536278225" calcext:value-type="float">
            <text:p>1101.10</text:p>
          </table:table-cell>
          <table:table-cell table:number-columns-repeated="2"/>
          <table:table-cell table:formula="of:=[.G31]+250" office:value-type="float" office:value="92000" calcext:value-type="float">
            <text:p>92000</text:p>
          </table:table-cell>
          <table:table-cell table:formula="of:=[.N32]-[.B32]" office:value-type="float" office:value="-19.8721763081249" calcext:value-type="float">
            <text:p>-19.87</text:p>
          </table:table-cell>
          <table:table-cell table:formula="of:=[.O32]-[.C32]" office:value-type="float" office:value="-31.1892396096956" calcext:value-type="float">
            <text:p>-31.19</text:p>
          </table:table-cell>
          <table:table-cell table:formula="of:=[.P32]-[.D32]" office:value-type="float" office:value="-17.7620294489184" calcext:value-type="float">
            <text:p>-17.76</text:p>
          </table:table-cell>
          <table:table-cell table:number-columns-repeated="2"/>
          <table:table-cell table:formula="of:=[.M31]+250" office:value-type="float" office:value="92000" calcext:value-type="float">
            <text:p>92000</text:p>
          </table:table-cell>
          <table:table-cell table:formula="of:=([.N$2]-[.$M32])/12" office:value-type="float" office:value="250" calcext:value-type="float">
            <text:p>250.00</text:p>
          </table:table-cell>
          <table:table-cell table:formula="of:=([.O$2]-[.$M32])/12" office:value-type="float" office:value="666.666666666667" calcext:value-type="float">
            <text:p>666.67</text:p>
          </table:table-cell>
          <table:table-cell table:formula="of:=([.P$2]-[.$M32])/12" office:value-type="float" office:value="1083.33333333333" calcext:value-type="float">
            <text:p>1083.33</text:p>
          </table:table-cell>
        </table:table-row>
        <table:table-row table:style-name="ro1">
          <table:table-cell table:formula="of:=[.A32]+250" office:value-type="float" office:value="92250" calcext:value-type="float">
            <text:p>92250</text:p>
          </table:table-cell>
          <table:table-cell table:formula="of:=44330*(1-(POWER([.$A33]/[.B$2];0.1903)))" office:value-type="float" office:value="247.112847039517" calcext:value-type="float">
            <text:p>247.11</text:p>
          </table:table-cell>
          <table:table-cell table:formula="of:=44330*(1-(POWER([.$A33]/[.C$2];0.1903)))" office:value-type="float" office:value="675.317652685765" calcext:value-type="float">
            <text:p>675.32</text:p>
          </table:table-cell>
          <table:table-cell table:formula="of:=44330*(1-(POWER([.$A33]/[.D$2];0.1903)))" office:value-type="float" office:value="1078.76540317576" calcext:value-type="float">
            <text:p>1078.77</text:p>
          </table:table-cell>
          <table:table-cell table:number-columns-repeated="2"/>
          <table:table-cell table:formula="of:=[.G32]+250" office:value-type="float" office:value="92250" calcext:value-type="float">
            <text:p>92250</text:p>
          </table:table-cell>
          <table:table-cell table:formula="of:=[.N33]-[.B33]" office:value-type="float" office:value="-17.9461803728503" calcext:value-type="float">
            <text:p>-17.95</text:p>
          </table:table-cell>
          <table:table-cell table:formula="of:=[.O33]-[.C33]" office:value-type="float" office:value="-29.4843193524315" calcext:value-type="float">
            <text:p>-29.48</text:p>
          </table:table-cell>
          <table:table-cell table:formula="of:=[.P33]-[.D33]" office:value-type="float" office:value="-16.2654031757588" calcext:value-type="float">
            <text:p>-16.27</text:p>
          </table:table-cell>
          <table:table-cell table:number-columns-repeated="2"/>
          <table:table-cell table:formula="of:=[.M32]+250" office:value-type="float" office:value="92250" calcext:value-type="float">
            <text:p>92250</text:p>
          </table:table-cell>
          <table:table-cell table:formula="of:=([.N$2]-[.$M33])/12" office:value-type="float" office:value="229.166666666667" calcext:value-type="float">
            <text:p>229.17</text:p>
          </table:table-cell>
          <table:table-cell table:formula="of:=([.O$2]-[.$M33])/12" office:value-type="float" office:value="645.833333333333" calcext:value-type="float">
            <text:p>645.83</text:p>
          </table:table-cell>
          <table:table-cell table:formula="of:=([.P$2]-[.$M33])/12" office:value-type="float" office:value="1062.5" calcext:value-type="float">
            <text:p>1062.50</text:p>
          </table:table-cell>
        </table:table-row>
        <table:table-row table:style-name="ro1">
          <table:table-cell table:formula="of:=[.A33]+250" office:value-type="float" office:value="92500" calcext:value-type="float">
            <text:p>92500</text:p>
          </table:table-cell>
          <table:table-cell table:formula="of:=44330*(1-(POWER([.$A34]/[.B$2];0.1903)))" office:value-type="float" office:value="224.403404103413" calcext:value-type="float">
            <text:p>224.40</text:p>
          </table:table-cell>
          <table:table-cell table:formula="of:=44330*(1-(POWER([.$A34]/[.C$2];0.1903)))" office:value-type="float" office:value="652.828800850349" calcext:value-type="float">
            <text:p>652.83</text:p>
          </table:table-cell>
          <table:table-cell table:formula="of:=44330*(1-(POWER([.$A34]/[.D$2];0.1903)))" office:value-type="float" office:value="1056.48438876342" calcext:value-type="float">
            <text:p>1056.48</text:p>
          </table:table-cell>
          <table:table-cell table:number-columns-repeated="2"/>
          <table:table-cell table:formula="of:=[.G33]+250" office:value-type="float" office:value="92500" calcext:value-type="float">
            <text:p>92500</text:p>
          </table:table-cell>
          <table:table-cell table:formula="of:=[.N34]-[.B34]" office:value-type="float" office:value="-16.07007077008" calcext:value-type="float">
            <text:p>-16.07</text:p>
          </table:table-cell>
          <table:table-cell table:formula="of:=[.O34]-[.C34]" office:value-type="float" office:value="-27.8288008503491" calcext:value-type="float">
            <text:p>-27.83</text:p>
          </table:table-cell>
          <table:table-cell table:formula="of:=[.P34]-[.D34]" office:value-type="float" office:value="-14.8177220967527" calcext:value-type="float">
            <text:p>-14.82</text:p>
          </table:table-cell>
          <table:table-cell table:number-columns-repeated="2"/>
          <table:table-cell table:formula="of:=[.M33]+250" office:value-type="float" office:value="92500" calcext:value-type="float">
            <text:p>92500</text:p>
          </table:table-cell>
          <table:table-cell table:formula="of:=([.N$2]-[.$M34])/12" office:value-type="float" office:value="208.333333333333" calcext:value-type="float">
            <text:p>208.33</text:p>
          </table:table-cell>
          <table:table-cell table:formula="of:=([.O$2]-[.$M34])/12" office:value-type="float" office:value="625" calcext:value-type="float">
            <text:p>625.00</text:p>
          </table:table-cell>
          <table:table-cell table:formula="of:=([.P$2]-[.$M34])/12" office:value-type="float" office:value="1041.66666666667" calcext:value-type="float">
            <text:p>1041.67</text:p>
          </table:table-cell>
        </table:table-row>
        <table:table-row table:style-name="ro1">
          <table:table-cell table:formula="of:=[.A34]+250" office:value-type="float" office:value="92750" calcext:value-type="float">
            <text:p>92750</text:p>
          </table:table-cell>
          <table:table-cell table:formula="of:=44330*(1-(POWER([.$A35]/[.B$2];0.1903)))" office:value-type="float" office:value="201.74360376791" calcext:value-type="float">
            <text:p>201.74</text:p>
          </table:table-cell>
          <table:table-cell table:formula="of:=44330*(1-(POWER([.$A35]/[.C$2];0.1903)))" office:value-type="float" office:value="630.389109405746" calcext:value-type="float">
            <text:p>630.39</text:p>
          </table:table-cell>
          <table:table-cell table:formula="of:=44330*(1-(POWER([.$A35]/[.D$2];0.1903)))" office:value-type="float" office:value="1034.25208041149" calcext:value-type="float">
            <text:p>1034.25</text:p>
          </table:table-cell>
          <table:table-cell table:number-columns-repeated="2"/>
          <table:table-cell table:formula="of:=[.G34]+250" office:value-type="float" office:value="92750" calcext:value-type="float">
            <text:p>92750</text:p>
          </table:table-cell>
          <table:table-cell table:formula="of:=[.N35]-[.B35]" office:value-type="float" office:value="-14.2436037679099" calcext:value-type="float">
            <text:p>-14.24</text:p>
          </table:table-cell>
          <table:table-cell table:formula="of:=[.O35]-[.C35]" office:value-type="float" office:value="-26.2224427390793" calcext:value-type="float">
            <text:p>-26.22</text:p>
          </table:table-cell>
          <table:table-cell table:formula="of:=[.P35]-[.D35]" office:value-type="float" office:value="-13.4187470781563" calcext:value-type="float">
            <text:p>-13.42</text:p>
          </table:table-cell>
          <table:table-cell table:number-columns-repeated="2"/>
          <table:table-cell table:formula="of:=[.M34]+250" office:value-type="float" office:value="92750" calcext:value-type="float">
            <text:p>92750</text:p>
          </table:table-cell>
          <table:table-cell table:formula="of:=([.N$2]-[.$M35])/12" office:value-type="float" office:value="187.5" calcext:value-type="float">
            <text:p>187.50</text:p>
          </table:table-cell>
          <table:table-cell table:formula="of:=([.O$2]-[.$M35])/12" office:value-type="float" office:value="604.166666666667" calcext:value-type="float">
            <text:p>604.17</text:p>
          </table:table-cell>
          <table:table-cell table:formula="of:=([.P$2]-[.$M35])/12" office:value-type="float" office:value="1020.83333333333" calcext:value-type="float">
            <text:p>1020.83</text:p>
          </table:table-cell>
        </table:table-row>
        <table:table-row table:style-name="ro1">
          <table:table-cell table:formula="of:=[.A35]+250" office:value-type="float" office:value="93000" calcext:value-type="float">
            <text:p>93000</text:p>
          </table:table-cell>
          <table:table-cell table:formula="of:=44330*(1-(POWER([.$A36]/[.B$2];0.1903)))" office:value-type="float" office:value="179.133204144958" calcext:value-type="float">
            <text:p>179.13</text:p>
          </table:table-cell>
          <table:table-cell table:formula="of:=44330*(1-(POWER([.$A36]/[.C$2];0.1903)))" office:value-type="float" office:value="607.998338813497" calcext:value-type="float">
            <text:p>608.00</text:p>
          </table:table-cell>
          <table:table-cell table:formula="of:=44330*(1-(POWER([.$A36]/[.D$2];0.1903)))" office:value-type="float" office:value="1012.06824079529" calcext:value-type="float">
            <text:p>1012.07</text:p>
          </table:table-cell>
          <table:table-cell table:number-columns-repeated="2"/>
          <table:table-cell table:formula="of:=[.G35]+250" office:value-type="float" office:value="93000" calcext:value-type="float">
            <text:p>93000</text:p>
          </table:table-cell>
          <table:table-cell table:formula="of:=[.N36]-[.B36]" office:value-type="float" office:value="-12.4665374782914" calcext:value-type="float">
            <text:p>-12.47</text:p>
          </table:table-cell>
          <table:table-cell table:formula="of:=[.O36]-[.C36]" office:value-type="float" office:value="-24.6650054801634" calcext:value-type="float">
            <text:p>-24.67</text:p>
          </table:table-cell>
          <table:table-cell table:formula="of:=[.P36]-[.D36]" office:value-type="float" office:value="-12.0682407952896" calcext:value-type="float">
            <text:p>-12.07</text:p>
          </table:table-cell>
          <table:table-cell table:number-columns-repeated="2"/>
          <table:table-cell table:formula="of:=[.M35]+250" office:value-type="float" office:value="93000" calcext:value-type="float">
            <text:p>93000</text:p>
          </table:table-cell>
          <table:table-cell table:formula="of:=([.N$2]-[.$M36])/12" office:value-type="float" office:value="166.666666666667" calcext:value-type="float">
            <text:p>166.67</text:p>
          </table:table-cell>
          <table:table-cell table:formula="of:=([.O$2]-[.$M36])/12" office:value-type="float" office:value="583.333333333333" calcext:value-type="float">
            <text:p>583.33</text:p>
          </table:table-cell>
          <table:table-cell table:formula="of:=([.P$2]-[.$M36])/12" office:value-type="float" office:value="1000" calcext:value-type="float">
            <text:p>1000.00</text:p>
          </table:table-cell>
        </table:table-row>
        <table:table-row table:style-name="ro1">
          <table:table-cell table:formula="of:=[.A36]+250" office:value-type="float" office:value="93250" calcext:value-type="float">
            <text:p>93250</text:p>
          </table:table-cell>
          <table:table-cell table:formula="of:=44330*(1-(POWER([.$A37]/[.B$2];0.1903)))" office:value-type="float" office:value="156.571965171489" calcext:value-type="float">
            <text:p>156.57</text:p>
          </table:table-cell>
          <table:table-cell table:formula="of:=44330*(1-(POWER([.$A37]/[.C$2];0.1903)))" office:value-type="float" office:value="585.656251342431" calcext:value-type="float">
            <text:p>585.66</text:p>
          </table:table-cell>
          <table:table-cell table:formula="of:=44330*(1-(POWER([.$A37]/[.D$2];0.1903)))" office:value-type="float" office:value="989.932634380708" calcext:value-type="float">
            <text:p>989.93</text:p>
          </table:table-cell>
          <table:table-cell table:number-columns-repeated="2"/>
          <table:table-cell table:formula="of:=[.G36]+250" office:value-type="float" office:value="93250" calcext:value-type="float">
            <text:p>93250</text:p>
          </table:table-cell>
          <table:table-cell table:formula="of:=[.N37]-[.B37]" office:value-type="float" office:value="-10.7386318381557" calcext:value-type="float">
            <text:p>-10.74</text:p>
          </table:table-cell>
          <table:table-cell table:formula="of:=[.O37]-[.C37]" office:value-type="float" office:value="-23.1562513424306" calcext:value-type="float">
            <text:p>-23.16</text:p>
          </table:table-cell>
          <table:table-cell table:formula="of:=[.P37]-[.D37]" office:value-type="float" office:value="-10.7659677140414" calcext:value-type="float">
            <text:p>-10.77</text:p>
          </table:table-cell>
          <table:table-cell table:number-columns-repeated="2"/>
          <table:table-cell table:formula="of:=[.M36]+250" office:value-type="float" office:value="93250" calcext:value-type="float">
            <text:p>93250</text:p>
          </table:table-cell>
          <table:table-cell table:formula="of:=([.N$2]-[.$M37])/12" office:value-type="float" office:value="145.833333333333" calcext:value-type="float">
            <text:p>145.83</text:p>
          </table:table-cell>
          <table:table-cell table:formula="of:=([.O$2]-[.$M37])/12" office:value-type="float" office:value="562.5" calcext:value-type="float">
            <text:p>562.50</text:p>
          </table:table-cell>
          <table:table-cell table:formula="of:=([.P$2]-[.$M37])/12" office:value-type="float" office:value="979.166666666667" calcext:value-type="float">
            <text:p>979.17</text:p>
          </table:table-cell>
        </table:table-row>
        <table:table-row table:style-name="ro1">
          <table:table-cell table:formula="of:=[.A37]+250" office:value-type="float" office:value="93500" calcext:value-type="float">
            <text:p>93500</text:p>
          </table:table-cell>
          <table:table-cell table:formula="of:=44330*(1-(POWER([.$A38]/[.B$2];0.1903)))" office:value-type="float" office:value="134.059648590811" calcext:value-type="float">
            <text:p>134.06</text:p>
          </table:table-cell>
          <table:table-cell table:formula="of:=44330*(1-(POWER([.$A38]/[.C$2];0.1903)))" office:value-type="float" office:value="563.362611050183" calcext:value-type="float">
            <text:p>563.36</text:p>
          </table:table-cell>
          <table:table-cell table:formula="of:=44330*(1-(POWER([.$A38]/[.D$2];0.1903)))" office:value-type="float" office:value="967.845027405908" calcext:value-type="float">
            <text:p>967.85</text:p>
          </table:table-cell>
          <table:table-cell table:number-columns-repeated="2"/>
          <table:table-cell table:formula="of:=[.G37]+250" office:value-type="float" office:value="93500" calcext:value-type="float">
            <text:p>93500</text:p>
          </table:table-cell>
          <table:table-cell table:formula="of:=[.N38]-[.B38]" office:value-type="float" office:value="-9.05964859081121" calcext:value-type="float">
            <text:p>-9.06</text:p>
          </table:table-cell>
          <table:table-cell table:formula="of:=[.O38]-[.C38]" office:value-type="float" office:value="-21.6959443835162" calcext:value-type="float">
            <text:p>-21.70</text:p>
          </table:table-cell>
          <table:table-cell table:formula="of:=[.P38]-[.D38]" office:value-type="float" office:value="-9.51169407257498" calcext:value-type="float">
            <text:p>-9.51</text:p>
          </table:table-cell>
          <table:table-cell table:number-columns-repeated="2"/>
          <table:table-cell table:formula="of:=[.M37]+250" office:value-type="float" office:value="93500" calcext:value-type="float">
            <text:p>93500</text:p>
          </table:table-cell>
          <table:table-cell table:formula="of:=([.N$2]-[.$M38])/12" office:value-type="float" office:value="125" calcext:value-type="float">
            <text:p>125.00</text:p>
          </table:table-cell>
          <table:table-cell table:formula="of:=([.O$2]-[.$M38])/12" office:value-type="float" office:value="541.666666666667" calcext:value-type="float">
            <text:p>541.67</text:p>
          </table:table-cell>
          <table:table-cell table:formula="of:=([.P$2]-[.$M38])/12" office:value-type="float" office:value="958.333333333333" calcext:value-type="float">
            <text:p>958.33</text:p>
          </table:table-cell>
        </table:table-row>
        <table:table-row table:style-name="ro1">
          <table:table-cell table:formula="of:=[.A38]+250" office:value-type="float" office:value="93750" calcext:value-type="float">
            <text:p>93750</text:p>
          </table:table-cell>
          <table:table-cell table:formula="of:=44330*(1-(POWER([.$A39]/[.B$2];0.1903)))" office:value-type="float" office:value="111.596017934213" calcext:value-type="float">
            <text:p>111.60</text:p>
          </table:table-cell>
          <table:table-cell table:formula="of:=44330*(1-(POWER([.$A39]/[.C$2];0.1903)))" office:value-type="float" office:value="541.11718376502" calcext:value-type="float">
            <text:p>541.12</text:p>
          </table:table-cell>
          <table:table-cell table:formula="of:=44330*(1-(POWER([.$A39]/[.D$2];0.1903)))" office:value-type="float" office:value="945.805187863326" calcext:value-type="float">
            <text:p>945.81</text:p>
          </table:table-cell>
          <table:table-cell table:number-columns-repeated="2"/>
          <table:table-cell table:formula="of:=[.G38]+250" office:value-type="float" office:value="93750" calcext:value-type="float">
            <text:p>93750</text:p>
          </table:table-cell>
          <table:table-cell table:formula="of:=[.N39]-[.B39]" office:value-type="float" office:value="-7.42935126754603" calcext:value-type="float">
            <text:p>-7.43</text:p>
          </table:table-cell>
          <table:table-cell table:formula="of:=[.O39]-[.C39]" office:value-type="float" office:value="-20.2838504316869" calcext:value-type="float">
            <text:p>-20.28</text:p>
          </table:table-cell>
          <table:table-cell table:formula="of:=[.P39]-[.D39]" office:value-type="float" office:value="-8.30518786332596" calcext:value-type="float">
            <text:p>-8.31</text:p>
          </table:table-cell>
          <table:table-cell table:number-columns-repeated="2"/>
          <table:table-cell table:formula="of:=[.M38]+250" office:value-type="float" office:value="93750" calcext:value-type="float">
            <text:p>93750</text:p>
          </table:table-cell>
          <table:table-cell table:formula="of:=([.N$2]-[.$M39])/12" office:value-type="float" office:value="104.166666666667" calcext:value-type="float">
            <text:p>104.17</text:p>
          </table:table-cell>
          <table:table-cell table:formula="of:=([.O$2]-[.$M39])/12" office:value-type="float" office:value="520.833333333333" calcext:value-type="float">
            <text:p>520.83</text:p>
          </table:table-cell>
          <table:table-cell table:formula="of:=([.P$2]-[.$M39])/12" office:value-type="float" office:value="937.5" calcext:value-type="float">
            <text:p>937.50</text:p>
          </table:table-cell>
        </table:table-row>
        <table:table-row table:style-name="ro1">
          <table:table-cell table:formula="of:=[.A39]+250" office:value-type="float" office:value="94000" calcext:value-type="float">
            <text:p>94000</text:p>
          </table:table-cell>
          <table:table-cell table:formula="of:=44330*(1-(POWER([.$A40]/[.B$2];0.1903)))" office:value-type="float" office:value="89.1808385028301" calcext:value-type="float">
            <text:p>89.18</text:p>
          </table:table-cell>
          <table:table-cell table:formula="of:=44330*(1-(POWER([.$A40]/[.C$2];0.1903)))" office:value-type="float" office:value="518.919737067862" calcext:value-type="float">
            <text:p>518.92</text:p>
          </table:table-cell>
          <table:table-cell table:formula="of:=44330*(1-(POWER([.$A40]/[.D$2];0.1903)))" office:value-type="float" office:value="923.812885481846" calcext:value-type="float">
            <text:p>923.81</text:p>
          </table:table-cell>
          <table:table-cell table:number-columns-repeated="2"/>
          <table:table-cell table:formula="of:=[.G39]+250" office:value-type="float" office:value="94000" calcext:value-type="float">
            <text:p>94000</text:p>
          </table:table-cell>
          <table:table-cell table:formula="of:=[.N40]-[.B40]" office:value-type="float" office:value="-5.84750516949674" calcext:value-type="float">
            <text:p>-5.85</text:p>
          </table:table-cell>
          <table:table-cell table:formula="of:=[.O40]-[.C40]" office:value-type="float" office:value="-18.9197370678618" calcext:value-type="float">
            <text:p>-18.92</text:p>
          </table:table-cell>
          <table:table-cell table:formula="of:=[.P40]-[.D40]" office:value-type="float" office:value="-7.14621881517962" calcext:value-type="float">
            <text:p>-7.15</text:p>
          </table:table-cell>
          <table:table-cell table:number-columns-repeated="2"/>
          <table:table-cell table:formula="of:=[.M39]+250" office:value-type="float" office:value="94000" calcext:value-type="float">
            <text:p>94000</text:p>
          </table:table-cell>
          <table:table-cell table:formula="of:=([.N$2]-[.$M40])/12" office:value-type="float" office:value="83.3333333333333" calcext:value-type="float">
            <text:p>83.33</text:p>
          </table:table-cell>
          <table:table-cell table:formula="of:=([.O$2]-[.$M40])/12" office:value-type="float" office:value="500" calcext:value-type="float">
            <text:p>500.00</text:p>
          </table:table-cell>
          <table:table-cell table:formula="of:=([.P$2]-[.$M40])/12" office:value-type="float" office:value="916.666666666667" calcext:value-type="float">
            <text:p>916.67</text:p>
          </table:table-cell>
        </table:table-row>
        <table:table-row table:style-name="ro1">
          <table:table-cell table:formula="of:=[.A40]+250" office:value-type="float" office:value="94250" calcext:value-type="float">
            <text:p>94250</text:p>
          </table:table-cell>
          <table:table-cell table:formula="of:=44330*(1-(POWER([.$A41]/[.B$2];0.1903)))" office:value-type="float" office:value="66.8138773497387" calcext:value-type="float">
            <text:p>66.81</text:p>
          </table:table-cell>
          <table:table-cell table:formula="of:=44330*(1-(POWER([.$A41]/[.C$2];0.1903)))" office:value-type="float" office:value="496.770040274521" calcext:value-type="float">
            <text:p>496.77</text:p>
          </table:table-cell>
          <table:table-cell table:formula="of:=44330*(1-(POWER([.$A41]/[.D$2];0.1903)))" office:value-type="float" office:value="901.867891709235" calcext:value-type="float">
            <text:p>901.87</text:p>
          </table:table-cell>
          <table:table-cell table:number-columns-repeated="2"/>
          <table:table-cell table:formula="of:=[.G40]+250" office:value-type="float" office:value="94250" calcext:value-type="float">
            <text:p>94250</text:p>
          </table:table-cell>
          <table:table-cell table:formula="of:=[.N41]-[.B41]" office:value-type="float" office:value="-4.31387734973868" calcext:value-type="float">
            <text:p>-4.31</text:p>
          </table:table-cell>
          <table:table-cell table:formula="of:=[.O41]-[.C41]" office:value-type="float" office:value="-17.6033736078547" calcext:value-type="float">
            <text:p>-17.60</text:p>
          </table:table-cell>
          <table:table-cell table:formula="of:=[.P41]-[.D41]" office:value-type="float" office:value="-6.03455837590184" calcext:value-type="float">
            <text:p>-6.03</text:p>
          </table:table-cell>
          <table:table-cell table:number-columns-repeated="2"/>
          <table:table-cell table:formula="of:=[.M40]+250" office:value-type="float" office:value="94250" calcext:value-type="float">
            <text:p>94250</text:p>
          </table:table-cell>
          <table:table-cell table:formula="of:=([.N$2]-[.$M41])/12" office:value-type="float" office:value="62.5" calcext:value-type="float">
            <text:p>62.50</text:p>
          </table:table-cell>
          <table:table-cell table:formula="of:=([.O$2]-[.$M41])/12" office:value-type="float" office:value="479.166666666667" calcext:value-type="float">
            <text:p>479.17</text:p>
          </table:table-cell>
          <table:table-cell table:formula="of:=([.P$2]-[.$M41])/12" office:value-type="float" office:value="895.833333333333" calcext:value-type="float">
            <text:p>895.83</text:p>
          </table:table-cell>
        </table:table-row>
        <table:table-row table:style-name="ro1">
          <table:table-cell table:formula="of:=[.A41]+250" office:value-type="float" office:value="94500" calcext:value-type="float">
            <text:p>94500</text:p>
          </table:table-cell>
          <table:table-cell table:formula="of:=44330*(1-(POWER([.$A42]/[.B$2];0.1903)))" office:value-type="float" office:value="44.4949032622446" calcext:value-type="float">
            <text:p>44.49</text:p>
          </table:table-cell>
          <table:table-cell table:formula="of:=44330*(1-(POWER([.$A42]/[.C$2];0.1903)))" office:value-type="float" office:value="474.667864418237" calcext:value-type="float">
            <text:p>474.67</text:p>
          </table:table-cell>
          <table:table-cell table:formula="of:=44330*(1-(POWER([.$A42]/[.D$2];0.1903)))" office:value-type="float" office:value="879.969979694785" calcext:value-type="float">
            <text:p>879.97</text:p>
          </table:table-cell>
          <table:table-cell table:number-columns-repeated="2"/>
          <table:table-cell table:formula="of:=[.G41]+250" office:value-type="float" office:value="94500" calcext:value-type="float">
            <text:p>94500</text:p>
          </table:table-cell>
          <table:table-cell table:formula="of:=[.N42]-[.B42]" office:value-type="float" office:value="-2.82823659557796" calcext:value-type="float">
            <text:p>-2.83</text:p>
          </table:table-cell>
          <table:table-cell table:formula="of:=[.O42]-[.C42]" office:value-type="float" office:value="-16.3345310849033" calcext:value-type="float">
            <text:p>-16.33</text:p>
          </table:table-cell>
          <table:table-cell table:formula="of:=[.P42]-[.D42]" office:value-type="float" office:value="-4.96997969478525" calcext:value-type="float">
            <text:p>-4.97</text:p>
          </table:table-cell>
          <table:table-cell table:number-columns-repeated="2"/>
          <table:table-cell table:formula="of:=[.M41]+250" office:value-type="float" office:value="94500" calcext:value-type="float">
            <text:p>94500</text:p>
          </table:table-cell>
          <table:table-cell table:formula="of:=([.N$2]-[.$M42])/12" office:value-type="float" office:value="41.6666666666667" calcext:value-type="float">
            <text:p>41.67</text:p>
          </table:table-cell>
          <table:table-cell table:formula="of:=([.O$2]-[.$M42])/12" office:value-type="float" office:value="458.333333333333" calcext:value-type="float">
            <text:p>458.33</text:p>
          </table:table-cell>
          <table:table-cell table:formula="of:=([.P$2]-[.$M42])/12" office:value-type="float" office:value="875" calcext:value-type="float">
            <text:p>875.00</text:p>
          </table:table-cell>
        </table:table-row>
        <table:table-row table:style-name="ro1">
          <table:table-cell table:formula="of:=[.A42]+250" office:value-type="float" office:value="94750" calcext:value-type="float">
            <text:p>94750</text:p>
          </table:table-cell>
          <table:table-cell table:formula="of:=44330*(1-(POWER([.$A43]/[.B$2];0.1903)))" office:value-type="float" office:value="22.2236867444524" calcext:value-type="float">
            <text:p>22.22</text:p>
          </table:table-cell>
          <table:table-cell table:formula="of:=44330*(1-(POWER([.$A43]/[.C$2];0.1903)))" office:value-type="float" office:value="452.612982232345" calcext:value-type="float">
            <text:p>452.61</text:p>
          </table:table-cell>
          <table:table-cell table:formula="of:=44330*(1-(POWER([.$A43]/[.D$2];0.1903)))" office:value-type="float" office:value="858.118924272178" calcext:value-type="float">
            <text:p>858.12</text:p>
          </table:table-cell>
          <table:table-cell table:number-columns-repeated="2"/>
          <table:table-cell table:formula="of:=[.G42]+250" office:value-type="float" office:value="94750" calcext:value-type="float">
            <text:p>94750</text:p>
          </table:table-cell>
          <table:table-cell table:formula="of:=[.N43]-[.B43]" office:value-type="float" office:value="-1.39035341111911" calcext:value-type="float">
            <text:p>-1.39</text:p>
          </table:table-cell>
          <table:table-cell table:formula="of:=[.O43]-[.C43]" office:value-type="float" office:value="-15.1129822323447" calcext:value-type="float">
            <text:p>-15.11</text:p>
          </table:table-cell>
          <table:table-cell table:formula="of:=[.P43]-[.D43]" office:value-type="float" office:value="-3.9522576055117" calcext:value-type="float">
            <text:p>-3.95</text:p>
          </table:table-cell>
          <table:table-cell table:number-columns-repeated="2"/>
          <table:table-cell table:formula="of:=[.M42]+250" office:value-type="float" office:value="94750" calcext:value-type="float">
            <text:p>94750</text:p>
          </table:table-cell>
          <table:table-cell table:formula="of:=([.N$2]-[.$M43])/12" office:value-type="float" office:value="20.8333333333333" calcext:value-type="float">
            <text:p>20.83</text:p>
          </table:table-cell>
          <table:table-cell table:formula="of:=([.O$2]-[.$M43])/12" office:value-type="float" office:value="437.5" calcext:value-type="float">
            <text:p>437.50</text:p>
          </table:table-cell>
          <table:table-cell table:formula="of:=([.P$2]-[.$M43])/12" office:value-type="float" office:value="854.166666666667" calcext:value-type="float">
            <text:p>854.17</text:p>
          </table:table-cell>
        </table:table-row>
        <table:table-row table:style-name="ro1">
          <table:table-cell table:formula="of:=[.A43]+250" office:value-type="float" office:value="95000" calcext:value-type="float">
            <text:p>95000</text:p>
          </table:table-cell>
          <table:table-cell table:formula="of:=44330*(1-(POWER([.$A44]/[.B$2];0.1903)))" office:value-type="float" office:value="0" calcext:value-type="float">
            <text:p>0.00</text:p>
          </table:table-cell>
          <table:table-cell table:formula="of:=44330*(1-(POWER([.$A44]/[.C$2];0.1903)))" office:value-type="float" office:value="430.605168133218" calcext:value-type="float">
            <text:p>430.61</text:p>
          </table:table-cell>
          <table:table-cell table:formula="of:=44330*(1-(POWER([.$A44]/[.D$2];0.1903)))" office:value-type="float" office:value="836.314501942595" calcext:value-type="float">
            <text:p>836.31</text:p>
          </table:table-cell>
          <table:table-cell table:number-columns-repeated="2"/>
          <table:table-cell table:formula="of:=[.G43]+250" office:value-type="float" office:value="95000" calcext:value-type="float">
            <text:p>95000</text:p>
          </table:table-cell>
          <table:table-cell table:formula="of:=[.N44]-[.B44]" office:value-type="float" office:value="0" calcext:value-type="float">
            <text:p>0.00</text:p>
          </table:table-cell>
          <table:table-cell table:formula="of:=[.O44]-[.C44]" office:value-type="float" office:value="-13.9385014665517" calcext:value-type="float">
            <text:p>-13.94</text:p>
          </table:table-cell>
          <table:table-cell table:formula="of:=[.P44]-[.D44]" office:value-type="float" office:value="-2.98116860926154" calcext:value-type="float">
            <text:p>-2.98</text:p>
          </table:table-cell>
          <table:table-cell table:number-columns-repeated="2"/>
          <table:table-cell table:formula="of:=[.M43]+250" office:value-type="float" office:value="95000" calcext:value-type="float">
            <text:p>95000</text:p>
          </table:table-cell>
          <table:table-cell table:formula="of:=([.N$2]-[.$M44])/12" office:value-type="float" office:value="0" calcext:value-type="float">
            <text:p>0.00</text:p>
          </table:table-cell>
          <table:table-cell table:formula="of:=([.O$2]-[.$M44])/12" office:value-type="float" office:value="416.666666666667" calcext:value-type="float">
            <text:p>416.67</text:p>
          </table:table-cell>
          <table:table-cell table:formula="of:=([.P$2]-[.$M44])/12" office:value-type="float" office:value="833.333333333333" calcext:value-type="float">
            <text:p>833.33</text:p>
          </table:table-cell>
        </table:table-row>
        <table:table-row table:style-name="ro1">
          <table:table-cell table:formula="of:=[.A44]+250" office:value-type="float" office:value="95250" calcext:value-type="float">
            <text:p>95250</text:p>
          </table:table-cell>
          <table:table-cell table:formula="of:=44330*(1-(POWER([.$A45]/[.B$2];0.1903)))" office:value-type="float" office:value="-22.1763830849358" calcext:value-type="float">
            <text:p>-22.18</text:p>
          </table:table-cell>
          <table:table-cell table:formula="of:=44330*(1-(POWER([.$A45]/[.C$2];0.1903)))" office:value-type="float" office:value="408.64419820341" calcext:value-type="float">
            <text:p>408.64</text:p>
          </table:table-cell>
          <table:table-cell table:formula="of:=44330*(1-(POWER([.$A45]/[.D$2];0.1903)))" office:value-type="float" office:value="814.556490857986" calcext:value-type="float">
            <text:p>814.56</text:p>
          </table:table-cell>
          <table:table-cell table:number-columns-repeated="2"/>
          <table:table-cell table:formula="of:=[.G44]+250" office:value-type="float" office:value="95250" calcext:value-type="float">
            <text:p>95250</text:p>
          </table:table-cell>
          <table:table-cell table:formula="of:=[.N45]-[.B45]" office:value-type="float" office:value="1.34304975160249" calcext:value-type="float">
            <text:p>1.34</text:p>
          </table:table-cell>
          <table:table-cell table:formula="of:=[.O45]-[.C45]" office:value-type="float" office:value="-12.810864870077" calcext:value-type="float">
            <text:p>-12.81</text:p>
          </table:table-cell>
          <table:table-cell table:formula="of:=[.P45]-[.D45]" office:value-type="float" office:value="-2.05649085798564" calcext:value-type="float">
            <text:p>-2.06</text:p>
          </table:table-cell>
          <table:table-cell table:number-columns-repeated="2"/>
          <table:table-cell table:formula="of:=[.M44]+250" office:value-type="float" office:value="95250" calcext:value-type="float">
            <text:p>95250</text:p>
          </table:table-cell>
          <table:table-cell table:formula="of:=([.N$2]-[.$M45])/12" office:value-type="float" office:value="-20.8333333333333" calcext:value-type="float">
            <text:p>-20.83</text:p>
          </table:table-cell>
          <table:table-cell table:formula="of:=([.O$2]-[.$M45])/12" office:value-type="float" office:value="395.833333333333" calcext:value-type="float">
            <text:p>395.83</text:p>
          </table:table-cell>
          <table:table-cell table:formula="of:=([.P$2]-[.$M45])/12" office:value-type="float" office:value="812.5" calcext:value-type="float">
            <text:p>812.50</text:p>
          </table:table-cell>
        </table:table-row>
        <table:table-row table:style-name="ro1">
          <table:table-cell table:formula="of:=[.A45]+250" office:value-type="float" office:value="95500" calcext:value-type="float">
            <text:p>95500</text:p>
          </table:table-cell>
          <table:table-cell table:formula="of:=44330*(1-(POWER([.$A46]/[.B$2];0.1903)))" office:value-type="float" office:value="-44.3056869584612" calcext:value-type="float">
            <text:p>-44.31</text:p>
          </table:table-cell>
          <table:table-cell table:formula="of:=44330*(1-(POWER([.$A46]/[.C$2];0.1903)))" office:value-type="float" office:value="386.729850175027" calcext:value-type="float">
            <text:p>386.73</text:p>
          </table:table-cell>
          <table:table-cell table:formula="of:=44330*(1-(POWER([.$A46]/[.D$2];0.1903)))" office:value-type="float" office:value="792.844670804613" calcext:value-type="float">
            <text:p>792.84</text:p>
          </table:table-cell>
          <table:table-cell table:number-columns-repeated="2"/>
          <table:table-cell table:formula="of:=[.G45]+250" office:value-type="float" office:value="95500" calcext:value-type="float">
            <text:p>95500</text:p>
          </table:table-cell>
          <table:table-cell table:formula="of:=[.N46]-[.B46]" office:value-type="float" office:value="2.63902029179457" calcext:value-type="float">
            <text:p>2.64</text:p>
          </table:table-cell>
          <table:table-cell table:formula="of:=[.O46]-[.C46]" office:value-type="float" office:value="-11.7298501750273" calcext:value-type="float">
            <text:p>-11.73</text:p>
          </table:table-cell>
          <table:table-cell table:formula="of:=[.P46]-[.D46]" office:value-type="float" office:value="-1.17800413794635" calcext:value-type="float">
            <text:p>-1.18</text:p>
          </table:table-cell>
          <table:table-cell table:number-columns-repeated="2"/>
          <table:table-cell table:formula="of:=[.M45]+250" office:value-type="float" office:value="95500" calcext:value-type="float">
            <text:p>95500</text:p>
          </table:table-cell>
          <table:table-cell table:formula="of:=([.N$2]-[.$M46])/12" office:value-type="float" office:value="-41.6666666666667" calcext:value-type="float">
            <text:p>-41.67</text:p>
          </table:table-cell>
          <table:table-cell table:formula="of:=([.O$2]-[.$M46])/12" office:value-type="float" office:value="375" calcext:value-type="float">
            <text:p>375.00</text:p>
          </table:table-cell>
          <table:table-cell table:formula="of:=([.P$2]-[.$M46])/12" office:value-type="float" office:value="791.666666666667" calcext:value-type="float">
            <text:p>791.67</text:p>
          </table:table-cell>
        </table:table-row>
        <table:table-row table:style-name="ro1">
          <table:table-cell table:formula="of:=[.A46]+250" office:value-type="float" office:value="95750" calcext:value-type="float">
            <text:p>95750</text:p>
          </table:table-cell>
          <table:table-cell table:formula="of:=44330*(1-(POWER([.$A47]/[.B$2];0.1903)))" office:value-type="float" office:value="-66.3881344195661" calcext:value-type="float">
            <text:p>-66.39</text:p>
          </table:table-cell>
          <table:table-cell table:formula="of:=44330*(1-(POWER([.$A47]/[.C$2];0.1903)))" office:value-type="float" office:value="364.861903413263" calcext:value-type="float">
            <text:p>364.86</text:p>
          </table:table-cell>
          <table:table-cell table:formula="of:=44330*(1-(POWER([.$A47]/[.D$2];0.1903)))" office:value-type="float" office:value="771.178823186736" calcext:value-type="float">
            <text:p>771.18</text:p>
          </table:table-cell>
          <table:table-cell table:number-columns-repeated="2"/>
          <table:table-cell table:formula="of:=[.G46]+250" office:value-type="float" office:value="95750" calcext:value-type="float">
            <text:p>95750</text:p>
          </table:table-cell>
          <table:table-cell table:formula="of:=[.N47]-[.B47]" office:value-type="float" office:value="3.88813441956611" calcext:value-type="float">
            <text:p>3.89</text:p>
          </table:table-cell>
          <table:table-cell table:formula="of:=[.O47]-[.C47]" office:value-type="float" office:value="-10.6952367465963" calcext:value-type="float">
            <text:p>-10.70</text:p>
          </table:table-cell>
          <table:table-cell table:formula="of:=[.P47]-[.D47]" office:value-type="float" office:value="-0.345489853403024" calcext:value-type="float">
            <text:p>-0.35</text:p>
          </table:table-cell>
          <table:table-cell table:number-columns-repeated="2"/>
          <table:table-cell table:formula="of:=[.M46]+250" office:value-type="float" office:value="95750" calcext:value-type="float">
            <text:p>95750</text:p>
          </table:table-cell>
          <table:table-cell table:formula="of:=([.N$2]-[.$M47])/12" office:value-type="float" office:value="-62.5" calcext:value-type="float">
            <text:p>-62.50</text:p>
          </table:table-cell>
          <table:table-cell table:formula="of:=([.O$2]-[.$M47])/12" office:value-type="float" office:value="354.166666666667" calcext:value-type="float">
            <text:p>354.17</text:p>
          </table:table-cell>
          <table:table-cell table:formula="of:=([.P$2]-[.$M47])/12" office:value-type="float" office:value="770.833333333333" calcext:value-type="float">
            <text:p>770.83</text:p>
          </table:table-cell>
        </table:table-row>
        <table:table-row table:style-name="ro1">
          <table:table-cell table:formula="of:=[.A47]+250" office:value-type="float" office:value="96000" calcext:value-type="float">
            <text:p>96000</text:p>
          </table:table-cell>
          <table:table-cell table:formula="of:=44330*(1-(POWER([.$A48]/[.B$2];0.1903)))" office:value-type="float" office:value="-88.4239466344836" calcext:value-type="float">
            <text:p>-88.42</text:p>
          </table:table-cell>
          <table:table-cell table:formula="of:=44330*(1-(POWER([.$A48]/[.C$2];0.1903)))" office:value-type="float" office:value="343.04013890021" calcext:value-type="float">
            <text:p>343.04</text:p>
          </table:table-cell>
          <table:table-cell table:formula="of:=44330*(1-(POWER([.$A48]/[.D$2];0.1903)))" office:value-type="float" office:value="749.558731010558" calcext:value-type="float">
            <text:p>749.56</text:p>
          </table:table-cell>
          <table:table-cell table:number-columns-repeated="2"/>
          <table:table-cell table:formula="of:=[.G47]+250" office:value-type="float" office:value="96000" calcext:value-type="float">
            <text:p>96000</text:p>
          </table:table-cell>
          <table:table-cell table:formula="of:=[.N48]-[.B48]" office:value-type="float" office:value="5.09061330115024" calcext:value-type="float">
            <text:p>5.09</text:p>
          </table:table-cell>
          <table:table-cell table:formula="of:=[.O48]-[.C48]" office:value-type="float" office:value="-9.70680556687682" calcext:value-type="float">
            <text:p>-9.71</text:p>
          </table:table-cell>
          <table:table-cell table:formula="of:=[.P48]-[.D48]" office:value-type="float" office:value="0.441268989442051" calcext:value-type="float">
            <text:p>0.44</text:p>
          </table:table-cell>
          <table:table-cell table:number-columns-repeated="2"/>
          <table:table-cell table:formula="of:=[.M47]+250" office:value-type="float" office:value="96000" calcext:value-type="float">
            <text:p>96000</text:p>
          </table:table-cell>
          <table:table-cell table:formula="of:=([.N$2]-[.$M48])/12" office:value-type="float" office:value="-83.3333333333333" calcext:value-type="float">
            <text:p>-83.33</text:p>
          </table:table-cell>
          <table:table-cell table:formula="of:=([.O$2]-[.$M48])/12" office:value-type="float" office:value="333.333333333333" calcext:value-type="float">
            <text:p>333.33</text:p>
          </table:table-cell>
          <table:table-cell table:formula="of:=([.P$2]-[.$M48])/12" office:value-type="float" office:value="750" calcext:value-type="float">
            <text:p>750.00</text:p>
          </table:table-cell>
        </table:table-row>
        <table:table-row table:style-name="ro1">
          <table:table-cell table:formula="of:=[.A48]+250" office:value-type="float" office:value="96250" calcext:value-type="float">
            <text:p>96250</text:p>
          </table:table-cell>
          <table:table-cell table:formula="of:=44330*(1-(POWER([.$A49]/[.B$2];0.1903)))" office:value-type="float" office:value="-110.413343152911" calcext:value-type="float">
            <text:p>-110.41</text:p>
          </table:table-cell>
          <table:table-cell table:formula="of:=44330*(1-(POWER([.$A49]/[.C$2];0.1903)))" office:value-type="float" office:value="321.264339218802" calcext:value-type="float">
            <text:p>321.26</text:p>
          </table:table-cell>
          <table:table-cell table:formula="of:=44330*(1-(POWER([.$A49]/[.D$2];0.1903)))" office:value-type="float" office:value="727.98417886834" calcext:value-type="float">
            <text:p>727.98</text:p>
          </table:table-cell>
          <table:table-cell table:number-columns-repeated="2"/>
          <table:table-cell table:formula="of:=[.G48]+250" office:value-type="float" office:value="96250" calcext:value-type="float">
            <text:p>96250</text:p>
          </table:table-cell>
          <table:table-cell table:formula="of:=[.N49]-[.B49]" office:value-type="float" office:value="6.24667648624478" calcext:value-type="float">
            <text:p>6.25</text:p>
          </table:table-cell>
          <table:table-cell table:formula="of:=[.O49]-[.C49]" office:value-type="float" office:value="-8.76433921880169" calcext:value-type="float">
            <text:p>-8.76</text:p>
          </table:table-cell>
          <table:table-cell table:formula="of:=[.P49]-[.D49]" office:value-type="float" office:value="1.18248779832652" calcext:value-type="float">
            <text:p>1.18</text:p>
          </table:table-cell>
          <table:table-cell table:number-columns-repeated="2"/>
          <table:table-cell table:formula="of:=[.M48]+250" office:value-type="float" office:value="96250" calcext:value-type="float">
            <text:p>96250</text:p>
          </table:table-cell>
          <table:table-cell table:formula="of:=([.N$2]-[.$M49])/12" office:value-type="float" office:value="-104.166666666667" calcext:value-type="float">
            <text:p>-104.17</text:p>
          </table:table-cell>
          <table:table-cell table:formula="of:=([.O$2]-[.$M49])/12" office:value-type="float" office:value="312.5" calcext:value-type="float">
            <text:p>312.50</text:p>
          </table:table-cell>
          <table:table-cell table:formula="of:=([.P$2]-[.$M49])/12" office:value-type="float" office:value="729.166666666667" calcext:value-type="float">
            <text:p>729.17</text:p>
          </table:table-cell>
        </table:table-row>
        <table:table-row table:style-name="ro1">
          <table:table-cell table:formula="of:=[.A49]+250" office:value-type="float" office:value="96500" calcext:value-type="float">
            <text:p>96500</text:p>
          </table:table-cell>
          <table:table-cell table:formula="of:=44330*(1-(POWER([.$A50]/[.B$2];0.1903)))" office:value-type="float" office:value="-132.356541923959" calcext:value-type="float">
            <text:p>-132.36</text:p>
          </table:table-cell>
          <table:table-cell table:formula="of:=44330*(1-(POWER([.$A50]/[.C$2];0.1903)))" office:value-type="float" office:value="299.534288537003" calcext:value-type="float">
            <text:p>299.53</text:p>
          </table:table-cell>
          <table:table-cell table:formula="of:=44330*(1-(POWER([.$A50]/[.D$2];0.1903)))" office:value-type="float" office:value="706.454952922721" calcext:value-type="float">
            <text:p>706.45</text:p>
          </table:table-cell>
          <table:table-cell table:number-columns-repeated="2"/>
          <table:table-cell table:formula="of:=[.G49]+250" office:value-type="float" office:value="96500" calcext:value-type="float">
            <text:p>96500</text:p>
          </table:table-cell>
          <table:table-cell table:formula="of:=[.N50]-[.B50]" office:value-type="float" office:value="7.3565419239585" calcext:value-type="float">
            <text:p>7.36</text:p>
          </table:table-cell>
          <table:table-cell table:formula="of:=[.O50]-[.C50]" office:value-type="float" office:value="-7.86762187033594" calcext:value-type="float">
            <text:p>-7.87</text:p>
          </table:table-cell>
          <table:table-cell table:formula="of:=[.P50]-[.D50]" office:value-type="float" office:value="1.87838041061241" calcext:value-type="float">
            <text:p>1.88</text:p>
          </table:table-cell>
          <table:table-cell table:number-columns-repeated="2"/>
          <table:table-cell table:formula="of:=[.M49]+250" office:value-type="float" office:value="96500" calcext:value-type="float">
            <text:p>96500</text:p>
          </table:table-cell>
          <table:table-cell table:formula="of:=([.N$2]-[.$M50])/12" office:value-type="float" office:value="-125" calcext:value-type="float">
            <text:p>-125.00</text:p>
          </table:table-cell>
          <table:table-cell table:formula="of:=([.O$2]-[.$M50])/12" office:value-type="float" office:value="291.666666666667" calcext:value-type="float">
            <text:p>291.67</text:p>
          </table:table-cell>
          <table:table-cell table:formula="of:=([.P$2]-[.$M50])/12" office:value-type="float" office:value="708.333333333333" calcext:value-type="float">
            <text:p>708.33</text:p>
          </table:table-cell>
        </table:table-row>
        <table:table-row table:style-name="ro1">
          <table:table-cell table:formula="of:=[.A50]+250" office:value-type="float" office:value="96750" calcext:value-type="float">
            <text:p>96750</text:p>
          </table:table-cell>
          <table:table-cell table:formula="of:=44330*(1-(POWER([.$A51]/[.B$2];0.1903)))" office:value-type="float" office:value="-154.253759311923" calcext:value-type="float">
            <text:p>-154.25</text:p>
          </table:table-cell>
          <table:table-cell table:formula="of:=44330*(1-(POWER([.$A51]/[.C$2];0.1903)))" office:value-type="float" office:value="277.849772592184" calcext:value-type="float">
            <text:p>277.85</text:p>
          </table:table-cell>
          <table:table-cell table:formula="of:=44330*(1-(POWER([.$A51]/[.D$2];0.1903)))" office:value-type="float" office:value="684.970840891255" calcext:value-type="float">
            <text:p>684.97</text:p>
          </table:table-cell>
          <table:table-cell table:number-columns-repeated="2"/>
          <table:table-cell table:formula="of:=[.G50]+250" office:value-type="float" office:value="96750" calcext:value-type="float">
            <text:p>96750</text:p>
          </table:table-cell>
          <table:table-cell table:formula="of:=[.N51]-[.B51]" office:value-type="float" office:value="8.42042597858975" calcext:value-type="float">
            <text:p>8.42</text:p>
          </table:table-cell>
          <table:table-cell table:formula="of:=[.O51]-[.C51]" office:value-type="float" office:value="-7.01643925885026" calcext:value-type="float">
            <text:p>-7.02</text:p>
          </table:table-cell>
          <table:table-cell table:formula="of:=[.P51]-[.D51]" office:value-type="float" office:value="2.52915910874526" calcext:value-type="float">
            <text:p>2.53</text:p>
          </table:table-cell>
          <table:table-cell table:number-columns-repeated="2"/>
          <table:table-cell table:formula="of:=[.M50]+250" office:value-type="float" office:value="96750" calcext:value-type="float">
            <text:p>96750</text:p>
          </table:table-cell>
          <table:table-cell table:formula="of:=([.N$2]-[.$M51])/12" office:value-type="float" office:value="-145.833333333333" calcext:value-type="float">
            <text:p>-145.83</text:p>
          </table:table-cell>
          <table:table-cell table:formula="of:=([.O$2]-[.$M51])/12" office:value-type="float" office:value="270.833333333333" calcext:value-type="float">
            <text:p>270.83</text:p>
          </table:table-cell>
          <table:table-cell table:formula="of:=([.P$2]-[.$M51])/12" office:value-type="float" office:value="687.5" calcext:value-type="float">
            <text:p>687.50</text:p>
          </table:table-cell>
        </table:table-row>
        <table:table-row table:style-name="ro1">
          <table:table-cell table:formula="of:=[.A51]+250" office:value-type="float" office:value="97000" calcext:value-type="float">
            <text:p>97000</text:p>
          </table:table-cell>
          <table:table-cell table:formula="of:=44330*(1-(POWER([.$A52]/[.B$2];0.1903)))" office:value-type="float" office:value="-176.105210111924" calcext:value-type="float">
            <text:p>-176.11</text:p>
          </table:table-cell>
          <table:table-cell table:formula="of:=44330*(1-(POWER([.$A52]/[.C$2];0.1903)))" office:value-type="float" office:value="256.210578675687" calcext:value-type="float">
            <text:p>256.21</text:p>
          </table:table-cell>
          <table:table-cell table:formula="of:=44330*(1-(POWER([.$A52]/[.D$2];0.1903)))" office:value-type="float" office:value="663.531632031077" calcext:value-type="float">
            <text:p>663.53</text:p>
          </table:table-cell>
          <table:table-cell table:number-columns-repeated="2"/>
          <table:table-cell table:formula="of:=[.G51]+250" office:value-type="float" office:value="97000" calcext:value-type="float">
            <text:p>97000</text:p>
          </table:table-cell>
          <table:table-cell table:formula="of:=[.N52]-[.B52]" office:value-type="float" office:value="9.43854344525749" calcext:value-type="float">
            <text:p>9.44</text:p>
          </table:table-cell>
          <table:table-cell table:formula="of:=[.O52]-[.C52]" office:value-type="float" office:value="-6.21057867568675" calcext:value-type="float">
            <text:p>-6.21</text:p>
          </table:table-cell>
          <table:table-cell table:formula="of:=[.P52]-[.D52]" office:value-type="float" office:value="3.13503463559005" calcext:value-type="float">
            <text:p>3.14</text:p>
          </table:table-cell>
          <table:table-cell table:number-columns-repeated="2"/>
          <table:table-cell table:formula="of:=[.M51]+250" office:value-type="float" office:value="97000" calcext:value-type="float">
            <text:p>97000</text:p>
          </table:table-cell>
          <table:table-cell table:formula="of:=([.N$2]-[.$M52])/12" office:value-type="float" office:value="-166.666666666667" calcext:value-type="float">
            <text:p>-166.67</text:p>
          </table:table-cell>
          <table:table-cell table:formula="of:=([.O$2]-[.$M52])/12" office:value-type="float" office:value="250" calcext:value-type="float">
            <text:p>250.00</text:p>
          </table:table-cell>
          <table:table-cell table:formula="of:=([.P$2]-[.$M52])/12" office:value-type="float" office:value="666.666666666667" calcext:value-type="float">
            <text:p>666.67</text:p>
          </table:table-cell>
        </table:table-row>
        <table:table-row table:style-name="ro1">
          <table:table-cell table:formula="of:=[.A52]+250" office:value-type="float" office:value="97250" calcext:value-type="float">
            <text:p>97250</text:p>
          </table:table-cell>
          <table:table-cell table:formula="of:=44330*(1-(POWER([.$A53]/[.B$2];0.1903)))" office:value-type="float" office:value="-197.911107565237" calcext:value-type="float">
            <text:p>-197.91</text:p>
          </table:table-cell>
          <table:table-cell table:formula="of:=44330*(1-(POWER([.$A53]/[.C$2];0.1903)))" office:value-type="float" office:value="234.616495617569" calcext:value-type="float">
            <text:p>234.62</text:p>
          </table:table-cell>
          <table:table-cell table:formula="of:=44330*(1-(POWER([.$A53]/[.D$2];0.1903)))" office:value-type="float" office:value="642.137117123852" calcext:value-type="float">
            <text:p>642.14</text:p>
          </table:table-cell>
          <table:table-cell table:number-columns-repeated="2"/>
          <table:table-cell table:formula="of:=[.G52]+250" office:value-type="float" office:value="97250" calcext:value-type="float">
            <text:p>97250</text:p>
          </table:table-cell>
          <table:table-cell table:formula="of:=[.N53]-[.B53]" office:value-type="float" office:value="10.411107565237" calcext:value-type="float">
            <text:p>10.41</text:p>
          </table:table-cell>
          <table:table-cell table:formula="of:=[.O53]-[.C53]" office:value-type="float" office:value="-5.44982895090226" calcext:value-type="float">
            <text:p>-5.45</text:p>
          </table:table-cell>
          <table:table-cell table:formula="of:=[.P53]-[.D53]" office:value-type="float" office:value="3.69621620948124" calcext:value-type="float">
            <text:p>3.70</text:p>
          </table:table-cell>
          <table:table-cell table:number-columns-repeated="2"/>
          <table:table-cell table:formula="of:=[.M52]+250" office:value-type="float" office:value="97250" calcext:value-type="float">
            <text:p>97250</text:p>
          </table:table-cell>
          <table:table-cell table:formula="of:=([.N$2]-[.$M53])/12" office:value-type="float" office:value="-187.5" calcext:value-type="float">
            <text:p>-187.50</text:p>
          </table:table-cell>
          <table:table-cell table:formula="of:=([.O$2]-[.$M53])/12" office:value-type="float" office:value="229.166666666667" calcext:value-type="float">
            <text:p>229.17</text:p>
          </table:table-cell>
          <table:table-cell table:formula="of:=([.P$2]-[.$M53])/12" office:value-type="float" office:value="645.833333333333" calcext:value-type="float">
            <text:p>645.83</text:p>
          </table:table-cell>
        </table:table-row>
        <table:table-row table:style-name="ro1">
          <table:table-cell table:formula="of:=[.A53]+250" office:value-type="float" office:value="97500" calcext:value-type="float">
            <text:p>97500</text:p>
          </table:table-cell>
          <table:table-cell table:formula="of:=44330*(1-(POWER([.$A54]/[.B$2];0.1903)))" office:value-type="float" office:value="-219.671663374531" calcext:value-type="float">
            <text:p>-219.67</text:p>
          </table:table-cell>
          <table:table-cell table:formula="of:=44330*(1-(POWER([.$A54]/[.C$2];0.1903)))" office:value-type="float" office:value="213.067313771581" calcext:value-type="float">
            <text:p>213.07</text:p>
          </table:table-cell>
          <table:table-cell table:formula="of:=44330*(1-(POWER([.$A54]/[.D$2];0.1903)))" office:value-type="float" office:value="620.787088460826" calcext:value-type="float">
            <text:p>620.79</text:p>
          </table:table-cell>
          <table:table-cell table:number-columns-repeated="2"/>
          <table:table-cell table:formula="of:=[.G53]+250" office:value-type="float" office:value="97500" calcext:value-type="float">
            <text:p>97500</text:p>
          </table:table-cell>
          <table:table-cell table:formula="of:=[.N54]-[.B54]" office:value-type="float" office:value="11.3383300411974" calcext:value-type="float">
            <text:p>11.34</text:p>
          </table:table-cell>
          <table:table-cell table:formula="of:=[.O54]-[.C54]" office:value-type="float" office:value="-4.73398043824724" calcext:value-type="float">
            <text:p>-4.73</text:p>
          </table:table-cell>
          <table:table-cell table:formula="of:=[.P54]-[.D54]" office:value-type="float" office:value="4.21291153917446" calcext:value-type="float">
            <text:p>4.21</text:p>
          </table:table-cell>
          <table:table-cell table:number-columns-repeated="2"/>
          <table:table-cell table:formula="of:=[.M53]+250" office:value-type="float" office:value="97500" calcext:value-type="float">
            <text:p>97500</text:p>
          </table:table-cell>
          <table:table-cell table:formula="of:=([.N$2]-[.$M54])/12" office:value-type="float" office:value="-208.333333333333" calcext:value-type="float">
            <text:p>-208.33</text:p>
          </table:table-cell>
          <table:table-cell table:formula="of:=([.O$2]-[.$M54])/12" office:value-type="float" office:value="208.333333333333" calcext:value-type="float">
            <text:p>208.33</text:p>
          </table:table-cell>
          <table:table-cell table:formula="of:=([.P$2]-[.$M54])/12" office:value-type="float" office:value="625" calcext:value-type="float">
            <text:p>625.00</text:p>
          </table:table-cell>
        </table:table-row>
        <table:table-row table:style-name="ro1">
          <table:table-cell table:formula="of:=[.A54]+250" office:value-type="float" office:value="97750" calcext:value-type="float">
            <text:p>97750</text:p>
          </table:table-cell>
          <table:table-cell table:formula="of:=44330*(1-(POWER([.$A55]/[.B$2];0.1903)))" office:value-type="float" office:value="-241.38708771884" calcext:value-type="float">
            <text:p>-241.39</text:p>
          </table:table-cell>
          <table:table-cell table:formula="of:=44330*(1-(POWER([.$A55]/[.C$2];0.1903)))" office:value-type="float" office:value="191.562825000259" calcext:value-type="float">
            <text:p>191.56</text:p>
          </table:table-cell>
          <table:table-cell table:formula="of:=44330*(1-(POWER([.$A55]/[.D$2];0.1903)))" office:value-type="float" office:value="599.481339828104" calcext:value-type="float">
            <text:p>599.48</text:p>
          </table:table-cell>
          <table:table-cell table:number-columns-repeated="2"/>
          <table:table-cell table:formula="of:=[.G54]+250" office:value-type="float" office:value="97750" calcext:value-type="float">
            <text:p>97750</text:p>
          </table:table-cell>
          <table:table-cell table:formula="of:=[.N55]-[.B55]" office:value-type="float" office:value="12.2204210521732" calcext:value-type="float">
            <text:p>12.22</text:p>
          </table:table-cell>
          <table:table-cell table:formula="of:=[.O55]-[.C55]" office:value-type="float" office:value="-4.0628250002585" calcext:value-type="float">
            <text:p>-4.06</text:p>
          </table:table-cell>
          <table:table-cell table:formula="of:=[.P55]-[.D55]" office:value-type="float" office:value="4.68532683856279" calcext:value-type="float">
            <text:p>4.69</text:p>
          </table:table-cell>
          <table:table-cell table:number-columns-repeated="2"/>
          <table:table-cell table:formula="of:=[.M54]+250" office:value-type="float" office:value="97750" calcext:value-type="float">
            <text:p>97750</text:p>
          </table:table-cell>
          <table:table-cell table:formula="of:=([.N$2]-[.$M55])/12" office:value-type="float" office:value="-229.166666666667" calcext:value-type="float">
            <text:p>-229.17</text:p>
          </table:table-cell>
          <table:table-cell table:formula="of:=([.O$2]-[.$M55])/12" office:value-type="float" office:value="187.5" calcext:value-type="float">
            <text:p>187.50</text:p>
          </table:table-cell>
          <table:table-cell table:formula="of:=([.P$2]-[.$M55])/12" office:value-type="float" office:value="604.166666666667" calcext:value-type="float">
            <text:p>604.17</text:p>
          </table:table-cell>
        </table:table-row>
        <table:table-row table:style-name="ro1">
          <table:table-cell table:formula="of:=[.A55]+250" office:value-type="float" office:value="98000" calcext:value-type="float">
            <text:p>98000</text:p>
          </table:table-cell>
          <table:table-cell table:formula="of:=44330*(1-(POWER([.$A56]/[.B$2];0.1903)))" office:value-type="float" office:value="-263.057589268476" calcext:value-type="float">
            <text:p>-263.06</text:p>
          </table:table-cell>
          <table:table-cell table:formula="of:=44330*(1-(POWER([.$A56]/[.C$2];0.1903)))" office:value-type="float" office:value="170.102822660269" calcext:value-type="float">
            <text:p>170.10</text:p>
          </table:table-cell>
          <table:table-cell table:formula="of:=44330*(1-(POWER([.$A56]/[.D$2];0.1903)))" office:value-type="float" office:value="578.219666492109" calcext:value-type="float">
            <text:p>578.22</text:p>
          </table:table-cell>
          <table:table-cell table:number-columns-repeated="2"/>
          <table:table-cell table:formula="of:=[.G55]+250" office:value-type="float" office:value="98000" calcext:value-type="float">
            <text:p>98000</text:p>
          </table:table-cell>
          <table:table-cell table:formula="of:=[.N56]-[.B56]" office:value-type="float" office:value="13.0575892684763" calcext:value-type="float">
            <text:p>13.06</text:p>
          </table:table-cell>
          <table:table-cell table:formula="of:=[.O56]-[.C56]" office:value-type="float" office:value="-3.43615599360234" calcext:value-type="float">
            <text:p>-3.44</text:p>
          </table:table-cell>
          <table:table-cell table:formula="of:=[.P56]-[.D56]" office:value-type="float" office:value="5.11366684122447" calcext:value-type="float">
            <text:p>5.11</text:p>
          </table:table-cell>
          <table:table-cell table:number-columns-repeated="2"/>
          <table:table-cell table:formula="of:=[.M55]+250" office:value-type="float" office:value="98000" calcext:value-type="float">
            <text:p>98000</text:p>
          </table:table-cell>
          <table:table-cell table:formula="of:=([.N$2]-[.$M56])/12" office:value-type="float" office:value="-250" calcext:value-type="float">
            <text:p>-250.00</text:p>
          </table:table-cell>
          <table:table-cell table:formula="of:=([.O$2]-[.$M56])/12" office:value-type="float" office:value="166.666666666667" calcext:value-type="float">
            <text:p>166.67</text:p>
          </table:table-cell>
          <table:table-cell table:formula="of:=([.P$2]-[.$M56])/12" office:value-type="float" office:value="583.333333333333" calcext:value-type="float">
            <text:p>583.33</text:p>
          </table:table-cell>
        </table:table-row>
        <table:table-row table:style-name="ro1">
          <table:table-cell table:formula="of:=[.A56]+250" office:value-type="float" office:value="98250" calcext:value-type="float">
            <text:p>98250</text:p>
          </table:table-cell>
          <table:table-cell table:formula="of:=44330*(1-(POWER([.$A57]/[.B$2];0.1903)))" office:value-type="float" office:value="-284.683375199569" calcext:value-type="float">
            <text:p>-284.68</text:p>
          </table:table-cell>
          <table:table-cell table:formula="of:=44330*(1-(POWER([.$A57]/[.C$2];0.1903)))" office:value-type="float" office:value="148.687101587884" calcext:value-type="float">
            <text:p>148.69</text:p>
          </table:table-cell>
          <table:table-cell table:formula="of:=44330*(1-(POWER([.$A57]/[.D$2];0.1903)))" office:value-type="float" office:value="557.001865185191" calcext:value-type="float">
            <text:p>557.00</text:p>
          </table:table-cell>
          <table:table-cell table:number-columns-repeated="2"/>
          <table:table-cell table:formula="of:=[.G56]+250" office:value-type="float" office:value="98250" calcext:value-type="float">
            <text:p>98250</text:p>
          </table:table-cell>
          <table:table-cell table:formula="of:=[.N57]-[.B57]" office:value-type="float" office:value="13.8500418662354" calcext:value-type="float">
            <text:p>13.85</text:p>
          </table:table-cell>
          <table:table-cell table:formula="of:=[.O57]-[.C57]" office:value-type="float" office:value="-2.85376825455091" calcext:value-type="float">
            <text:p>-2.85</text:p>
          </table:table-cell>
          <table:table-cell table:formula="of:=[.P57]-[.D57]" office:value-type="float" office:value="5.49813481480908" calcext:value-type="float">
            <text:p>5.50</text:p>
          </table:table-cell>
          <table:table-cell table:number-columns-repeated="2"/>
          <table:table-cell table:formula="of:=[.M56]+250" office:value-type="float" office:value="98250" calcext:value-type="float">
            <text:p>98250</text:p>
          </table:table-cell>
          <table:table-cell table:formula="of:=([.N$2]-[.$M57])/12" office:value-type="float" office:value="-270.833333333333" calcext:value-type="float">
            <text:p>-270.83</text:p>
          </table:table-cell>
          <table:table-cell table:formula="of:=([.O$2]-[.$M57])/12" office:value-type="float" office:value="145.833333333333" calcext:value-type="float">
            <text:p>145.83</text:p>
          </table:table-cell>
          <table:table-cell table:formula="of:=([.P$2]-[.$M57])/12" office:value-type="float" office:value="562.5" calcext:value-type="float">
            <text:p>562.50</text:p>
          </table:table-cell>
        </table:table-row>
        <table:table-row table:style-name="ro1">
          <table:table-cell table:formula="of:=[.A57]+250" office:value-type="float" office:value="98500" calcext:value-type="float">
            <text:p>98500</text:p>
          </table:table-cell>
          <table:table-cell table:formula="of:=44330*(1-(POWER([.$A58]/[.B$2];0.1903)))" office:value-type="float" office:value="-306.264651208649" calcext:value-type="float">
            <text:p>-306.26</text:p>
          </table:table-cell>
          <table:table-cell table:formula="of:=44330*(1-(POWER([.$A58]/[.C$2];0.1903)))" office:value-type="float" office:value="127.315458084661" calcext:value-type="float">
            <text:p>127.32</text:p>
          </table:table-cell>
          <table:table-cell table:formula="of:=44330*(1-(POWER([.$A58]/[.D$2];0.1903)))" office:value-type="float" office:value="535.82773409145" calcext:value-type="float">
            <text:p>535.83</text:p>
          </table:table-cell>
          <table:table-cell table:number-columns-repeated="2"/>
          <table:table-cell table:formula="of:=[.G57]+250" office:value-type="float" office:value="98500" calcext:value-type="float">
            <text:p>98500</text:p>
          </table:table-cell>
          <table:table-cell table:formula="of:=[.N58]-[.B58]" office:value-type="float" office:value="14.5979845419826" calcext:value-type="float">
            <text:p>14.60</text:p>
          </table:table-cell>
          <table:table-cell table:formula="of:=[.O58]-[.C58]" office:value-type="float" office:value="-2.31545808466053" calcext:value-type="float">
            <text:p>-2.32</text:p>
          </table:table-cell>
          <table:table-cell table:formula="of:=[.P58]-[.D58]" office:value-type="float" office:value="5.83893257521675" calcext:value-type="float">
            <text:p>5.84</text:p>
          </table:table-cell>
          <table:table-cell table:number-columns-repeated="2"/>
          <table:table-cell table:formula="of:=[.M57]+250" office:value-type="float" office:value="98500" calcext:value-type="float">
            <text:p>98500</text:p>
          </table:table-cell>
          <table:table-cell table:formula="of:=([.N$2]-[.$M58])/12" office:value-type="float" office:value="-291.666666666667" calcext:value-type="float">
            <text:p>-291.67</text:p>
          </table:table-cell>
          <table:table-cell table:formula="of:=([.O$2]-[.$M58])/12" office:value-type="float" office:value="125" calcext:value-type="float">
            <text:p>125.00</text:p>
          </table:table-cell>
          <table:table-cell table:formula="of:=([.P$2]-[.$M58])/12" office:value-type="float" office:value="541.666666666667" calcext:value-type="float">
            <text:p>541.67</text:p>
          </table:table-cell>
        </table:table-row>
        <table:table-row table:style-name="ro1">
          <table:table-cell table:formula="of:=[.A58]+250" office:value-type="float" office:value="98750" calcext:value-type="float">
            <text:p>98750</text:p>
          </table:table-cell>
          <table:table-cell table:formula="of:=44330*(1-(POWER([.$A59]/[.B$2];0.1903)))" office:value-type="float" office:value="-327.801621526829" calcext:value-type="float">
            <text:p>-327.80</text:p>
          </table:table-cell>
          <table:table-cell table:formula="of:=44330*(1-(POWER([.$A59]/[.C$2];0.1903)))" office:value-type="float" office:value="105.987689903293" calcext:value-type="float">
            <text:p>105.99</text:p>
          </table:table-cell>
          <table:table-cell table:formula="of:=44330*(1-(POWER([.$A59]/[.D$2];0.1903)))" office:value-type="float" office:value="514.697072832709" calcext:value-type="float">
            <text:p>514.70</text:p>
          </table:table-cell>
          <table:table-cell table:number-columns-repeated="2"/>
          <table:table-cell table:formula="of:=[.G58]+250" office:value-type="float" office:value="98750" calcext:value-type="float">
            <text:p>98750</text:p>
          </table:table-cell>
          <table:table-cell table:formula="of:=[.N59]-[.B59]" office:value-type="float" office:value="15.3016215268287" calcext:value-type="float">
            <text:p>15.30</text:p>
          </table:table-cell>
          <table:table-cell table:formula="of:=[.O59]-[.C59]" office:value-type="float" office:value="-1.82102323662663" calcext:value-type="float">
            <text:p>-1.82</text:p>
          </table:table-cell>
          <table:table-cell table:formula="of:=[.P59]-[.D59]" office:value-type="float" office:value="6.13626050062442" calcext:value-type="float">
            <text:p>6.14</text:p>
          </table:table-cell>
          <table:table-cell table:number-columns-repeated="2"/>
          <table:table-cell table:formula="of:=[.M58]+250" office:value-type="float" office:value="98750" calcext:value-type="float">
            <text:p>98750</text:p>
          </table:table-cell>
          <table:table-cell table:formula="of:=([.N$2]-[.$M59])/12" office:value-type="float" office:value="-312.5" calcext:value-type="float">
            <text:p>-312.50</text:p>
          </table:table-cell>
          <table:table-cell table:formula="of:=([.O$2]-[.$M59])/12" office:value-type="float" office:value="104.166666666667" calcext:value-type="float">
            <text:p>104.17</text:p>
          </table:table-cell>
          <table:table-cell table:formula="of:=([.P$2]-[.$M59])/12" office:value-type="float" office:value="520.833333333333" calcext:value-type="float">
            <text:p>520.83</text:p>
          </table:table-cell>
        </table:table-row>
        <table:table-row table:style-name="ro1">
          <table:table-cell table:formula="of:=[.A59]+250" office:value-type="float" office:value="99000" calcext:value-type="float">
            <text:p>99000</text:p>
          </table:table-cell>
          <table:table-cell table:formula="of:=44330*(1-(POWER([.$A60]/[.B$2];0.1903)))" office:value-type="float" office:value="-349.294488934009" calcext:value-type="float">
            <text:p>-349.29</text:p>
          </table:table-cell>
          <table:table-cell table:formula="of:=44330*(1-(POWER([.$A60]/[.C$2];0.1903)))" office:value-type="float" office:value="84.7035962336153" calcext:value-type="float">
            <text:p>84.70</text:p>
          </table:table-cell>
          <table:table-cell table:formula="of:=44330*(1-(POWER([.$A60]/[.D$2];0.1903)))" office:value-type="float" office:value="493.60968245465" calcext:value-type="float">
            <text:p>493.61</text:p>
          </table:table-cell>
          <table:table-cell table:number-columns-repeated="2"/>
          <table:table-cell table:formula="of:=[.G59]+250" office:value-type="float" office:value="99000" calcext:value-type="float">
            <text:p>99000</text:p>
          </table:table-cell>
          <table:table-cell table:formula="of:=[.N60]-[.B60]" office:value-type="float" office:value="15.961155600676" calcext:value-type="float">
            <text:p>15.96</text:p>
          </table:table-cell>
          <table:table-cell table:formula="of:=[.O60]-[.C60]" office:value-type="float" office:value="-1.370262900282" calcext:value-type="float">
            <text:p>-1.37</text:p>
          </table:table-cell>
          <table:table-cell table:formula="of:=[.P60]-[.D60]" office:value-type="float" office:value="6.39031754535051" calcext:value-type="float">
            <text:p>6.39</text:p>
          </table:table-cell>
          <table:table-cell table:number-columns-repeated="2"/>
          <table:table-cell table:formula="of:=[.M59]+250" office:value-type="float" office:value="99000" calcext:value-type="float">
            <text:p>99000</text:p>
          </table:table-cell>
          <table:table-cell table:formula="of:=([.N$2]-[.$M60])/12" office:value-type="float" office:value="-333.333333333333" calcext:value-type="float">
            <text:p>-333.33</text:p>
          </table:table-cell>
          <table:table-cell table:formula="of:=([.O$2]-[.$M60])/12" office:value-type="float" office:value="83.3333333333333" calcext:value-type="float">
            <text:p>83.33</text:p>
          </table:table-cell>
          <table:table-cell table:formula="of:=([.P$2]-[.$M60])/12" office:value-type="float" office:value="500" calcext:value-type="float">
            <text:p>500.00</text:p>
          </table:table-cell>
        </table:table-row>
        <table:table-row table:style-name="ro1">
          <table:table-cell table:formula="of:=[.A60]+250" office:value-type="float" office:value="99250" calcext:value-type="float">
            <text:p>99250</text:p>
          </table:table-cell>
          <table:table-cell table:formula="of:=44330*(1-(POWER([.$A61]/[.B$2];0.1903)))" office:value-type="float" office:value="-370.743454772784" calcext:value-type="float">
            <text:p>-370.74</text:p>
          </table:table-cell>
          <table:table-cell table:formula="of:=44330*(1-(POWER([.$A61]/[.C$2];0.1903)))" office:value-type="float" office:value="63.4629776888062" calcext:value-type="float">
            <text:p>63.46</text:p>
          </table:table-cell>
          <table:table-cell table:formula="of:=44330*(1-(POWER([.$A61]/[.D$2];0.1903)))" office:value-type="float" office:value="472.565365413145" calcext:value-type="float">
            <text:p>472.57</text:p>
          </table:table-cell>
          <table:table-cell table:number-columns-repeated="2"/>
          <table:table-cell table:formula="of:=[.G60]+250" office:value-type="float" office:value="99250" calcext:value-type="float">
            <text:p>99250</text:p>
          </table:table-cell>
          <table:table-cell table:formula="of:=[.N61]-[.B61]" office:value-type="float" office:value="16.5767881061174" calcext:value-type="float">
            <text:p>16.58</text:p>
          </table:table-cell>
          <table:table-cell table:formula="of:=[.O61]-[.C61]" office:value-type="float" office:value="-0.962977688806213" calcext:value-type="float">
            <text:p>-0.96</text:p>
          </table:table-cell>
          <table:table-cell table:formula="of:=[.P61]-[.D61]" office:value-type="float" office:value="6.60130125352202" calcext:value-type="float">
            <text:p>6.60</text:p>
          </table:table-cell>
          <table:table-cell table:number-columns-repeated="2"/>
          <table:table-cell table:formula="of:=[.M60]+250" office:value-type="float" office:value="99250" calcext:value-type="float">
            <text:p>99250</text:p>
          </table:table-cell>
          <table:table-cell table:formula="of:=([.N$2]-[.$M61])/12" office:value-type="float" office:value="-354.166666666667" calcext:value-type="float">
            <text:p>-354.17</text:p>
          </table:table-cell>
          <table:table-cell table:formula="of:=([.O$2]-[.$M61])/12" office:value-type="float" office:value="62.5" calcext:value-type="float">
            <text:p>62.50</text:p>
          </table:table-cell>
          <table:table-cell table:formula="of:=([.P$2]-[.$M61])/12" office:value-type="float" office:value="479.166666666667" calcext:value-type="float">
            <text:p>479.17</text:p>
          </table:table-cell>
        </table:table-row>
        <table:table-row table:style-name="ro1">
          <table:table-cell table:formula="of:=[.A61]+250" office:value-type="float" office:value="99500" calcext:value-type="float">
            <text:p>99500</text:p>
          </table:table-cell>
          <table:table-cell table:formula="of:=44330*(1-(POWER([.$A62]/[.B$2];0.1903)))" office:value-type="float" office:value="-392.148718962207" calcext:value-type="float">
            <text:p>-392.15</text:p>
          </table:table-cell>
          <table:table-cell table:formula="of:=44330*(1-(POWER([.$A62]/[.C$2];0.1903)))" office:value-type="float" office:value="42.265636291735" calcext:value-type="float">
            <text:p>42.27</text:p>
          </table:table-cell>
          <table:table-cell table:formula="of:=44330*(1-(POWER([.$A62]/[.D$2];0.1903)))" office:value-type="float" office:value="451.563925560719" calcext:value-type="float">
            <text:p>451.56</text:p>
          </table:table-cell>
          <table:table-cell table:number-columns-repeated="2"/>
          <table:table-cell table:formula="of:=[.G61]+250" office:value-type="float" office:value="99500" calcext:value-type="float">
            <text:p>99500</text:p>
          </table:table-cell>
          <table:table-cell table:formula="of:=[.N62]-[.B62]" office:value-type="float" office:value="17.1487189622069" calcext:value-type="float">
            <text:p>17.15</text:p>
          </table:table-cell>
          <table:table-cell table:formula="of:=[.O62]-[.C62]" office:value-type="float" office:value="-0.598969625068335" calcext:value-type="float">
            <text:p>-0.60</text:p>
          </table:table-cell>
          <table:table-cell table:formula="of:=[.P62]-[.D62]" office:value-type="float" office:value="6.76940777261387" calcext:value-type="float">
            <text:p>6.77</text:p>
          </table:table-cell>
          <table:table-cell table:number-columns-repeated="2"/>
          <table:table-cell table:formula="of:=[.M61]+250" office:value-type="float" office:value="99500" calcext:value-type="float">
            <text:p>99500</text:p>
          </table:table-cell>
          <table:table-cell table:formula="of:=([.N$2]-[.$M62])/12" office:value-type="float" office:value="-375" calcext:value-type="float">
            <text:p>-375.00</text:p>
          </table:table-cell>
          <table:table-cell table:formula="of:=([.O$2]-[.$M62])/12" office:value-type="float" office:value="41.6666666666667" calcext:value-type="float">
            <text:p>41.67</text:p>
          </table:table-cell>
          <table:table-cell table:formula="of:=([.P$2]-[.$M62])/12" office:value-type="float" office:value="458.333333333333" calcext:value-type="float">
            <text:p>458.33</text:p>
          </table:table-cell>
        </table:table-row>
        <table:table-row table:style-name="ro1">
          <table:table-cell table:formula="of:=[.A62]+250" office:value-type="float" office:value="99750" calcext:value-type="float">
            <text:p>99750</text:p>
          </table:table-cell>
          <table:table-cell table:formula="of:=44330*(1-(POWER([.$A63]/[.B$2];0.1903)))" office:value-type="float" office:value="-413.510480011475" calcext:value-type="float">
            <text:p>-413.51</text:p>
          </table:table-cell>
          <table:table-cell table:formula="of:=44330*(1-(POWER([.$A63]/[.C$2];0.1903)))" office:value-type="float" office:value="21.1113754614699" calcext:value-type="float">
            <text:p>21.11</text:p>
          </table:table-cell>
          <table:table-cell table:formula="of:=44330*(1-(POWER([.$A63]/[.D$2];0.1903)))" office:value-type="float" office:value="430.605168133218" calcext:value-type="float">
            <text:p>430.61</text:p>
          </table:table-cell>
          <table:table-cell table:number-columns-repeated="2"/>
          <table:table-cell table:formula="of:=[.G62]+250" office:value-type="float" office:value="99750" calcext:value-type="float">
            <text:p>99750</text:p>
          </table:table-cell>
          <table:table-cell table:formula="of:=[.N63]-[.B63]" office:value-type="float" office:value="17.677146678142" calcext:value-type="float">
            <text:p>17.68</text:p>
          </table:table-cell>
          <table:table-cell table:formula="of:=[.O63]-[.C63]" office:value-type="float" office:value="-0.278042128136612" calcext:value-type="float">
            <text:p>-0.28</text:p>
          </table:table-cell>
          <table:table-cell table:formula="of:=[.P63]-[.D63]" office:value-type="float" office:value="6.89483186678166" calcext:value-type="float">
            <text:p>6.89</text:p>
          </table:table-cell>
          <table:table-cell table:number-columns-repeated="2"/>
          <table:table-cell table:formula="of:=[.M62]+250" office:value-type="float" office:value="99750" calcext:value-type="float">
            <text:p>99750</text:p>
          </table:table-cell>
          <table:table-cell table:formula="of:=([.N$2]-[.$M63])/12" office:value-type="float" office:value="-395.833333333333" calcext:value-type="float">
            <text:p>-395.83</text:p>
          </table:table-cell>
          <table:table-cell table:formula="of:=([.O$2]-[.$M63])/12" office:value-type="float" office:value="20.8333333333333" calcext:value-type="float">
            <text:p>20.83</text:p>
          </table:table-cell>
          <table:table-cell table:formula="of:=([.P$2]-[.$M63])/12" office:value-type="float" office:value="437.5" calcext:value-type="float">
            <text:p>437.50</text:p>
          </table:table-cell>
        </table:table-row>
        <table:table-row table:style-name="ro1">
          <table:table-cell table:formula="of:=[.A63]+250" office:value-type="float" office:value="100000" calcext:value-type="float">
            <text:p>100000</text:p>
          </table:table-cell>
          <table:table-cell table:formula="of:=44330*(1-(POWER([.$A64]/[.B$2];0.1903)))" office:value-type="float" office:value="-434.828935033267" calcext:value-type="float">
            <text:p>-434.83</text:p>
          </table:table-cell>
          <table:table-cell table:formula="of:=44330*(1-(POWER([.$A64]/[.C$2];0.1903)))" office:value-type="float" office:value="0" calcext:value-type="float">
            <text:p>0.00</text:p>
          </table:table-cell>
          <table:table-cell table:formula="of:=44330*(1-(POWER([.$A64]/[.D$2];0.1903)))" office:value-type="float" office:value="409.688899736591" calcext:value-type="float">
            <text:p>409.69</text:p>
          </table:table-cell>
          <table:table-cell table:number-columns-repeated="2"/>
          <table:table-cell table:formula="of:=[.G63]+250" office:value-type="float" office:value="100000" calcext:value-type="float">
            <text:p>100000</text:p>
          </table:table-cell>
          <table:table-cell table:formula="of:=[.N64]-[.B64]" office:value-type="float" office:value="18.1622683666006" calcext:value-type="float">
            <text:p>18.16</text:p>
          </table:table-cell>
          <table:table-cell table:formula="of:=[.O64]-[.C64]" office:value-type="float" office:value="0" calcext:value-type="float">
            <text:p>0.00</text:p>
          </table:table-cell>
          <table:table-cell table:formula="of:=[.P64]-[.D64]" office:value-type="float" office:value="6.97776693007614" calcext:value-type="float">
            <text:p>6.98</text:p>
          </table:table-cell>
          <table:table-cell table:number-columns-repeated="2"/>
          <table:table-cell table:formula="of:=[.M63]+250" office:value-type="float" office:value="100000" calcext:value-type="float">
            <text:p>100000</text:p>
          </table:table-cell>
          <table:table-cell table:formula="of:=([.N$2]-[.$M64])/12" office:value-type="float" office:value="-416.666666666667" calcext:value-type="float">
            <text:p>-416.67</text:p>
          </table:table-cell>
          <table:table-cell table:formula="of:=([.O$2]-[.$M64])/12" office:value-type="float" office:value="0" calcext:value-type="float">
            <text:p>0.00</text:p>
          </table:table-cell>
          <table:table-cell table:formula="of:=([.P$2]-[.$M64])/12" office:value-type="float" office:value="416.666666666667" calcext:value-type="float">
            <text:p>416.67</text:p>
          </table:table-cell>
        </table:table-row>
        <table:table-row table:style-name="ro1">
          <table:table-cell table:formula="of:=[.A64]+250" office:value-type="float" office:value="100250" calcext:value-type="float">
            <text:p>100250</text:p>
          </table:table-cell>
          <table:table-cell table:formula="of:=44330*(1-(POWER([.$A65]/[.B$2];0.1903)))" office:value-type="float" office:value="-456.104279757129" calcext:value-type="float">
            <text:p>-456.10</text:p>
          </table:table-cell>
          <table:table-cell table:formula="of:=44330*(1-(POWER([.$A65]/[.C$2];0.1903)))" office:value-type="float" office:value="-21.0686839209748" calcext:value-type="float">
            <text:p>-21.07</text:p>
          </table:table-cell>
          <table:table-cell table:formula="of:=44330*(1-(POWER([.$A65]/[.D$2];0.1903)))" office:value-type="float" office:value="388.814928333877" calcext:value-type="float">
            <text:p>388.81</text:p>
          </table:table-cell>
          <table:table-cell table:number-columns-repeated="2"/>
          <table:table-cell table:formula="of:=[.G64]+250" office:value-type="float" office:value="100250" calcext:value-type="float">
            <text:p>100250</text:p>
          </table:table-cell>
          <table:table-cell table:formula="of:=[.N65]-[.B65]" office:value-type="float" office:value="18.6042797571288" calcext:value-type="float">
            <text:p>18.60</text:p>
          </table:table-cell>
          <table:table-cell table:formula="of:=[.O65]-[.C65]" office:value-type="float" office:value="0.235350587641445" calcext:value-type="float">
            <text:p>0.24</text:p>
          </table:table-cell>
          <table:table-cell table:formula="of:=[.P65]-[.D65]" office:value-type="float" office:value="7.01840499945604" calcext:value-type="float">
            <text:p>7.02</text:p>
          </table:table-cell>
          <table:table-cell table:number-columns-repeated="2"/>
          <table:table-cell table:formula="of:=[.M64]+250" office:value-type="float" office:value="100250" calcext:value-type="float">
            <text:p>100250</text:p>
          </table:table-cell>
          <table:table-cell table:formula="of:=([.N$2]-[.$M65])/12" office:value-type="float" office:value="-437.5" calcext:value-type="float">
            <text:p>-437.50</text:p>
          </table:table-cell>
          <table:table-cell table:formula="of:=([.O$2]-[.$M65])/12" office:value-type="float" office:value="-20.8333333333333" calcext:value-type="float">
            <text:p>-20.83</text:p>
          </table:table-cell>
          <table:table-cell table:formula="of:=([.P$2]-[.$M65])/12" office:value-type="float" office:value="395.833333333333" calcext:value-type="float">
            <text:p>395.83</text:p>
          </table:table-cell>
        </table:table-row>
        <table:table-row table:style-name="ro1">
          <table:table-cell table:formula="of:=[.A65]+250" office:value-type="float" office:value="100500" calcext:value-type="float">
            <text:p>100500</text:p>
          </table:table-cell>
          <table:table-cell table:formula="of:=44330*(1-(POWER([.$A66]/[.B$2];0.1903)))" office:value-type="float" office:value="-477.336708542535" calcext:value-type="float">
            <text:p>-477.34</text:p>
          </table:table-cell>
          <table:table-cell table:formula="of:=44330*(1-(POWER([.$A66]/[.C$2];0.1903)))" office:value-type="float" office:value="-42.0948687730019" calcext:value-type="float">
            <text:p>-42.09</text:p>
          </table:table-cell>
          <table:table-cell table:formula="of:=44330*(1-(POWER([.$A66]/[.D$2];0.1903)))" office:value-type="float" office:value="367.983063232308" calcext:value-type="float">
            <text:p>367.98</text:p>
          </table:table-cell>
          <table:table-cell table:number-columns-repeated="2"/>
          <table:table-cell table:formula="of:=[.G65]+250" office:value-type="float" office:value="100500" calcext:value-type="float">
            <text:p>100500</text:p>
          </table:table-cell>
          <table:table-cell table:formula="of:=[.N66]-[.B66]" office:value-type="float" office:value="19.003375209202" calcext:value-type="float">
            <text:p>19.00</text:p>
          </table:table-cell>
          <table:table-cell table:formula="of:=[.O66]-[.C66]" office:value-type="float" office:value="0.428202106335213" calcext:value-type="float">
            <text:p>0.43</text:p>
          </table:table-cell>
          <table:table-cell table:formula="of:=[.P66]-[.D66]" office:value-type="float" office:value="7.01693676769247" calcext:value-type="float">
            <text:p>7.02</text:p>
          </table:table-cell>
          <table:table-cell table:number-columns-repeated="2"/>
          <table:table-cell table:formula="of:=[.M65]+250" office:value-type="float" office:value="100500" calcext:value-type="float">
            <text:p>100500</text:p>
          </table:table-cell>
          <table:table-cell table:formula="of:=([.N$2]-[.$M66])/12" office:value-type="float" office:value="-458.333333333333" calcext:value-type="float">
            <text:p>-458.33</text:p>
          </table:table-cell>
          <table:table-cell table:formula="of:=([.O$2]-[.$M66])/12" office:value-type="float" office:value="-41.6666666666667" calcext:value-type="float">
            <text:p>-41.67</text:p>
          </table:table-cell>
          <table:table-cell table:formula="of:=([.P$2]-[.$M66])/12" office:value-type="float" office:value="375" calcext:value-type="float">
            <text:p>375.00</text:p>
          </table:table-cell>
        </table:table-row>
        <table:table-row table:style-name="ro1">
          <table:table-cell table:formula="of:=[.A66]+250" office:value-type="float" office:value="100750" calcext:value-type="float">
            <text:p>100750</text:p>
          </table:table-cell>
          <table:table-cell table:formula="of:=44330*(1-(POWER([.$A67]/[.B$2];0.1903)))" office:value-type="float" office:value="-498.526414391924" calcext:value-type="float">
            <text:p>-498.53</text:p>
          </table:table-cell>
          <table:table-cell table:formula="of:=44330*(1-(POWER([.$A67]/[.C$2];0.1903)))" office:value-type="float" office:value="-63.0787456837464" calcext:value-type="float">
            <text:p>-63.08</text:p>
          </table:table-cell>
          <table:table-cell table:formula="of:=44330*(1-(POWER([.$A67]/[.D$2];0.1903)))" office:value-type="float" office:value="347.19311507058" calcext:value-type="float">
            <text:p>347.19</text:p>
          </table:table-cell>
          <table:table-cell table:number-columns-repeated="2"/>
          <table:table-cell table:formula="of:=[.G66]+250" office:value-type="float" office:value="100750" calcext:value-type="float">
            <text:p>100750</text:p>
          </table:table-cell>
          <table:table-cell table:formula="of:=[.N67]-[.B67]" office:value-type="float" office:value="19.3597477252578" calcext:value-type="float">
            <text:p>19.36</text:p>
          </table:table-cell>
          <table:table-cell table:formula="of:=[.O67]-[.C67]" office:value-type="float" office:value="0.578745683746355" calcext:value-type="float">
            <text:p>0.58</text:p>
          </table:table-cell>
          <table:table-cell table:formula="of:=[.P67]-[.D67]" office:value-type="float" office:value="6.97355159608657" calcext:value-type="float">
            <text:p>6.97</text:p>
          </table:table-cell>
          <table:table-cell table:number-columns-repeated="2"/>
          <table:table-cell table:formula="of:=[.M66]+250" office:value-type="float" office:value="100750" calcext:value-type="float">
            <text:p>100750</text:p>
          </table:table-cell>
          <table:table-cell table:formula="of:=([.N$2]-[.$M67])/12" office:value-type="float" office:value="-479.166666666667" calcext:value-type="float">
            <text:p>-479.17</text:p>
          </table:table-cell>
          <table:table-cell table:formula="of:=([.O$2]-[.$M67])/12" office:value-type="float" office:value="-62.5" calcext:value-type="float">
            <text:p>-62.50</text:p>
          </table:table-cell>
          <table:table-cell table:formula="of:=([.P$2]-[.$M67])/12" office:value-type="float" office:value="354.166666666667" calcext:value-type="float">
            <text:p>354.17</text:p>
          </table:table-cell>
        </table:table-row>
        <table:table-row table:style-name="ro1">
          <table:table-cell table:formula="of:=[.A67]+250" office:value-type="float" office:value="101000" calcext:value-type="float">
            <text:p>101000</text:p>
          </table:table-cell>
          <table:table-cell table:formula="of:=44330*(1-(POWER([.$A68]/[.B$2];0.1903)))" office:value-type="float" office:value="-519.673588963433" calcext:value-type="float">
            <text:p>-519.67</text:p>
          </table:table-cell>
          <table:table-cell table:formula="of:=44330*(1-(POWER([.$A68]/[.C$2];0.1903)))" office:value-type="float" office:value="-84.020504449664" calcext:value-type="float">
            <text:p>-84.02</text:p>
          </table:table-cell>
          <table:table-cell table:formula="of:=44330*(1-(POWER([.$A68]/[.D$2];0.1903)))" office:value-type="float" office:value="326.444895806294" calcext:value-type="float">
            <text:p>326.44</text:p>
          </table:table-cell>
          <table:table-cell table:number-columns-repeated="2"/>
          <table:table-cell table:formula="of:=[.G67]+250" office:value-type="float" office:value="101000" calcext:value-type="float">
            <text:p>101000</text:p>
          </table:table-cell>
          <table:table-cell table:formula="of:=[.N68]-[.B68]" office:value-type="float" office:value="19.673588963433" calcext:value-type="float">
            <text:p>19.67</text:p>
          </table:table-cell>
          <table:table-cell table:formula="of:=[.O68]-[.C68]" office:value-type="float" office:value="0.687171116330703" calcext:value-type="float">
            <text:p>0.69</text:p>
          </table:table-cell>
          <table:table-cell table:formula="of:=[.P68]-[.D68]" office:value-type="float" office:value="6.888437527039" calcext:value-type="float">
            <text:p>6.89</text:p>
          </table:table-cell>
          <table:table-cell table:number-columns-repeated="2"/>
          <table:table-cell table:formula="of:=[.M67]+250" office:value-type="float" office:value="101000" calcext:value-type="float">
            <text:p>101000</text:p>
          </table:table-cell>
          <table:table-cell table:formula="of:=([.N$2]-[.$M68])/12" office:value-type="float" office:value="-500" calcext:value-type="float">
            <text:p>-500.00</text:p>
          </table:table-cell>
          <table:table-cell table:formula="of:=([.O$2]-[.$M68])/12" office:value-type="float" office:value="-83.3333333333333" calcext:value-type="float">
            <text:p>-83.33</text:p>
          </table:table-cell>
          <table:table-cell table:formula="of:=([.P$2]-[.$M68])/12" office:value-type="float" office:value="333.333333333333" calcext:value-type="float">
            <text:p>333.33</text:p>
          </table:table-cell>
        </table:table-row>
        <table:table-row table:style-name="ro1">
          <table:table-cell table:formula="of:=[.A68]+250" office:value-type="float" office:value="101250" calcext:value-type="float">
            <text:p>101250</text:p>
          </table:table-cell>
          <table:table-cell table:formula="of:=44330*(1-(POWER([.$A69]/[.B$2];0.1903)))" office:value-type="float" office:value="-540.778422583624" calcext:value-type="float">
            <text:p>-540.78</text:p>
          </table:table-cell>
          <table:table-cell table:formula="of:=44330*(1-(POWER([.$A69]/[.C$2];0.1903)))" office:value-type="float" office:value="-104.920333548552" calcext:value-type="float">
            <text:p>-104.92</text:p>
          </table:table-cell>
          <table:table-cell table:formula="of:=44330*(1-(POWER([.$A69]/[.D$2];0.1903)))" office:value-type="float" office:value="305.738218703523" calcext:value-type="float">
            <text:p>305.74</text:p>
          </table:table-cell>
          <table:table-cell table:number-columns-repeated="2"/>
          <table:table-cell table:formula="of:=[.G68]+250" office:value-type="float" office:value="101250" calcext:value-type="float">
            <text:p>101250</text:p>
          </table:table-cell>
          <table:table-cell table:formula="of:=[.N69]-[.B69]" office:value-type="float" office:value="19.9450892502908" calcext:value-type="float">
            <text:p>19.95</text:p>
          </table:table-cell>
          <table:table-cell table:formula="of:=[.O69]-[.C69]" office:value-type="float" office:value="0.753666881884882" calcext:value-type="float">
            <text:p>0.75</text:p>
          </table:table-cell>
          <table:table-cell table:formula="of:=[.P69]-[.D69]" office:value-type="float" office:value="6.76178129647735" calcext:value-type="float">
            <text:p>6.76</text:p>
          </table:table-cell>
          <table:table-cell table:number-columns-repeated="2"/>
          <table:table-cell table:formula="of:=[.M68]+250" office:value-type="float" office:value="101250" calcext:value-type="float">
            <text:p>101250</text:p>
          </table:table-cell>
          <table:table-cell table:formula="of:=([.N$2]-[.$M69])/12" office:value-type="float" office:value="-520.833333333333" calcext:value-type="float">
            <text:p>-520.83</text:p>
          </table:table-cell>
          <table:table-cell table:formula="of:=([.O$2]-[.$M69])/12" office:value-type="float" office:value="-104.166666666667" calcext:value-type="float">
            <text:p>-104.17</text:p>
          </table:table-cell>
          <table:table-cell table:formula="of:=([.P$2]-[.$M69])/12" office:value-type="float" office:value="312.5" calcext:value-type="float">
            <text:p>312.50</text:p>
          </table:table-cell>
        </table:table-row>
        <table:table-row table:style-name="ro1">
          <table:table-cell table:formula="of:=[.A69]+250" office:value-type="float" office:value="101500" calcext:value-type="float">
            <text:p>101500</text:p>
          </table:table-cell>
          <table:table-cell table:formula="of:=44330*(1-(POWER([.$A70]/[.B$2];0.1903)))" office:value-type="float" office:value="-561.841104259999" calcext:value-type="float">
            <text:p>-561.84</text:p>
          </table:table-cell>
          <table:table-cell table:formula="of:=44330*(1-(POWER([.$A70]/[.C$2];0.1903)))" office:value-type="float" office:value="-125.778420151959" calcext:value-type="float">
            <text:p>-125.78</text:p>
          </table:table-cell>
          <table:table-cell table:formula="of:=44330*(1-(POWER([.$A70]/[.D$2];0.1903)))" office:value-type="float" office:value="285.072898320541" calcext:value-type="float">
            <text:p>285.07</text:p>
          </table:table-cell>
          <table:table-cell table:number-columns-repeated="2"/>
          <table:table-cell table:formula="of:=[.G69]+250" office:value-type="float" office:value="101500" calcext:value-type="float">
            <text:p>101500</text:p>
          </table:table-cell>
          <table:table-cell table:formula="of:=[.N70]-[.B70]" office:value-type="float" office:value="20.1744375933322" calcext:value-type="float">
            <text:p>20.17</text:p>
          </table:table-cell>
          <table:table-cell table:formula="of:=[.O70]-[.C70]" office:value-type="float" office:value="0.778420151958784" calcext:value-type="float">
            <text:p>0.78</text:p>
          </table:table-cell>
          <table:table-cell table:formula="of:=[.P70]-[.D70]" office:value-type="float" office:value="6.59376834612556" calcext:value-type="float">
            <text:p>6.59</text:p>
          </table:table-cell>
          <table:table-cell table:number-columns-repeated="2"/>
          <table:table-cell table:formula="of:=[.M69]+250" office:value-type="float" office:value="101500" calcext:value-type="float">
            <text:p>101500</text:p>
          </table:table-cell>
          <table:table-cell table:formula="of:=([.N$2]-[.$M70])/12" office:value-type="float" office:value="-541.666666666667" calcext:value-type="float">
            <text:p>-541.67</text:p>
          </table:table-cell>
          <table:table-cell table:formula="of:=([.O$2]-[.$M70])/12" office:value-type="float" office:value="-125" calcext:value-type="float">
            <text:p>-125.00</text:p>
          </table:table-cell>
          <table:table-cell table:formula="of:=([.P$2]-[.$M70])/12" office:value-type="float" office:value="291.666666666667" calcext:value-type="float">
            <text:p>291.67</text:p>
          </table:table-cell>
        </table:table-row>
        <table:table-row table:style-name="ro1">
          <table:table-cell table:formula="of:=[.A70]+250" office:value-type="float" office:value="101750" calcext:value-type="float">
            <text:p>101750</text:p>
          </table:table-cell>
          <table:table-cell table:formula="of:=44330*(1-(POWER([.$A71]/[.B$2];0.1903)))" office:value-type="float" office:value="-582.861821693309" calcext:value-type="float">
            <text:p>-582.86</text:p>
          </table:table-cell>
          <table:table-cell table:formula="of:=44330*(1-(POWER([.$A71]/[.C$2];0.1903)))" office:value-type="float" office:value="-146.594950137385" calcext:value-type="float">
            <text:p>-146.59</text:p>
          </table:table-cell>
          <table:table-cell table:formula="of:=44330*(1-(POWER([.$A71]/[.D$2];0.1903)))" office:value-type="float" office:value="264.448750497673" calcext:value-type="float">
            <text:p>264.45</text:p>
          </table:table-cell>
          <table:table-cell table:number-columns-repeated="2"/>
          <table:table-cell table:formula="of:=[.G70]+250" office:value-type="float" office:value="101750" calcext:value-type="float">
            <text:p>101750</text:p>
          </table:table-cell>
          <table:table-cell table:formula="of:=[.N71]-[.B71]" office:value-type="float" office:value="20.3618216933086" calcext:value-type="float">
            <text:p>20.36</text:p>
          </table:table-cell>
          <table:table-cell table:formula="of:=[.O71]-[.C71]" office:value-type="float" office:value="0.761616804051187" calcext:value-type="float">
            <text:p>0.76</text:p>
          </table:table-cell>
          <table:table-cell table:formula="of:=[.P71]-[.D71]" office:value-type="float" office:value="6.38458283566024" calcext:value-type="float">
            <text:p>6.38</text:p>
          </table:table-cell>
          <table:table-cell table:number-columns-repeated="2"/>
          <table:table-cell table:formula="of:=[.M70]+250" office:value-type="float" office:value="101750" calcext:value-type="float">
            <text:p>101750</text:p>
          </table:table-cell>
          <table:table-cell table:formula="of:=([.N$2]-[.$M71])/12" office:value-type="float" office:value="-562.5" calcext:value-type="float">
            <text:p>-562.50</text:p>
          </table:table-cell>
          <table:table-cell table:formula="of:=([.O$2]-[.$M71])/12" office:value-type="float" office:value="-145.833333333333" calcext:value-type="float">
            <text:p>-145.83</text:p>
          </table:table-cell>
          <table:table-cell table:formula="of:=([.P$2]-[.$M71])/12" office:value-type="float" office:value="270.833333333333" calcext:value-type="float">
            <text:p>270.83</text:p>
          </table:table-cell>
        </table:table-row>
        <table:table-row table:style-name="ro1">
          <table:table-cell table:formula="of:=[.A71]+250" office:value-type="float" office:value="102000" calcext:value-type="float">
            <text:p>102000</text:p>
          </table:table-cell>
          <table:table-cell table:formula="of:=44330*(1-(POWER([.$A72]/[.B$2];0.1903)))" office:value-type="float" office:value="-603.840761289821" calcext:value-type="float">
            <text:p>-603.84</text:p>
          </table:table-cell>
          <table:table-cell table:formula="of:=44330*(1-(POWER([.$A72]/[.C$2];0.1903)))" office:value-type="float" office:value="-167.370108100413" calcext:value-type="float">
            <text:p>-167.37</text:p>
          </table:table-cell>
          <table:table-cell table:formula="of:=44330*(1-(POWER([.$A72]/[.D$2];0.1903)))" office:value-type="float" office:value="243.865592345324" calcext:value-type="float">
            <text:p>243.87</text:p>
          </table:table-cell>
          <table:table-cell table:number-columns-repeated="2"/>
          <table:table-cell table:formula="of:=[.G71]+250" office:value-type="float" office:value="102000" calcext:value-type="float">
            <text:p>102000</text:p>
          </table:table-cell>
          <table:table-cell table:formula="of:=[.N72]-[.B72]" office:value-type="float" office:value="20.507427956488" calcext:value-type="float">
            <text:p>20.51</text:p>
          </table:table-cell>
          <table:table-cell table:formula="of:=[.O72]-[.C72]" office:value-type="float" office:value="0.703441433746661" calcext:value-type="float">
            <text:p>0.70</text:p>
          </table:table-cell>
          <table:table-cell table:formula="of:=[.P72]-[.D72]" office:value-type="float" office:value="6.13440765467556" calcext:value-type="float">
            <text:p>6.13</text:p>
          </table:table-cell>
          <table:table-cell table:number-columns-repeated="2"/>
          <table:table-cell table:formula="of:=[.M71]+250" office:value-type="float" office:value="102000" calcext:value-type="float">
            <text:p>102000</text:p>
          </table:table-cell>
          <table:table-cell table:formula="of:=([.N$2]-[.$M72])/12" office:value-type="float" office:value="-583.333333333333" calcext:value-type="float">
            <text:p>-583.33</text:p>
          </table:table-cell>
          <table:table-cell table:formula="of:=([.O$2]-[.$M72])/12" office:value-type="float" office:value="-166.666666666667" calcext:value-type="float">
            <text:p>-166.67</text:p>
          </table:table-cell>
          <table:table-cell table:formula="of:=([.P$2]-[.$M72])/12" office:value-type="float" office:value="250" calcext:value-type="float">
            <text:p>250.00</text:p>
          </table:table-cell>
        </table:table-row>
        <table:table-row table:style-name="ro1">
          <table:table-cell table:formula="of:=[.A72]+250" office:value-type="float" office:value="102250" calcext:value-type="float">
            <text:p>102250</text:p>
          </table:table-cell>
          <table:table-cell table:formula="of:=44330*(1-(POWER([.$A73]/[.B$2];0.1903)))" office:value-type="float" office:value="-624.778108173388" calcext:value-type="float">
            <text:p>-624.78</text:p>
          </table:table-cell>
          <table:table-cell table:formula="of:=44330*(1-(POWER([.$A73]/[.C$2];0.1903)))" office:value-type="float" office:value="-188.104077366685" calcext:value-type="float">
            <text:p>-188.10</text:p>
          </table:table-cell>
          <table:table-cell table:formula="of:=44330*(1-(POWER([.$A73]/[.D$2];0.1903)))" office:value-type="float" office:value="223.323242232133" calcext:value-type="float">
            <text:p>223.32</text:p>
          </table:table-cell>
          <table:table-cell table:number-columns-repeated="2"/>
          <table:table-cell table:formula="of:=[.G72]+250" office:value-type="float" office:value="102250" calcext:value-type="float">
            <text:p>102250</text:p>
          </table:table-cell>
          <table:table-cell table:formula="of:=[.N73]-[.B73]" office:value-type="float" office:value="20.6114415067216" calcext:value-type="float">
            <text:p>20.61</text:p>
          </table:table-cell>
          <table:table-cell table:formula="of:=[.O73]-[.C73]" office:value-type="float" office:value="0.604077366684635" calcext:value-type="float">
            <text:p>0.60</text:p>
          </table:table-cell>
          <table:table-cell table:formula="of:=[.P73]-[.D73]" office:value-type="float" office:value="5.84342443453383" calcext:value-type="float">
            <text:p>5.84</text:p>
          </table:table-cell>
          <table:table-cell table:number-columns-repeated="2"/>
          <table:table-cell table:formula="of:=[.M72]+250" office:value-type="float" office:value="102250" calcext:value-type="float">
            <text:p>102250</text:p>
          </table:table-cell>
          <table:table-cell table:formula="of:=([.N$2]-[.$M73])/12" office:value-type="float" office:value="-604.166666666667" calcext:value-type="float">
            <text:p>-604.17</text:p>
          </table:table-cell>
          <table:table-cell table:formula="of:=([.O$2]-[.$M73])/12" office:value-type="float" office:value="-187.5" calcext:value-type="float">
            <text:p>-187.50</text:p>
          </table:table-cell>
          <table:table-cell table:formula="of:=([.P$2]-[.$M73])/12" office:value-type="float" office:value="229.166666666667" calcext:value-type="float">
            <text:p>229.17</text:p>
          </table:table-cell>
        </table:table-row>
        <table:table-row table:style-name="ro1">
          <table:table-cell table:formula="of:=[.A73]+250" office:value-type="float" office:value="102500" calcext:value-type="float">
            <text:p>102500</text:p>
          </table:table-cell>
          <table:table-cell table:formula="of:=44330*(1-(POWER([.$A74]/[.B$2];0.1903)))" office:value-type="float" office:value="-645.674046197374" calcext:value-type="float">
            <text:p>-645.67</text:p>
          </table:table-cell>
          <table:table-cell table:formula="of:=44330*(1-(POWER([.$A74]/[.C$2];0.1903)))" office:value-type="float" office:value="-208.797040003656" calcext:value-type="float">
            <text:p>-208.80</text:p>
          </table:table-cell>
          <table:table-cell table:formula="of:=44330*(1-(POWER([.$A74]/[.D$2];0.1903)))" office:value-type="float" office:value="202.821519773249" calcext:value-type="float">
            <text:p>202.82</text:p>
          </table:table-cell>
          <table:table-cell table:number-columns-repeated="2"/>
          <table:table-cell table:formula="of:=[.G73]+250" office:value-type="float" office:value="102500" calcext:value-type="float">
            <text:p>102500</text:p>
          </table:table-cell>
          <table:table-cell table:formula="of:=[.N74]-[.B74]" office:value-type="float" office:value="20.6740461973744" calcext:value-type="float">
            <text:p>20.67</text:p>
          </table:table-cell>
          <table:table-cell table:formula="of:=[.O74]-[.C74]" office:value-type="float" office:value="0.463706670322438" calcext:value-type="float">
            <text:p>0.46</text:p>
          </table:table-cell>
          <table:table-cell table:formula="of:=[.P74]-[.D74]" office:value-type="float" office:value="5.51181356008448" calcext:value-type="float">
            <text:p>5.51</text:p>
          </table:table-cell>
          <table:table-cell table:number-columns-repeated="2"/>
          <table:table-cell table:formula="of:=[.M73]+250" office:value-type="float" office:value="102500" calcext:value-type="float">
            <text:p>102500</text:p>
          </table:table-cell>
          <table:table-cell table:formula="of:=([.N$2]-[.$M74])/12" office:value-type="float" office:value="-625" calcext:value-type="float">
            <text:p>-625.00</text:p>
          </table:table-cell>
          <table:table-cell table:formula="of:=([.O$2]-[.$M74])/12" office:value-type="float" office:value="-208.333333333333" calcext:value-type="float">
            <text:p>-208.33</text:p>
          </table:table-cell>
          <table:table-cell table:formula="of:=([.P$2]-[.$M74])/12" office:value-type="float" office:value="208.333333333333" calcext:value-type="float">
            <text:p>208.33</text:p>
          </table:table-cell>
        </table:table-row>
        <table:table-row table:style-name="ro1">
          <table:table-cell table:formula="of:=[.A74]+250" office:value-type="float" office:value="102750" calcext:value-type="float">
            <text:p>102750</text:p>
          </table:table-cell>
          <table:table-cell table:formula="of:=44330*(1-(POWER([.$A75]/[.B$2];0.1903)))" office:value-type="float" office:value="-666.528757956451" calcext:value-type="float">
            <text:p>-666.53</text:p>
          </table:table-cell>
          <table:table-cell table:formula="of:=44330*(1-(POWER([.$A75]/[.C$2];0.1903)))" office:value-type="float" office:value="-229.449176832364" calcext:value-type="float">
            <text:p>-229.45</text:p>
          </table:table-cell>
          <table:table-cell table:formula="of:=44330*(1-(POWER([.$A75]/[.D$2];0.1903)))" office:value-type="float" office:value="182.360245818775" calcext:value-type="float">
            <text:p>182.36</text:p>
          </table:table-cell>
          <table:table-cell table:number-columns-repeated="2"/>
          <table:table-cell table:formula="of:=[.G74]+250" office:value-type="float" office:value="102750" calcext:value-type="float">
            <text:p>102750</text:p>
          </table:table-cell>
          <table:table-cell table:formula="of:=[.N75]-[.B75]" office:value-type="float" office:value="20.6954246231174" calcext:value-type="float">
            <text:p>20.70</text:p>
          </table:table-cell>
          <table:table-cell table:formula="of:=[.O75]-[.C75]" office:value-type="float" office:value="0.282510165697715" calcext:value-type="float">
            <text:p>0.28</text:p>
          </table:table-cell>
          <table:table-cell table:formula="of:=[.P75]-[.D75]" office:value-type="float" office:value="5.13975418122453" calcext:value-type="float">
            <text:p>5.14</text:p>
          </table:table-cell>
          <table:table-cell table:number-columns-repeated="2"/>
          <table:table-cell table:formula="of:=[.M74]+250" office:value-type="float" office:value="102750" calcext:value-type="float">
            <text:p>102750</text:p>
          </table:table-cell>
          <table:table-cell table:formula="of:=([.N$2]-[.$M75])/12" office:value-type="float" office:value="-645.833333333333" calcext:value-type="float">
            <text:p>-645.83</text:p>
          </table:table-cell>
          <table:table-cell table:formula="of:=([.O$2]-[.$M75])/12" office:value-type="float" office:value="-229.166666666667" calcext:value-type="float">
            <text:p>-229.17</text:p>
          </table:table-cell>
          <table:table-cell table:formula="of:=([.P$2]-[.$M75])/12" office:value-type="float" office:value="187.5" calcext:value-type="float">
            <text:p>187.50</text:p>
          </table:table-cell>
        </table:table-row>
        <table:table-row table:style-name="ro1">
          <table:table-cell table:formula="of:=[.A75]+250" office:value-type="float" office:value="103000" calcext:value-type="float">
            <text:p>103000</text:p>
          </table:table-cell>
          <table:table-cell table:formula="of:=44330*(1-(POWER([.$A76]/[.B$2];0.1903)))" office:value-type="float" office:value="-687.342424798248" calcext:value-type="float">
            <text:p>-687.34</text:p>
          </table:table-cell>
          <table:table-cell table:formula="of:=44330*(1-(POWER([.$A76]/[.C$2];0.1903)))" office:value-type="float" office:value="-250.060667438876" calcext:value-type="float">
            <text:p>-250.06</text:p>
          </table:table-cell>
          <table:table-cell table:formula="of:=44330*(1-(POWER([.$A76]/[.D$2];0.1903)))" office:value-type="float" office:value="161.93924244232" calcext:value-type="float">
            <text:p>161.94</text:p>
          </table:table-cell>
          <table:table-cell table:number-columns-repeated="2"/>
          <table:table-cell table:formula="of:=[.G75]+250" office:value-type="float" office:value="103000" calcext:value-type="float">
            <text:p>103000</text:p>
          </table:table-cell>
          <table:table-cell table:formula="of:=[.N76]-[.B76]" office:value-type="float" office:value="20.6757581315818" calcext:value-type="float">
            <text:p>20.68</text:p>
          </table:table-cell>
          <table:table-cell table:formula="of:=[.O76]-[.C76]" office:value-type="float" office:value="0.0606674388761235" calcext:value-type="float">
            <text:p>0.06</text:p>
          </table:table-cell>
          <table:table-cell table:formula="of:=[.P76]-[.D76]" office:value-type="float" office:value="4.72742422434655" calcext:value-type="float">
            <text:p>4.73</text:p>
          </table:table-cell>
          <table:table-cell table:number-columns-repeated="2"/>
          <table:table-cell table:formula="of:=[.M75]+250" office:value-type="float" office:value="103000" calcext:value-type="float">
            <text:p>103000</text:p>
          </table:table-cell>
          <table:table-cell table:formula="of:=([.N$2]-[.$M76])/12" office:value-type="float" office:value="-666.666666666667" calcext:value-type="float">
            <text:p>-666.67</text:p>
          </table:table-cell>
          <table:table-cell table:formula="of:=([.O$2]-[.$M76])/12" office:value-type="float" office:value="-250" calcext:value-type="float">
            <text:p>-250.00</text:p>
          </table:table-cell>
          <table:table-cell table:formula="of:=([.P$2]-[.$M76])/12" office:value-type="float" office:value="166.666666666667" calcext:value-type="float">
            <text:p>166.67</text:p>
          </table:table-cell>
        </table:table-row>
        <table:table-row table:style-name="ro1">
          <table:table-cell table:formula="of:=[.A76]+250" office:value-type="float" office:value="103250" calcext:value-type="float">
            <text:p>103250</text:p>
          </table:table-cell>
          <table:table-cell table:formula="of:=44330*(1-(POWER([.$A77]/[.B$2];0.1903)))" office:value-type="float" office:value="-708.115226834866" calcext:value-type="float">
            <text:p>-708.12</text:p>
          </table:table-cell>
          <table:table-cell table:formula="of:=44330*(1-(POWER([.$A77]/[.C$2];0.1903)))" office:value-type="float" office:value="-270.631690185772" calcext:value-type="float">
            <text:p>-270.63</text:p>
          </table:table-cell>
          <table:table-cell table:formula="of:=44330*(1-(POWER([.$A77]/[.D$2];0.1903)))" office:value-type="float" office:value="141.558332929705" calcext:value-type="float">
            <text:p>141.56</text:p>
          </table:table-cell>
          <table:table-cell table:number-columns-repeated="2"/>
          <table:table-cell table:formula="of:=[.G76]+250" office:value-type="float" office:value="103250" calcext:value-type="float">
            <text:p>103250</text:p>
          </table:table-cell>
          <table:table-cell table:formula="of:=[.N77]-[.B77]" office:value-type="float" office:value="20.6152268348654" calcext:value-type="float">
            <text:p>20.62</text:p>
          </table:table-cell>
          <table:table-cell table:formula="of:=[.O77]-[.C77]" office:value-type="float" office:value="-0.201643147561469" calcext:value-type="float">
            <text:p>-0.20</text:p>
          </table:table-cell>
          <table:table-cell table:formula="of:=[.P77]-[.D77]" office:value-type="float" office:value="4.27500040362881" calcext:value-type="float">
            <text:p>4.28</text:p>
          </table:table-cell>
          <table:table-cell table:number-columns-repeated="2"/>
          <table:table-cell table:formula="of:=[.M76]+250" office:value-type="float" office:value="103250" calcext:value-type="float">
            <text:p>103250</text:p>
          </table:table-cell>
          <table:table-cell table:formula="of:=([.N$2]-[.$M77])/12" office:value-type="float" office:value="-687.5" calcext:value-type="float">
            <text:p>-687.50</text:p>
          </table:table-cell>
          <table:table-cell table:formula="of:=([.O$2]-[.$M77])/12" office:value-type="float" office:value="-270.833333333333" calcext:value-type="float">
            <text:p>-270.83</text:p>
          </table:table-cell>
          <table:table-cell table:formula="of:=([.P$2]-[.$M77])/12" office:value-type="float" office:value="145.833333333333" calcext:value-type="float">
            <text:p>145.83</text:p>
          </table:table-cell>
        </table:table-row>
        <table:table-row table:style-name="ro1">
          <table:table-cell table:formula="of:=[.A77]+250" office:value-type="float" office:value="103500" calcext:value-type="float">
            <text:p>103500</text:p>
          </table:table-cell>
          <table:table-cell table:formula="of:=44330*(1-(POWER([.$A78]/[.B$2];0.1903)))" office:value-type="float" office:value="-728.847342954305" calcext:value-type="float">
            <text:p>-728.85</text:p>
          </table:table-cell>
          <table:table-cell table:formula="of:=44330*(1-(POWER([.$A78]/[.C$2];0.1903)))" office:value-type="float" office:value="-291.162422223379" calcext:value-type="float">
            <text:p>-291.16</text:p>
          </table:table-cell>
          <table:table-cell table:formula="of:=44330*(1-(POWER([.$A78]/[.D$2];0.1903)))" office:value-type="float" office:value="121.217341767788" calcext:value-type="float">
            <text:p>121.22</text:p>
          </table:table-cell>
          <table:table-cell table:number-columns-repeated="2"/>
          <table:table-cell table:formula="of:=[.G77]+250" office:value-type="float" office:value="103500" calcext:value-type="float">
            <text:p>103500</text:p>
          </table:table-cell>
          <table:table-cell table:formula="of:=[.N78]-[.B78]" office:value-type="float" office:value="20.5140096209717" calcext:value-type="float">
            <text:p>20.51</text:p>
          </table:table-cell>
          <table:table-cell table:formula="of:=[.O78]-[.C78]" office:value-type="float" office:value="-0.504244443287973" calcext:value-type="float">
            <text:p>-0.50</text:p>
          </table:table-cell>
          <table:table-cell table:formula="of:=[.P78]-[.D78]" office:value-type="float" office:value="3.78265823221199" calcext:value-type="float">
            <text:p>3.78</text:p>
          </table:table-cell>
          <table:table-cell table:number-columns-repeated="2"/>
          <table:table-cell table:formula="of:=[.M77]+250" office:value-type="float" office:value="103500" calcext:value-type="float">
            <text:p>103500</text:p>
          </table:table-cell>
          <table:table-cell table:formula="of:=([.N$2]-[.$M78])/12" office:value-type="float" office:value="-708.333333333333" calcext:value-type="float">
            <text:p>-708.33</text:p>
          </table:table-cell>
          <table:table-cell table:formula="of:=([.O$2]-[.$M78])/12" office:value-type="float" office:value="-291.666666666667" calcext:value-type="float">
            <text:p>-291.67</text:p>
          </table:table-cell>
          <table:table-cell table:formula="of:=([.P$2]-[.$M78])/12" office:value-type="float" office:value="125" calcext:value-type="float">
            <text:p>125.00</text:p>
          </table:table-cell>
        </table:table-row>
        <table:table-row table:style-name="ro1">
          <table:table-cell table:formula="of:=[.A78]+250" office:value-type="float" office:value="103750" calcext:value-type="float">
            <text:p>103750</text:p>
          </table:table-cell>
          <table:table-cell table:formula="of:=44330*(1-(POWER([.$A79]/[.B$2];0.1903)))" office:value-type="float" office:value="-749.538950831647" calcext:value-type="float">
            <text:p>-749.54</text:p>
          </table:table-cell>
          <table:table-cell table:formula="of:=44330*(1-(POWER([.$A79]/[.C$2];0.1903)))" office:value-type="float" office:value="-311.653039500932" calcext:value-type="float">
            <text:p>-311.65</text:p>
          </table:table-cell>
          <table:table-cell table:formula="of:=44330*(1-(POWER([.$A79]/[.D$2];0.1903)))" office:value-type="float" office:value="100.916094633423" calcext:value-type="float">
            <text:p>100.92</text:p>
          </table:table-cell>
          <table:table-cell table:number-columns-repeated="2"/>
          <table:table-cell table:formula="of:=[.G78]+250" office:value-type="float" office:value="103750" calcext:value-type="float">
            <text:p>103750</text:p>
          </table:table-cell>
          <table:table-cell table:formula="of:=[.N79]-[.B79]" office:value-type="float" office:value="20.3722841649803" calcext:value-type="float">
            <text:p>20.37</text:p>
          </table:table-cell>
          <table:table-cell table:formula="of:=[.O79]-[.C79]" office:value-type="float" office:value="-0.846960499067734" calcext:value-type="float">
            <text:p>-0.85</text:p>
          </table:table-cell>
          <table:table-cell table:formula="of:=[.P79]-[.D79]" office:value-type="float" office:value="3.2505720332437" calcext:value-type="float">
            <text:p>3.25</text:p>
          </table:table-cell>
          <table:table-cell table:number-columns-repeated="2"/>
          <table:table-cell table:formula="of:=[.M78]+250" office:value-type="float" office:value="103750" calcext:value-type="float">
            <text:p>103750</text:p>
          </table:table-cell>
          <table:table-cell table:formula="of:=([.N$2]-[.$M79])/12" office:value-type="float" office:value="-729.166666666667" calcext:value-type="float">
            <text:p>-729.17</text:p>
          </table:table-cell>
          <table:table-cell table:formula="of:=([.O$2]-[.$M79])/12" office:value-type="float" office:value="-312.5" calcext:value-type="float">
            <text:p>-312.50</text:p>
          </table:table-cell>
          <table:table-cell table:formula="of:=([.P$2]-[.$M79])/12" office:value-type="float" office:value="104.166666666667" calcext:value-type="float">
            <text:p>104.17</text:p>
          </table:table-cell>
        </table:table-row>
        <table:table-row table:style-name="ro1">
          <table:table-cell table:formula="of:=[.A79]+250" office:value-type="float" office:value="104000" calcext:value-type="float">
            <text:p>104000</text:p>
          </table:table-cell>
          <table:table-cell table:formula="of:=44330*(1-(POWER([.$A80]/[.B$2];0.1903)))" office:value-type="float" office:value="-770.19022694025" calcext:value-type="float">
            <text:p>-770.19</text:p>
          </table:table-cell>
          <table:table-cell table:formula="of:=44330*(1-(POWER([.$A80]/[.C$2];0.1903)))" office:value-type="float" office:value="-332.103716777572" calcext:value-type="float">
            <text:p>-332.10</text:p>
          </table:table-cell>
          <table:table-cell table:formula="of:=44330*(1-(POWER([.$A80]/[.D$2];0.1903)))" office:value-type="float" office:value="80.6544183825488" calcext:value-type="float">
            <text:p>80.65</text:p>
          </table:table-cell>
          <table:table-cell table:number-columns-repeated="2"/>
          <table:table-cell table:formula="of:=[.G79]+250" office:value-type="float" office:value="104000" calcext:value-type="float">
            <text:p>104000</text:p>
          </table:table-cell>
          <table:table-cell table:formula="of:=[.N80]-[.B80]" office:value-type="float" office:value="20.1902269402498" calcext:value-type="float">
            <text:p>20.19</text:p>
          </table:table-cell>
          <table:table-cell table:formula="of:=[.O80]-[.C80]" office:value-type="float" office:value="-1.22961655576177" calcext:value-type="float">
            <text:p>-1.23</text:p>
          </table:table-cell>
          <table:table-cell table:formula="of:=[.P80]-[.D80]" office:value-type="float" office:value="2.67891495078454" calcext:value-type="float">
            <text:p>2.68</text:p>
          </table:table-cell>
          <table:table-cell table:number-columns-repeated="2"/>
          <table:table-cell table:formula="of:=[.M79]+250" office:value-type="float" office:value="104000" calcext:value-type="float">
            <text:p>104000</text:p>
          </table:table-cell>
          <table:table-cell table:formula="of:=([.N$2]-[.$M80])/12" office:value-type="float" office:value="-750" calcext:value-type="float">
            <text:p>-750.00</text:p>
          </table:table-cell>
          <table:table-cell table:formula="of:=([.O$2]-[.$M80])/12" office:value-type="float" office:value="-333.333333333333" calcext:value-type="float">
            <text:p>-333.33</text:p>
          </table:table-cell>
          <table:table-cell table:formula="of:=([.P$2]-[.$M80])/12" office:value-type="float" office:value="83.3333333333333" calcext:value-type="float">
            <text:p>83.33</text:p>
          </table:table-cell>
        </table:table-row>
        <table:table-row table:style-name="ro1">
          <table:table-cell table:formula="of:=[.A80]+250" office:value-type="float" office:value="104250" calcext:value-type="float">
            <text:p>104250</text:p>
          </table:table-cell>
          <table:table-cell table:formula="of:=44330*(1-(POWER([.$A81]/[.B$2];0.1903)))" office:value-type="float" office:value="-790.801346562706" calcext:value-type="float">
            <text:p>-790.80</text:p>
          </table:table-cell>
          <table:table-cell table:formula="of:=44330*(1-(POWER([.$A81]/[.C$2];0.1903)))" office:value-type="float" office:value="-352.514627633265" calcext:value-type="float">
            <text:p>-352.51</text:p>
          </table:table-cell>
          <table:table-cell table:formula="of:=44330*(1-(POWER([.$A81]/[.D$2];0.1903)))" office:value-type="float" office:value="60.4321410393987" calcext:value-type="float">
            <text:p>60.43</text:p>
          </table:table-cell>
          <table:table-cell table:number-columns-repeated="2"/>
          <table:table-cell table:formula="of:=[.G80]+250" office:value-type="float" office:value="104250" calcext:value-type="float">
            <text:p>104250</text:p>
          </table:table-cell>
          <table:table-cell table:formula="of:=[.N81]-[.B81]" office:value-type="float" office:value="19.9680132293726" calcext:value-type="float">
            <text:p>19.97</text:p>
          </table:table-cell>
          <table:table-cell table:formula="of:=[.O81]-[.C81]" office:value-type="float" office:value="-1.65203903340188" calcext:value-type="float">
            <text:p>-1.65</text:p>
          </table:table-cell>
          <table:table-cell table:formula="of:=[.P81]-[.D81]" office:value-type="float" office:value="2.06785896060131" calcext:value-type="float">
            <text:p>2.07</text:p>
          </table:table-cell>
          <table:table-cell table:number-columns-repeated="2"/>
          <table:table-cell table:formula="of:=[.M80]+250" office:value-type="float" office:value="104250" calcext:value-type="float">
            <text:p>104250</text:p>
          </table:table-cell>
          <table:table-cell table:formula="of:=([.N$2]-[.$M81])/12" office:value-type="float" office:value="-770.833333333333" calcext:value-type="float">
            <text:p>-770.83</text:p>
          </table:table-cell>
          <table:table-cell table:formula="of:=([.O$2]-[.$M81])/12" office:value-type="float" office:value="-354.166666666667" calcext:value-type="float">
            <text:p>-354.17</text:p>
          </table:table-cell>
          <table:table-cell table:formula="of:=([.P$2]-[.$M81])/12" office:value-type="float" office:value="62.5" calcext:value-type="float">
            <text:p>62.50</text:p>
          </table:table-cell>
        </table:table-row>
        <table:table-row table:style-name="ro1">
          <table:table-cell table:formula="of:=[.A81]+250" office:value-type="float" office:value="104500" calcext:value-type="float">
            <text:p>104500</text:p>
          </table:table-cell>
          <table:table-cell table:formula="of:=44330*(1-(POWER([.$A82]/[.B$2];0.1903)))" office:value-type="float" office:value="-811.372483801699" calcext:value-type="float">
            <text:p>-811.37</text:p>
          </table:table-cell>
          <table:table-cell table:formula="of:=44330*(1-(POWER([.$A82]/[.C$2];0.1903)))" office:value-type="float" office:value="-372.885944479539" calcext:value-type="float">
            <text:p>-372.89</text:p>
          </table:table-cell>
          <table:table-cell table:formula="of:=44330*(1-(POWER([.$A82]/[.D$2];0.1903)))" office:value-type="float" office:value="40.2490917858396" calcext:value-type="float">
            <text:p>40.25</text:p>
          </table:table-cell>
          <table:table-cell table:number-columns-repeated="2"/>
          <table:table-cell table:formula="of:=[.G81]+250" office:value-type="float" office:value="104500" calcext:value-type="float">
            <text:p>104500</text:p>
          </table:table-cell>
          <table:table-cell table:formula="of:=[.N82]-[.B82]" office:value-type="float" office:value="19.7058171350325" calcext:value-type="float">
            <text:p>19.71</text:p>
          </table:table-cell>
          <table:table-cell table:formula="of:=[.O82]-[.C82]" office:value-type="float" office:value="-2.11405552046091" calcext:value-type="float">
            <text:p>-2.11</text:p>
          </table:table-cell>
          <table:table-cell table:formula="of:=[.P82]-[.D82]" office:value-type="float" office:value="1.4175748808271" calcext:value-type="float">
            <text:p>1.42</text:p>
          </table:table-cell>
          <table:table-cell table:number-columns-repeated="2"/>
          <table:table-cell table:formula="of:=[.M81]+250" office:value-type="float" office:value="104500" calcext:value-type="float">
            <text:p>104500</text:p>
          </table:table-cell>
          <table:table-cell table:formula="of:=([.N$2]-[.$M82])/12" office:value-type="float" office:value="-791.666666666667" calcext:value-type="float">
            <text:p>-791.67</text:p>
          </table:table-cell>
          <table:table-cell table:formula="of:=([.O$2]-[.$M82])/12" office:value-type="float" office:value="-375" calcext:value-type="float">
            <text:p>-375.00</text:p>
          </table:table-cell>
          <table:table-cell table:formula="of:=([.P$2]-[.$M82])/12" office:value-type="float" office:value="41.6666666666667" calcext:value-type="float">
            <text:p>41.67</text:p>
          </table:table-cell>
        </table:table-row>
        <table:table-row table:style-name="ro1">
          <table:table-cell table:formula="of:=[.A82]+250" office:value-type="float" office:value="104750" calcext:value-type="float">
            <text:p>104750</text:p>
          </table:table-cell>
          <table:table-cell table:formula="of:=44330*(1-(POWER([.$A83]/[.B$2];0.1903)))" office:value-type="float" office:value="-831.903811590782" calcext:value-type="float">
            <text:p>-831.90</text:p>
          </table:table-cell>
          <table:table-cell table:formula="of:=44330*(1-(POWER([.$A83]/[.C$2];0.1903)))" office:value-type="float" office:value="-393.21783857012" calcext:value-type="float">
            <text:p>-393.22</text:p>
          </table:table-cell>
          <table:table-cell table:formula="of:=44330*(1-(POWER([.$A83]/[.D$2];0.1903)))" office:value-type="float" office:value="20.1051009508297" calcext:value-type="float">
            <text:p>20.11</text:p>
          </table:table-cell>
          <table:table-cell table:number-columns-repeated="2"/>
          <table:table-cell table:formula="of:=[.G82]+250" office:value-type="float" office:value="104750" calcext:value-type="float">
            <text:p>104750</text:p>
          </table:table-cell>
          <table:table-cell table:formula="of:=[.N83]-[.B83]" office:value-type="float" office:value="19.4038115907823" calcext:value-type="float">
            <text:p>19.40</text:p>
          </table:table-cell>
          <table:table-cell table:formula="of:=[.O83]-[.C83]" office:value-type="float" office:value="-2.61549476321312" calcext:value-type="float">
            <text:p>-2.62</text:p>
          </table:table-cell>
          <table:table-cell table:formula="of:=[.P83]-[.D83]" office:value-type="float" office:value="0.728232382503602" calcext:value-type="float">
            <text:p>0.73</text:p>
          </table:table-cell>
          <table:table-cell table:number-columns-repeated="2"/>
          <table:table-cell table:formula="of:=[.M82]+250" office:value-type="float" office:value="104750" calcext:value-type="float">
            <text:p>104750</text:p>
          </table:table-cell>
          <table:table-cell table:formula="of:=([.N$2]-[.$M83])/12" office:value-type="float" office:value="-812.5" calcext:value-type="float">
            <text:p>-812.50</text:p>
          </table:table-cell>
          <table:table-cell table:formula="of:=([.O$2]-[.$M83])/12" office:value-type="float" office:value="-395.833333333333" calcext:value-type="float">
            <text:p>-395.83</text:p>
          </table:table-cell>
          <table:table-cell table:formula="of:=([.P$2]-[.$M83])/12" office:value-type="float" office:value="20.8333333333333" calcext:value-type="float">
            <text:p>20.83</text:p>
          </table:table-cell>
        </table:table-row>
        <table:table-row table:style-name="ro1">
          <table:table-cell table:formula="of:=[.A83]+250" office:value-type="float" office:value="105000" calcext:value-type="float">
            <text:p>105000</text:p>
          </table:table-cell>
          <table:table-cell table:formula="of:=44330*(1-(POWER([.$A84]/[.B$2];0.1903)))" office:value-type="float" office:value="-852.39550170498" calcext:value-type="float">
            <text:p>-852.40</text:p>
          </table:table-cell>
          <table:table-cell table:formula="of:=44330*(1-(POWER([.$A84]/[.C$2];0.1903)))" office:value-type="float" office:value="-413.510480011475" calcext:value-type="float">
            <text:p>-413.51</text:p>
          </table:table-cell>
          <table:table-cell table:formula="of:=44330*(1-(POWER([.$A84]/[.D$2];0.1903)))" office:value-type="float" office:value="0" calcext:value-type="float">
            <text:p>0.00</text:p>
          </table:table-cell>
          <table:table-cell table:number-columns-repeated="2"/>
          <table:table-cell table:formula="of:=[.G83]+250" office:value-type="float" office:value="105000" calcext:value-type="float">
            <text:p>105000</text:p>
          </table:table-cell>
          <table:table-cell table:formula="of:=[.N84]-[.B84]" office:value-type="float" office:value="19.0621683716462" calcext:value-type="float">
            <text:p>19.06</text:p>
          </table:table-cell>
          <table:table-cell table:formula="of:=[.O84]-[.C84]" office:value-type="float" office:value="-3.15618665519139" calcext:value-type="float">
            <text:p>-3.16</text:p>
          </table:table-cell>
          <table:table-cell table:formula="of:=[.P84]-[.D84]" office:value-type="float" office:value="0" calcext:value-type="float">
            <text:p>0.00</text:p>
          </table:table-cell>
          <table:table-cell table:number-columns-repeated="2"/>
          <table:table-cell table:formula="of:=[.M83]+250" office:value-type="float" office:value="105000" calcext:value-type="float">
            <text:p>105000</text:p>
          </table:table-cell>
          <table:table-cell table:formula="of:=([.N$2]-[.$M84])/12" office:value-type="float" office:value="-833.333333333333" calcext:value-type="float">
            <text:p>-833.33</text:p>
          </table:table-cell>
          <table:table-cell table:formula="of:=([.O$2]-[.$M84])/12" office:value-type="float" office:value="-416.666666666667" calcext:value-type="float">
            <text:p>-416.67</text:p>
          </table:table-cell>
          <table:table-cell table:formula="of:=([.P$2]-[.$M84])/12" office:value-type="float" office:value="0" calcext:value-type="float">
            <text:p>0.00</text:p>
          </table:table-cell>
        </table:table-row>
        <table:table-row table:style-name="ro1" table:number-rows-repeated="5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table table:name="Sheet2" table:style-name="ta1">
        <table:shapes>
          <draw:frame draw:z-index="0" draw:style-name="gr1" draw:text-style-name="P1" svg:width="698.51pt" svg:height="291.34pt" svg:x="0.03pt" svg:y="0.03pt">
            <draw:object draw:notify-on-update-of-ranges="Sheet1.M3:Sheet1.M84 Sheet1.N2:Sheet1.N2 Sheet1.N3:Sheet1.N84 Sheet1.M3:Sheet1.M84 Sheet1.O2:Sheet1.O2 Sheet1.O3:Sheet1.O84 Sheet1.M3:Sheet1.M84 Sheet1.P2:Sheet1.P2 Sheet1.P3:Sheet1.P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7.72pt" svg:height="292.08pt" svg:x="0.03pt" svg:y="294.43pt">
            <draw:object draw:notify-on-update-of-ranges="Sheet1.A3:Sheet1.A84 Sheet1.B2:Sheet1.B2 Sheet1.B3:Sheet1.B84 Sheet1.A3:Sheet1.A84 Sheet1.C2:Sheet1.C2 Sheet1.C3:Sheet1.C84 Sheet1.A3:Sheet1.A84 Sheet1.D2:Sheet1.D2 Sheet1.D3:Sheet1.D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99.34pt" svg:height="586.52pt" svg:x="703.98pt" svg:y="0pt">
            <draw:object draw:notify-on-update-of-ranges="Sheet1.G2:Sheet1.G2 Sheet1.G3:Sheet1.G84 Sheet1.H2:Sheet1.H2 Sheet1.H3:Sheet1.H84 Sheet1.G2:Sheet1.G2 Sheet1.G3:Sheet1.G84 Sheet1.I2:Sheet1.I2 Sheet1.I3:Sheet1.I84 Sheet1.G2:Sheet1.G2 Sheet1.G3:Sheet1.G84 Sheet1.J2:Sheet1.J2 Sheet1.J3:Sheet1.J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3:26:59.878489041</meta:creation-date>
    <dc:date>2019-07-21T13:49:49.630110467</dc:date>
    <meta:editing-duration>PT19S</meta:editing-duration>
    <meta:editing-cycles>1</meta:editing-cycles>
    <meta:document-statistic meta:table-count="2" meta:cell-count="990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3cm" svg:height="10.279cm" xlink:href=".." xlink:type="simple" chart:class="chart:scatter" chart:style-name="ch1">
        <chart:title svg:x="11.497cm" svg:y="0.341cm" chart:style-name="ch2">
          <text:p>Altitude</text:p>
        </chart:title>
        <chart:subtitle svg:x="10.187cm" svg:y="1.325cm" chart:style-name="ch3">
          <text:p>as simple linear function</text:p>
        </chart:subtitle>
        <chart:legend chart:legend-position="bottom" svg:x="9.046cm" svg:y="9.68cm" style:legend-expansion="wide" chart:style-name="ch4"/>
        <chart:plot-area chart:style-name="ch5" table:cell-range-address="Sheet1.M3:Sheet1.P84 Sheet1.N2:Sheet1.P2" chart:data-source-has-labels="row" svg:x="1.503cm" svg:y="2.213cm" svg:width="22.648cm" svg:height="6.097cm">
          <chartooo:coordinate-region svg:x="3.077cm" svg:y="2.381cm" svg:width="20.518cm" svg:height="5.699cm"/>
          <chart:axis chart:dimension="x" chart:name="primary-x" chart:style-name="ch6">
            <chart:title svg:x="11.143cm" svg:y="8.515cm" chart:style-name="ch7">
              <text:p>Absolute pressure [Pa]</text:p>
            </chart:title>
            <chart:grid chart:style-name="ch8" chart:class="major"/>
          </chart:axis>
          <chart:axis chart:dimension="y" chart:name="primary-y" chart:style-name="ch9">
            <chart:title svg:x="0.451cm" svg:y="6.112cm" chart:style-name="ch10">
              <text:p>Altitude [m]</text:p>
            </chart:title>
            <chart:grid chart:style-name="ch8" chart:class="major"/>
          </chart:axis>
          <chart:series chart:style-name="ch11" chart:values-cell-range-address="Sheet1.N3:Sheet1.N84" chart:label-cell-address="Sheet1.N2:Sheet1.N2" chart:class="chart:scatter">
            <chart:domain table:cell-range-address="Sheet1.M3:Sheet1.M84"/>
            <chart:data-point chart:repeated="82"/>
          </chart:series>
          <chart:series chart:style-name="ch12" chart:values-cell-range-address="Sheet1.O3:Sheet1.O84" chart:label-cell-address="Sheet1.O2:Sheet1.O2" chart:class="chart:scatter">
            <chart:data-point chart:repeated="82"/>
          </chart:series>
          <chart:series chart:style-name="ch13" chart:values-cell-range-address="Sheet1.P3:Sheet1.P84" chart:label-cell-address="Sheet1.P2:Sheet1.P2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95000</text:p>
                <draw:g>
                  <svg:desc>Sheet1.N2:Sheet1.N2</svg:desc>
                </draw:g>
              </table:table-cell>
              <table:table-cell office:value-type="string">
                <text:p>100000</text:p>
                <draw:g>
                  <svg:desc>Sheet1.O2:Sheet1.O2</svg:desc>
                </draw:g>
              </table:table-cell>
              <table:table-cell office:value-type="string">
                <text:p>105000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3:Sheet1.M84</svg:desc>
                </draw:g>
              </table:table-cell>
              <table:table-cell office:value-type="float" office:value="NaN">
                <text:p>NaN</text:p>
                <draw:g>
                  <svg:desc>Sheet1.N3:Sheet1.N84</svg:desc>
                </draw:g>
              </table:table-cell>
              <table:table-cell office:value-type="float" office:value="NaN">
                <text:p>NaN</text:p>
                <draw:g>
                  <svg:desc>Sheet1.O3:Sheet1.O84</svg:desc>
                </draw:g>
              </table:table-cell>
              <table:table-cell office:value-type="float" office:value="NaN">
                <text:p>NaN</text:p>
                <draw:g>
                  <svg:desc>Sheet1.P3:Sheet1.P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00">
                <text:p>85000</text:p>
              </table:table-cell>
              <table:table-cell office:value-type="float" office:value="833.333333333333">
                <text:p>833.333333333333</text:p>
              </table:table-cell>
              <table:table-cell office:value-type="float" office:value="1250">
                <text:p>1250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50">
                <text:p>85250</text:p>
              </table:table-cell>
              <table:table-cell office:value-type="float" office:value="812.5">
                <text:p>812.5</text:p>
              </table:table-cell>
              <table:table-cell office:value-type="float" office:value="1229.16666666667">
                <text:p>1229.16666666667</text:p>
              </table:table-cell>
              <table:table-cell office:value-type="float" office:value="1645.83333333333">
                <text:p>1645.8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500">
                <text:p>85500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1208.33333333333">
                <text:p>1208.3333333333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750">
                <text:p>85750</text:p>
              </table:table-cell>
              <table:table-cell office:value-type="float" office:value="770.833333333333">
                <text:p>770.833333333333</text:p>
              </table:table-cell>
              <table:table-cell office:value-type="float" office:value="1187.5">
                <text:p>1187.5</text:p>
              </table:table-cell>
              <table:table-cell office:value-type="float" office:value="1604.16666666667">
                <text:p>1604.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000">
                <text:p>86000</text:p>
              </table:table-cell>
              <table:table-cell office:value-type="float" office:value="750">
                <text:p>750</text:p>
              </table:table-cell>
              <table:table-cell office:value-type="float" office:value="1166.66666666667">
                <text:p>1166.66666666667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50">
                <text:p>86250</text:p>
              </table:table-cell>
              <table:table-cell office:value-type="float" office:value="729.166666666667">
                <text:p>729.166666666667</text:p>
              </table:table-cell>
              <table:table-cell office:value-type="float" office:value="1145.83333333333">
                <text:p>1145.83333333333</text:p>
              </table:table-cell>
              <table:table-cell office:value-type="float" office:value="1562.5">
                <text:p>156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500">
                <text:p>86500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125">
                <text:p>1125</text:p>
              </table:table-cell>
              <table:table-cell office:value-type="float" office:value="1541.66666666667">
                <text:p>1541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50">
                <text:p>86750</text:p>
              </table:table-cell>
              <table:table-cell office:value-type="float" office:value="687.5">
                <text:p>687.5</text:p>
              </table:table-cell>
              <table:table-cell office:value-type="float" office:value="1104.16666666667">
                <text:p>1104.16666666667</text:p>
              </table:table-cell>
              <table:table-cell office:value-type="float" office:value="1520.83333333333">
                <text:p>1520.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00">
                <text:p>87000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250">
                <text:p>87250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1062.5">
                <text:p>1062.5</text:p>
              </table:table-cell>
              <table:table-cell office:value-type="float" office:value="1479.16666666667">
                <text:p>1479.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500">
                <text:p>87500</text:p>
              </table:table-cell>
              <table:table-cell office:value-type="float" office:value="625">
                <text:p>625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1458.33333333333">
                <text:p>1458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750">
                <text:p>87750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1020.83333333333">
                <text:p>1020.83333333333</text:p>
              </table:table-cell>
              <table:table-cell office:value-type="float" office:value="1437.5">
                <text:p>143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000">
                <text:p>88000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000">
                <text:p>1000</text:p>
              </table:table-cell>
              <table:table-cell office:value-type="float" office:value="1416.66666666667">
                <text:p>1416.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250">
                <text:p>88250</text:p>
              </table:table-cell>
              <table:table-cell office:value-type="float" office:value="562.5">
                <text:p>562.5</text:p>
              </table:table-cell>
              <table:table-cell office:value-type="float" office:value="979.166666666667">
                <text:p>979.166666666667</text:p>
              </table:table-cell>
              <table:table-cell office:value-type="float" office:value="1395.83333333333">
                <text:p>1395.8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00">
                <text:p>88500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958.333333333333">
                <text:p>958.333333333333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750">
                <text:p>88750</text:p>
              </table:table-cell>
              <table:table-cell office:value-type="float" office:value="520.833333333333">
                <text:p>520.833333333333</text:p>
              </table:table-cell>
              <table:table-cell office:value-type="float" office:value="937.5">
                <text:p>937.5</text:p>
              </table:table-cell>
              <table:table-cell office:value-type="float" office:value="1354.16666666667">
                <text:p>1354.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00">
                <text:p>89000</text:p>
              </table:table-cell>
              <table:table-cell office:value-type="float" office:value="500">
                <text:p>500</text:p>
              </table:table-cell>
              <table:table-cell office:value-type="float" office:value="916.666666666667">
                <text:p>916.666666666667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50">
                <text:p>89250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895.833333333333">
                <text:p>895.833333333333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500">
                <text:p>89500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875">
                <text:p>875</text:p>
              </table:table-cell>
              <table:table-cell office:value-type="float" office:value="1291.66666666667">
                <text:p>1291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750">
                <text:p>89750</text:p>
              </table:table-cell>
              <table:table-cell office:value-type="float" office:value="437.5">
                <text:p>437.5</text:p>
              </table:table-cell>
              <table:table-cell office:value-type="float" office:value="854.166666666667">
                <text:p>854.166666666667</text:p>
              </table:table-cell>
              <table:table-cell office:value-type="float" office:value="1270.83333333333">
                <text:p>1270.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0">
                <text:p>90000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833.333333333333">
                <text:p>833.33333333333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250">
                <text:p>90250</text:p>
              </table:table-cell>
              <table:table-cell office:value-type="float" office:value="395.833333333333">
                <text:p>395.833333333333</text:p>
              </table:table-cell>
              <table:table-cell office:value-type="float" office:value="812.5">
                <text:p>812.5</text:p>
              </table:table-cell>
              <table:table-cell office:value-type="float" office:value="1229.16666666667">
                <text:p>1229.1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500">
                <text:p>90500</text:p>
              </table:table-cell>
              <table:table-cell office:value-type="float" office:value="375">
                <text:p>375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1208.33333333333">
                <text:p>1208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50">
                <text:p>90750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770.833333333333">
                <text:p>770.833333333333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000">
                <text:p>9100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50">
                <text:p>750</text:p>
              </table:table-cell>
              <table:table-cell office:value-type="float" office:value="1166.66666666667">
                <text:p>1166.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250">
                <text:p>91250</text:p>
              </table:table-cell>
              <table:table-cell office:value-type="float" office:value="312.5">
                <text:p>312.5</text:p>
              </table:table-cell>
              <table:table-cell office:value-type="float" office:value="729.166666666667">
                <text:p>729.166666666667</text:p>
              </table:table-cell>
              <table:table-cell office:value-type="float" office:value="1145.83333333333">
                <text:p>1145.8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500">
                <text:p>9150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750">
                <text:p>91750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687.5">
                <text:p>687.5</text:p>
              </table:table-cell>
              <table:table-cell office:value-type="float" office:value="1104.16666666667">
                <text:p>1104.1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000">
                <text:p>92000</text:p>
              </table:table-cell>
              <table:table-cell office:value-type="float" office:value="250">
                <text:p>250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083.33333333333">
                <text:p>108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50">
                <text:p>92250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500">
                <text:p>92500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625">
                <text:p>625</text:p>
              </table:table-cell>
              <table:table-cell office:value-type="float" office:value="1041.66666666667">
                <text:p>1041.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750">
                <text:p>92750</text:p>
              </table:table-cell>
              <table:table-cell office:value-type="float" office:value="187.5">
                <text:p>187.5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1020.83333333333">
                <text:p>1020.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000">
                <text:p>93000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250">
                <text:p>93250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562.5">
                <text:p>562.5</text:p>
              </table:table-cell>
              <table:table-cell office:value-type="float" office:value="979.166666666667">
                <text:p>979.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500">
                <text:p>93500</text:p>
              </table:table-cell>
              <table:table-cell office:value-type="float" office:value="125">
                <text:p>125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958.333333333333">
                <text:p>958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750">
                <text:p>93750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520.833333333333">
                <text:p>520.833333333333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000">
                <text:p>9400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0">
                <text:p>500</text:p>
              </table:table-cell>
              <table:table-cell office:value-type="float" office:value="916.666666666667">
                <text:p>916.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50">
                <text:p>94250</text:p>
              </table:table-cell>
              <table:table-cell office:value-type="float" office:value="62.5">
                <text:p>62.5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895.833333333333">
                <text:p>895.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500">
                <text:p>9450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750">
                <text:p>94750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437.5">
                <text:p>437.5</text:p>
              </table:table-cell>
              <table:table-cell office:value-type="float" office:value="854.166666666667">
                <text:p>854.1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250">
                <text:p>95250</text:p>
              </table:table-cell>
              <table:table-cell office:value-type="float" office:value="-20.8333333333333">
                <text:p>-20.8333333333333</text:p>
              </table:table-cell>
              <table:table-cell office:value-type="float" office:value="395.833333333333">
                <text:p>395.833333333333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500">
                <text:p>95500</text:p>
              </table:table-cell>
              <table:table-cell office:value-type="float" office:value="-41.6666666666667">
                <text:p>-41.6666666666667</text:p>
              </table:table-cell>
              <table:table-cell office:value-type="float" office:value="375">
                <text:p>375</text:p>
              </table:table-cell>
              <table:table-cell office:value-type="float" office:value="791.666666666667">
                <text:p>791.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750">
                <text:p>95750</text:p>
              </table:table-cell>
              <table:table-cell office:value-type="float" office:value="-62.5">
                <text:p>-62.5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770.833333333333">
                <text:p>770.8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000">
                <text:p>96000</text:p>
              </table:table-cell>
              <table:table-cell office:value-type="float" office:value="-83.3333333333333">
                <text:p>-83.333333333333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250">
                <text:p>96250</text:p>
              </table:table-cell>
              <table:table-cell office:value-type="float" office:value="-104.166666666667">
                <text:p>-104.166666666667</text:p>
              </table:table-cell>
              <table:table-cell office:value-type="float" office:value="312.5">
                <text:p>312.5</text:p>
              </table:table-cell>
              <table:table-cell office:value-type="float" office:value="729.166666666667">
                <text:p>729.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500">
                <text:p>96500</text:p>
              </table:table-cell>
              <table:table-cell office:value-type="float" office:value="-125">
                <text:p>-125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708.333333333333">
                <text:p>708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750">
                <text:p>96750</text:p>
              </table:table-cell>
              <table:table-cell office:value-type="float" office:value="-145.833333333333">
                <text:p>-145.833333333333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000">
                <text:p>97000</text:p>
              </table:table-cell>
              <table:table-cell office:value-type="float" office:value="-166.666666666667">
                <text:p>-166.666666666667</text:p>
              </table:table-cell>
              <table:table-cell office:value-type="float" office:value="250">
                <text:p>250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250">
                <text:p>97250</text:p>
              </table:table-cell>
              <table:table-cell office:value-type="float" office:value="-187.5">
                <text:p>-187.5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645.833333333333">
                <text:p>645.8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500">
                <text:p>97500</text:p>
              </table:table-cell>
              <table:table-cell office:value-type="float" office:value="-208.333333333333">
                <text:p>-208.3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750">
                <text:p>97750</text:p>
              </table:table-cell>
              <table:table-cell office:value-type="float" office:value="-229.166666666667">
                <text:p>-229.166666666667</text:p>
              </table:table-cell>
              <table:table-cell office:value-type="float" office:value="187.5">
                <text:p>187.5</text:p>
              </table:table-cell>
              <table:table-cell office:value-type="float" office:value="604.166666666667">
                <text:p>604.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000">
                <text:p>98000</text:p>
              </table:table-cell>
              <table:table-cell office:value-type="float" office:value="-250">
                <text:p>-250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83.333333333333">
                <text:p>583.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250">
                <text:p>98250</text:p>
              </table:table-cell>
              <table:table-cell office:value-type="float" office:value="-270.833333333333">
                <text:p>-270.833333333333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500">
                <text:p>98500</text:p>
              </table:table-cell>
              <table:table-cell office:value-type="float" office:value="-291.666666666667">
                <text:p>-291.666666666667</text:p>
              </table:table-cell>
              <table:table-cell office:value-type="float" office:value="125">
                <text:p>125</text:p>
              </table:table-cell>
              <table:table-cell office:value-type="float" office:value="541.666666666667">
                <text:p>541.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50">
                <text:p>98750</text:p>
              </table:table-cell>
              <table:table-cell office:value-type="float" office:value="-312.5">
                <text:p>-312.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520.833333333333">
                <text:p>520.8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000">
                <text:p>99000</text:p>
              </table:table-cell>
              <table:table-cell office:value-type="float" office:value="-333.333333333333">
                <text:p>-333.3333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250">
                <text:p>99250</text:p>
              </table:table-cell>
              <table:table-cell office:value-type="float" office:value="-354.166666666667">
                <text:p>-354.166666666667</text:p>
              </table:table-cell>
              <table:table-cell office:value-type="float" office:value="62.5">
                <text:p>62.5</text:p>
              </table:table-cell>
              <table:table-cell office:value-type="float" office:value="479.166666666667">
                <text:p>479.1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500">
                <text:p>99500</text:p>
              </table:table-cell>
              <table:table-cell office:value-type="float" office:value="-375">
                <text:p>-3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58.333333333333">
                <text:p>458.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750">
                <text:p>99750</text:p>
              </table:table-cell>
              <table:table-cell office:value-type="float" office:value="-395.833333333333">
                <text:p>-395.83333333333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0">
                <text:p>100000</text:p>
              </table:table-cell>
              <table:table-cell office:value-type="float" office:value="-416.666666666667">
                <text:p>-416.666666666667</text:p>
              </table:table-cell>
              <table:table-cell office:value-type="float" office:value="0">
                <text:p>0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50">
                <text:p>100250</text:p>
              </table:table-cell>
              <table:table-cell office:value-type="float" office:value="-437.5">
                <text:p>-437.5</text:p>
              </table:table-cell>
              <table:table-cell office:value-type="float" office:value="-20.8333333333333">
                <text:p>-20.8333333333333</text:p>
              </table:table-cell>
              <table:table-cell office:value-type="float" office:value="395.833333333333">
                <text:p>395.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500">
                <text:p>100500</text:p>
              </table:table-cell>
              <table:table-cell office:value-type="float" office:value="-458.333333333333">
                <text:p>-458.333333333333</text:p>
              </table:table-cell>
              <table:table-cell office:value-type="float" office:value="-41.6666666666667">
                <text:p>-41.66666666666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50">
                <text:p>100750</text:p>
              </table:table-cell>
              <table:table-cell office:value-type="float" office:value="-479.166666666667">
                <text:p>-479.166666666667</text:p>
              </table:table-cell>
              <table:table-cell office:value-type="float" office:value="-62.5">
                <text:p>-62.5</text:p>
              </table:table-cell>
              <table:table-cell office:value-type="float" office:value="354.166666666667">
                <text:p>354.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000">
                <text:p>101000</text:p>
              </table:table-cell>
              <table:table-cell office:value-type="float" office:value="-500">
                <text:p>-500</text:p>
              </table:table-cell>
              <table:table-cell office:value-type="float" office:value="-83.3333333333333">
                <text:p>-83.333333333333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250">
                <text:p>101250</text:p>
              </table:table-cell>
              <table:table-cell office:value-type="float" office:value="-520.833333333333">
                <text:p>-520.833333333333</text:p>
              </table:table-cell>
              <table:table-cell office:value-type="float" office:value="-104.166666666667">
                <text:p>-104.166666666667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500">
                <text:p>101500</text:p>
              </table:table-cell>
              <table:table-cell office:value-type="float" office:value="-541.666666666667">
                <text:p>-541.666666666667</text:p>
              </table:table-cell>
              <table:table-cell office:value-type="float" office:value="-125">
                <text:p>-125</text:p>
              </table:table-cell>
              <table:table-cell office:value-type="float" office:value="291.666666666667">
                <text:p>291.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750">
                <text:p>101750</text:p>
              </table:table-cell>
              <table:table-cell office:value-type="float" office:value="-562.5">
                <text:p>-562.5</text:p>
              </table:table-cell>
              <table:table-cell office:value-type="float" office:value="-145.833333333333">
                <text:p>-145.833333333333</text:p>
              </table:table-cell>
              <table:table-cell office:value-type="float" office:value="270.833333333333">
                <text:p>270.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00">
                <text:p>102000</text:p>
              </table:table-cell>
              <table:table-cell office:value-type="float" office:value="-583.333333333333">
                <text:p>-583.333333333333</text:p>
              </table:table-cell>
              <table:table-cell office:value-type="float" office:value="-166.666666666667">
                <text:p>-166.6666666666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250">
                <text:p>102250</text:p>
              </table:table-cell>
              <table:table-cell office:value-type="float" office:value="-604.166666666667">
                <text:p>-604.166666666667</text:p>
              </table:table-cell>
              <table:table-cell office:value-type="float" office:value="-187.5">
                <text:p>-187.5</text:p>
              </table:table-cell>
              <table:table-cell office:value-type="float" office:value="229.166666666667">
                <text:p>229.1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500">
                <text:p>102500</text:p>
              </table:table-cell>
              <table:table-cell office:value-type="float" office:value="-625">
                <text:p>-625</text:p>
              </table:table-cell>
              <table:table-cell office:value-type="float" office:value="-208.333333333333">
                <text:p>-208.333333333333</text:p>
              </table:table-cell>
              <table:table-cell office:value-type="float" office:value="208.333333333333">
                <text:p>208.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750">
                <text:p>102750</text:p>
              </table:table-cell>
              <table:table-cell office:value-type="float" office:value="-645.833333333333">
                <text:p>-645.833333333333</text:p>
              </table:table-cell>
              <table:table-cell office:value-type="float" office:value="-229.166666666667">
                <text:p>-229.166666666667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00">
                <text:p>103000</text:p>
              </table:table-cell>
              <table:table-cell office:value-type="float" office:value="-666.666666666667">
                <text:p>-666.666666666667</text:p>
              </table:table-cell>
              <table:table-cell office:value-type="float" office:value="-250">
                <text:p>-25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250">
                <text:p>103250</text:p>
              </table:table-cell>
              <table:table-cell office:value-type="float" office:value="-687.5">
                <text:p>-687.5</text:p>
              </table:table-cell>
              <table:table-cell office:value-type="float" office:value="-270.833333333333">
                <text:p>-270.833333333333</text:p>
              </table:table-cell>
              <table:table-cell office:value-type="float" office:value="145.833333333333">
                <text:p>145.8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500">
                <text:p>103500</text:p>
              </table:table-cell>
              <table:table-cell office:value-type="float" office:value="-708.333333333333">
                <text:p>-708.333333333333</text:p>
              </table:table-cell>
              <table:table-cell office:value-type="float" office:value="-291.666666666667">
                <text:p>-291.6666666666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750">
                <text:p>103750</text:p>
              </table:table-cell>
              <table:table-cell office:value-type="float" office:value="-729.166666666667">
                <text:p>-729.166666666667</text:p>
              </table:table-cell>
              <table:table-cell office:value-type="float" office:value="-312.5">
                <text:p>-312.5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000">
                <text:p>104000</text:p>
              </table:table-cell>
              <table:table-cell office:value-type="float" office:value="-750">
                <text:p>-750</text:p>
              </table:table-cell>
              <table:table-cell office:value-type="float" office:value="-333.333333333333">
                <text:p>-333.33333333333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50">
                <text:p>104250</text:p>
              </table:table-cell>
              <table:table-cell office:value-type="float" office:value="-770.833333333333">
                <text:p>-770.833333333333</text:p>
              </table:table-cell>
              <table:table-cell office:value-type="float" office:value="-354.166666666667">
                <text:p>-354.16666666666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00">
                <text:p>104500</text:p>
              </table:table-cell>
              <table:table-cell office:value-type="float" office:value="-791.666666666667">
                <text:p>-791.666666666667</text:p>
              </table:table-cell>
              <table:table-cell office:value-type="float" office:value="-375">
                <text:p>-375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750">
                <text:p>104750</text:p>
              </table:table-cell>
              <table:table-cell office:value-type="float" office:value="-812.5">
                <text:p>-812.5</text:p>
              </table:table-cell>
              <table:table-cell office:value-type="float" office:value="-395.833333333333">
                <text:p>-395.833333333333</text:p>
              </table:table-cell>
              <table:table-cell office:value-type="float" office:value="20.8333333333333">
                <text:p>20.8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000">
                <text:p>105000</text:p>
              </table:table-cell>
              <table:table-cell office:value-type="float" office:value="-833.333333333333">
                <text:p>-833.333333333333</text:p>
              </table:table-cell>
              <table:table-cell office:value-type="float" office:value="-416.666666666667">
                <text:p>-416.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15cm" svg:height="10.305cm" xlink:href=".." xlink:type="simple" chart:class="chart:scatter" chart:style-name="ch1">
        <chart:title svg:x="11.483cm" svg:y="0.342cm" chart:style-name="ch2">
          <text:p>Altitude</text:p>
        </chart:title>
        <chart:subtitle svg:x="10.371cm" svg:y="1.327cm" chart:style-name="ch3">
          <text:p>by barometric formula</text:p>
        </chart:subtitle>
        <chart:legend chart:legend-position="bottom" svg:x="9.032cm" svg:y="9.706cm" style:legend-expansion="wide" chart:style-name="ch4"/>
        <chart:plot-area chart:style-name="ch5" table:cell-range-address="Sheet1.A3:Sheet1.D84 Sheet1.B2:Sheet1.D2" chart:data-source-has-labels="row" svg:x="1.503cm" svg:y="2.216cm" svg:width="22.62cm" svg:height="6.119cm">
          <chartooo:coordinate-region svg:x="3.077cm" svg:y="2.382cm" svg:width="20.489cm" svg:height="5.721cm"/>
          <chart:axis chart:dimension="x" chart:name="primary-x" chart:style-name="ch6">
            <chart:title svg:x="11.129cm" svg:y="8.541cm" chart:style-name="ch7">
              <text:p>Absolute pressure [Pa]</text:p>
            </chart:title>
            <chart:grid chart:style-name="ch8" chart:class="major"/>
          </chart:axis>
          <chart:axis chart:dimension="y" chart:name="primary-y" chart:style-name="ch9">
            <chart:title svg:x="0.451cm" svg:y="6.126cm" chart:style-name="ch10">
              <text:p>Altitude [m]</text:p>
            </chart:title>
            <chart:grid chart:style-name="ch8" chart:class="major"/>
          </chart:axis>
          <chart:series chart:style-name="ch11" chart:values-cell-range-address="Sheet1.B3:Sheet1.B84" chart:label-cell-address="Sheet1.B2:Sheet1.B2" chart:class="chart:scatter">
            <chart:domain table:cell-range-address="Sheet1.A3:Sheet1.A84"/>
            <chart:data-point chart:repeated="82"/>
          </chart:series>
          <chart:series chart:style-name="ch12" chart:values-cell-range-address="Sheet1.C3:Sheet1.C84" chart:label-cell-address="Sheet1.C2:Sheet1.C2" chart:class="chart:scatter">
            <chart:data-point chart:repeated="82"/>
          </chart:series>
          <chart:series chart:style-name="ch13" chart:values-cell-range-address="Sheet1.D3:Sheet1.D84" chart:label-cell-address="Sheet1.D2:Sheet1.D2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5000</text:p>
                <draw:g>
                  <svg:desc>Sheet1.B2:Sheet1.B2</svg:desc>
                </draw:g>
              </table:table-cell>
              <table:table-cell office:value-type="string">
                <text:p>100000</text:p>
                <draw:g>
                  <svg:desc>Sheet1.C2:Sheet1.C2</svg:desc>
                </draw:g>
              </table:table-cell>
              <table:table-cell office:value-type="string">
                <text:p>105000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84</svg:desc>
                </draw:g>
              </table:table-cell>
              <table:table-cell office:value-type="float" office:value="NaN">
                <text:p>NaN</text:p>
                <draw:g>
                  <svg:desc>Sheet1.B3:Sheet1.B84</svg:desc>
                </draw:g>
              </table:table-cell>
              <table:table-cell office:value-type="float" office:value="NaN">
                <text:p>NaN</text:p>
                <draw:g>
                  <svg:desc>Sheet1.C3:Sheet1.C84</svg:desc>
                </draw:g>
              </table:table-cell>
              <table:table-cell office:value-type="float" office:value="NaN">
                <text:p>NaN</text:p>
                <draw:g>
                  <svg:desc>Sheet1.D3:Sheet1.D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00">
                <text:p>85000</text:p>
              </table:table-cell>
              <table:table-cell office:value-type="float" office:value="928.438904776303">
                <text:p>928.438904776303</text:p>
              </table:table-cell>
              <table:table-cell office:value-type="float" office:value="1350.02556195322">
                <text:p>1350.02556195322</text:p>
              </table:table-cell>
              <table:table-cell office:value-type="float" office:value="1747.23779832205">
                <text:p>1747.23779832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50">
                <text:p>85250</text:p>
              </table:table-cell>
              <table:table-cell office:value-type="float" office:value="904.175669985377">
                <text:p>904.175669985377</text:p>
              </table:table-cell>
              <table:table-cell office:value-type="float" office:value="1325.99801122042">
                <text:p>1325.99801122042</text:p>
              </table:table-cell>
              <table:table-cell office:value-type="float" office:value="1723.43230535652">
                <text:p>1723.43230535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500">
                <text:p>85500</text:p>
              </table:table-cell>
              <table:table-cell office:value-type="float" office:value="879.969979694785">
                <text:p>879.969979694785</text:p>
              </table:table-cell>
              <table:table-cell office:value-type="float" office:value="1302.02744602203">
                <text:p>1302.02744602203</text:p>
              </table:table-cell>
              <table:table-cell office:value-type="float" office:value="1699.68327127661">
                <text:p>1699.68327127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750">
                <text:p>85750</text:p>
              </table:table-cell>
              <table:table-cell office:value-type="float" office:value="855.821529765917">
                <text:p>855.821529765917</text:p>
              </table:table-cell>
              <table:table-cell office:value-type="float" office:value="1278.11356517374">
                <text:p>1278.11356517374</text:p>
              </table:table-cell>
              <table:table-cell office:value-type="float" office:value="1675.99039768149">
                <text:p>1675.99039768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000">
                <text:p>86000</text:p>
              </table:table-cell>
              <table:table-cell office:value-type="float" office:value="831.730018548625">
                <text:p>831.730018548625</text:p>
              </table:table-cell>
              <table:table-cell office:value-type="float" office:value="1254.2560699555">
                <text:p>1254.2560699555</text:p>
              </table:table-cell>
              <table:table-cell office:value-type="float" office:value="1652.35338861183">
                <text:p>1652.3533886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50">
                <text:p>86250</text:p>
              </table:table-cell>
              <table:table-cell office:value-type="float" office:value="807.695146853649">
                <text:p>807.695146853649</text:p>
              </table:table-cell>
              <table:table-cell office:value-type="float" office:value="1230.45466408429">
                <text:p>1230.45466408429</text:p>
              </table:table-cell>
              <table:table-cell office:value-type="float" office:value="1628.77195052279">
                <text:p>1628.77195052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500">
                <text:p>86500</text:p>
              </table:table-cell>
              <table:table-cell office:value-type="float" office:value="783.716617925512">
                <text:p>783.716617925512</text:p>
              </table:table-cell>
              <table:table-cell office:value-type="float" office:value="1206.70905368718">
                <text:p>1206.70905368718</text:p>
              </table:table-cell>
              <table:table-cell office:value-type="float" office:value="1605.24579225736">
                <text:p>1605.24579225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50">
                <text:p>86750</text:p>
              </table:table-cell>
              <table:table-cell office:value-type="float" office:value="759.794137415724">
                <text:p>759.794137415724</text:p>
              </table:table-cell>
              <table:table-cell office:value-type="float" office:value="1183.01894727489">
                <text:p>1183.01894727489</text:p>
              </table:table-cell>
              <table:table-cell office:value-type="float" office:value="1581.77462502013">
                <text:p>1581.77462502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00">
                <text:p>87000</text:p>
              </table:table-cell>
              <table:table-cell office:value-type="float" office:value="735.927413356404">
                <text:p>735.927413356404</text:p>
              </table:table-cell>
              <table:table-cell office:value-type="float" office:value="1159.3840557156">
                <text:p>1159.3840557156</text:p>
              </table:table-cell>
              <table:table-cell office:value-type="float" office:value="1558.3581623514">
                <text:p>1558.3581623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250">
                <text:p>87250</text:p>
              </table:table-cell>
              <table:table-cell office:value-type="float" office:value="712.116156134248">
                <text:p>712.116156134248</text:p>
              </table:table-cell>
              <table:table-cell office:value-type="float" office:value="1135.80409220921">
                <text:p>1135.80409220921</text:p>
              </table:table-cell>
              <table:table-cell office:value-type="float" office:value="1534.99612010159">
                <text:p>1534.99612010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500">
                <text:p>87500</text:p>
              </table:table-cell>
              <table:table-cell office:value-type="float" office:value="688.360078464854">
                <text:p>688.360078464854</text:p>
              </table:table-cell>
              <table:table-cell office:value-type="float" office:value="1112.27877226187">
                <text:p>1112.27877226187</text:p>
              </table:table-cell>
              <table:table-cell office:value-type="float" office:value="1511.68821640613">
                <text:p>1511.68821640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750">
                <text:p>87750</text:p>
              </table:table-cell>
              <table:table-cell office:value-type="float" office:value="664.658895367388">
                <text:p>664.658895367388</text:p>
              </table:table-cell>
              <table:table-cell office:value-type="float" office:value="1088.80781366097">
                <text:p>1088.80781366097</text:p>
              </table:table-cell>
              <table:table-cell office:value-type="float" office:value="1488.43417166051">
                <text:p>1488.43417166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000">
                <text:p>88000</text:p>
              </table:table-cell>
              <table:table-cell office:value-type="float" office:value="641.012324139628">
                <text:p>641.012324139628</text:p>
              </table:table-cell>
              <table:table-cell office:value-type="float" office:value="1065.39093645034">
                <text:p>1065.39093645034</text:p>
              </table:table-cell>
              <table:table-cell office:value-type="float" office:value="1465.2337084959">
                <text:p>1465.2337084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250">
                <text:p>88250</text:p>
              </table:table-cell>
              <table:table-cell office:value-type="float" office:value="617.420084333336">
                <text:p>617.420084333336</text:p>
              </table:table-cell>
              <table:table-cell office:value-type="float" office:value="1042.02786290591">
                <text:p>1042.02786290591</text:p>
              </table:table-cell>
              <table:table-cell office:value-type="float" office:value="1442.08655175487">
                <text:p>1442.08655175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00">
                <text:p>88500</text:p>
              </table:table-cell>
              <table:table-cell office:value-type="float" office:value="593.881897729927">
                <text:p>593.881897729927</text:p>
              </table:table-cell>
              <table:table-cell office:value-type="float" office:value="1018.71831751161">
                <text:p>1018.71831751161</text:p>
              </table:table-cell>
              <table:table-cell office:value-type="float" office:value="1418.99242846763">
                <text:p>1418.99242846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750">
                <text:p>88750</text:p>
              </table:table-cell>
              <table:table-cell office:value-type="float" office:value="570.397488316536">
                <text:p>570.397488316536</text:p>
              </table:table-cell>
              <table:table-cell office:value-type="float" office:value="995.46202693567">
                <text:p>995.46202693567</text:p>
              </table:table-cell>
              <table:table-cell office:value-type="float" office:value="1395.95106782848">
                <text:p>1395.95106782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00">
                <text:p>89000</text:p>
              </table:table-cell>
              <table:table-cell office:value-type="float" office:value="546.966582262361">
                <text:p>546.966582262361</text:p>
              </table:table-cell>
              <table:table-cell office:value-type="float" office:value="972.258720007165">
                <text:p>972.258720007165</text:p>
              </table:table-cell>
              <table:table-cell office:value-type="float" office:value="1372.96220117261">
                <text:p>1372.96220117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50">
                <text:p>89250</text:p>
              </table:table-cell>
              <table:table-cell office:value-type="float" office:value="523.588907895337">
                <text:p>523.588907895337</text:p>
              </table:table-cell>
              <table:table-cell office:value-type="float" office:value="949.108127692955">
                <text:p>949.108127692955</text:p>
              </table:table-cell>
              <table:table-cell office:value-type="float" office:value="1350.02556195322">
                <text:p>1350.02556195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500">
                <text:p>89500</text:p>
              </table:table-cell>
              <table:table-cell office:value-type="float" office:value="500.26419567912">
                <text:p>500.26419567912</text:p>
              </table:table-cell>
              <table:table-cell office:value-type="float" office:value="926.009983074877">
                <text:p>926.009983074877</text:p>
              </table:table-cell>
              <table:table-cell office:value-type="float" office:value="1327.14088571896">
                <text:p>1327.14088571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750">
                <text:p>89750</text:p>
              </table:table-cell>
              <table:table-cell office:value-type="float" office:value="476.992178190397">
                <text:p>476.992178190397</text:p>
              </table:table-cell>
              <table:table-cell office:value-type="float" office:value="902.964021327267">
                <text:p>902.964021327267</text:p>
              </table:table-cell>
              <table:table-cell office:value-type="float" office:value="1304.30791009162">
                <text:p>1304.30791009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0">
                <text:p>90000</text:p>
              </table:table-cell>
              <table:table-cell office:value-type="float" office:value="453.772590096483">
                <text:p>453.772590096483</text:p>
              </table:table-cell>
              <table:table-cell office:value-type="float" office:value="879.969979694785">
                <text:p>879.969979694785</text:p>
              </table:table-cell>
              <table:table-cell office:value-type="float" office:value="1281.5263747442">
                <text:p>1281.5263747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250">
                <text:p>90250</text:p>
              </table:table-cell>
              <table:table-cell office:value-type="float" office:value="430.605168133218">
                <text:p>430.605168133218</text:p>
              </table:table-cell>
              <table:table-cell office:value-type="float" office:value="857.027597470512">
                <text:p>857.027597470512</text:p>
              </table:table-cell>
              <table:table-cell office:value-type="float" office:value="1258.79602137919">
                <text:p>1258.79602137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500">
                <text:p>90500</text:p>
              </table:table-cell>
              <table:table-cell office:value-type="float" office:value="407.489651083162">
                <text:p>407.489651083162</text:p>
              </table:table-cell>
              <table:table-cell office:value-type="float" office:value="834.13661597439">
                <text:p>834.13661597439</text:p>
              </table:table-cell>
              <table:table-cell office:value-type="float" office:value="1236.11659370718">
                <text:p>1236.11659370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50">
                <text:p>90750</text:p>
              </table:table-cell>
              <table:table-cell office:value-type="float" office:value="384.425779754085">
                <text:p>384.425779754085</text:p>
              </table:table-cell>
              <table:table-cell office:value-type="float" office:value="811.296778531885">
                <text:p>811.296778531885</text:p>
              </table:table-cell>
              <table:table-cell office:value-type="float" office:value="1213.48783742578">
                <text:p>1213.48783742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000">
                <text:p>91000</text:p>
              </table:table-cell>
              <table:table-cell office:value-type="float" office:value="361.413296957739">
                <text:p>361.413296957739</text:p>
              </table:table-cell>
              <table:table-cell office:value-type="float" office:value="788.507830452966">
                <text:p>788.507830452966</text:p>
              </table:table-cell>
              <table:table-cell office:value-type="float" office:value="1190.90950019876">
                <text:p>1190.90950019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250">
                <text:p>91250</text:p>
              </table:table-cell>
              <table:table-cell office:value-type="float" office:value="338.451947488893">
                <text:p>338.451947488893</text:p>
              </table:table-cell>
              <table:table-cell office:value-type="float" office:value="765.769519011382">
                <text:p>765.769519011382</text:p>
              </table:table-cell>
              <table:table-cell office:value-type="float" office:value="1168.38133163551">
                <text:p>1168.38133163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500">
                <text:p>91500</text:p>
              </table:table-cell>
              <table:table-cell office:value-type="float" office:value="315.541478104658">
                <text:p>315.541478104658</text:p>
              </table:table-cell>
              <table:table-cell office:value-type="float" office:value="743.081593424155">
                <text:p>743.081593424155</text:p>
              </table:table-cell>
              <table:table-cell office:value-type="float" office:value="1145.90308327073">
                <text:p>1145.90308327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750">
                <text:p>91750</text:p>
              </table:table-cell>
              <table:table-cell office:value-type="float" office:value="292.681637504111">
                <text:p>292.681637504111</text:p>
              </table:table-cell>
              <table:table-cell office:value-type="float" office:value="720.443804831399">
                <text:p>720.443804831399</text:p>
              </table:table-cell>
              <table:table-cell office:value-type="float" office:value="1123.47450854445">
                <text:p>1123.47450854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000">
                <text:p>92000</text:p>
              </table:table-cell>
              <table:table-cell office:value-type="float" office:value="269.872176308125">
                <text:p>269.872176308125</text:p>
              </table:table-cell>
              <table:table-cell office:value-type="float" office:value="697.855906276362">
                <text:p>697.855906276362</text:p>
              </table:table-cell>
              <table:table-cell office:value-type="float" office:value="1101.09536278225">
                <text:p>1101.09536278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50">
                <text:p>92250</text:p>
              </table:table-cell>
              <table:table-cell office:value-type="float" office:value="247.112847039517">
                <text:p>247.112847039517</text:p>
              </table:table-cell>
              <table:table-cell office:value-type="float" office:value="675.317652685765">
                <text:p>675.317652685765</text:p>
              </table:table-cell>
              <table:table-cell office:value-type="float" office:value="1078.76540317576">
                <text:p>1078.7654031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500">
                <text:p>92500</text:p>
              </table:table-cell>
              <table:table-cell office:value-type="float" office:value="224.403404103413">
                <text:p>224.403404103413</text:p>
              </table:table-cell>
              <table:table-cell office:value-type="float" office:value="652.828800850349">
                <text:p>652.828800850349</text:p>
              </table:table-cell>
              <table:table-cell office:value-type="float" office:value="1056.48438876342">
                <text:p>1056.48438876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750">
                <text:p>92750</text:p>
              </table:table-cell>
              <table:table-cell office:value-type="float" office:value="201.74360376791">
                <text:p>201.74360376791</text:p>
              </table:table-cell>
              <table:table-cell office:value-type="float" office:value="630.389109405746">
                <text:p>630.389109405746</text:p>
              </table:table-cell>
              <table:table-cell office:value-type="float" office:value="1034.25208041149">
                <text:p>1034.25208041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000">
                <text:p>93000</text:p>
              </table:table-cell>
              <table:table-cell office:value-type="float" office:value="179.133204144958">
                <text:p>179.133204144958</text:p>
              </table:table-cell>
              <table:table-cell office:value-type="float" office:value="607.998338813497">
                <text:p>607.998338813497</text:p>
              </table:table-cell>
              <table:table-cell office:value-type="float" office:value="1012.06824079529">
                <text:p>1012.06824079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250">
                <text:p>93250</text:p>
              </table:table-cell>
              <table:table-cell office:value-type="float" office:value="156.571965171489">
                <text:p>156.571965171489</text:p>
              </table:table-cell>
              <table:table-cell office:value-type="float" office:value="585.656251342431">
                <text:p>585.656251342431</text:p>
              </table:table-cell>
              <table:table-cell office:value-type="float" office:value="989.932634380708">
                <text:p>989.932634380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500">
                <text:p>93500</text:p>
              </table:table-cell>
              <table:table-cell office:value-type="float" office:value="134.059648590811">
                <text:p>134.059648590811</text:p>
              </table:table-cell>
              <table:table-cell office:value-type="float" office:value="563.362611050183">
                <text:p>563.362611050183</text:p>
              </table:table-cell>
              <table:table-cell office:value-type="float" office:value="967.845027405908">
                <text:p>967.84502740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750">
                <text:p>93750</text:p>
              </table:table-cell>
              <table:table-cell office:value-type="float" office:value="111.596017934213">
                <text:p>111.596017934213</text:p>
              </table:table-cell>
              <table:table-cell office:value-type="float" office:value="541.11718376502">
                <text:p>541.11718376502</text:p>
              </table:table-cell>
              <table:table-cell office:value-type="float" office:value="945.805187863326">
                <text:p>945.805187863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000">
                <text:p>94000</text:p>
              </table:table-cell>
              <table:table-cell office:value-type="float" office:value="89.1808385028301">
                <text:p>89.1808385028301</text:p>
              </table:table-cell>
              <table:table-cell office:value-type="float" office:value="518.919737067862">
                <text:p>518.919737067862</text:p>
              </table:table-cell>
              <table:table-cell office:value-type="float" office:value="923.812885481846">
                <text:p>923.812885481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50">
                <text:p>94250</text:p>
              </table:table-cell>
              <table:table-cell office:value-type="float" office:value="66.8138773497387">
                <text:p>66.8138773497387</text:p>
              </table:table-cell>
              <table:table-cell office:value-type="float" office:value="496.770040274521">
                <text:p>496.770040274521</text:p>
              </table:table-cell>
              <table:table-cell office:value-type="float" office:value="901.867891709235">
                <text:p>901.867891709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500">
                <text:p>94500</text:p>
              </table:table-cell>
              <table:table-cell office:value-type="float" office:value="44.4949032622446">
                <text:p>44.4949032622446</text:p>
              </table:table-cell>
              <table:table-cell office:value-type="float" office:value="474.667864418237">
                <text:p>474.667864418237</text:p>
              </table:table-cell>
              <table:table-cell office:value-type="float" office:value="879.969979694785">
                <text:p>879.969979694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750">
                <text:p>94750</text:p>
              </table:table-cell>
              <table:table-cell office:value-type="float" office:value="22.2236867444524">
                <text:p>22.2236867444524</text:p>
              </table:table-cell>
              <table:table-cell office:value-type="float" office:value="452.612982232345">
                <text:p>452.612982232345</text:p>
              </table:table-cell>
              <table:table-cell office:value-type="float" office:value="858.118924272178">
                <text:p>858.118924272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430.605168133218">
                <text:p>430.605168133218</text:p>
              </table:table-cell>
              <table:table-cell office:value-type="float" office:value="836.314501942595">
                <text:p>836.314501942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250">
                <text:p>95250</text:p>
              </table:table-cell>
              <table:table-cell office:value-type="float" office:value="-22.1763830849358">
                <text:p>-22.1763830849358</text:p>
              </table:table-cell>
              <table:table-cell office:value-type="float" office:value="408.64419820341">
                <text:p>408.64419820341</text:p>
              </table:table-cell>
              <table:table-cell office:value-type="float" office:value="814.556490857986">
                <text:p>814.556490857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500">
                <text:p>95500</text:p>
              </table:table-cell>
              <table:table-cell office:value-type="float" office:value="-44.3056869584612">
                <text:p>-44.3056869584612</text:p>
              </table:table-cell>
              <table:table-cell office:value-type="float" office:value="386.729850175027">
                <text:p>386.729850175027</text:p>
              </table:table-cell>
              <table:table-cell office:value-type="float" office:value="792.844670804613">
                <text:p>792.844670804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750">
                <text:p>95750</text:p>
              </table:table-cell>
              <table:table-cell office:value-type="float" office:value="-66.3881344195661">
                <text:p>-66.3881344195661</text:p>
              </table:table-cell>
              <table:table-cell office:value-type="float" office:value="364.861903413263">
                <text:p>364.861903413263</text:p>
              </table:table-cell>
              <table:table-cell office:value-type="float" office:value="771.178823186736">
                <text:p>771.178823186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000">
                <text:p>96000</text:p>
              </table:table-cell>
              <table:table-cell office:value-type="float" office:value="-88.4239466344836">
                <text:p>-88.4239466344836</text:p>
              </table:table-cell>
              <table:table-cell office:value-type="float" office:value="343.04013890021">
                <text:p>343.04013890021</text:p>
              </table:table-cell>
              <table:table-cell office:value-type="float" office:value="749.558731010558">
                <text:p>749.558731010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250">
                <text:p>96250</text:p>
              </table:table-cell>
              <table:table-cell office:value-type="float" office:value="-110.413343152911">
                <text:p>-110.413343152911</text:p>
              </table:table-cell>
              <table:table-cell office:value-type="float" office:value="321.264339218802">
                <text:p>321.264339218802</text:p>
              </table:table-cell>
              <table:table-cell office:value-type="float" office:value="727.98417886834">
                <text:p>727.984178868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500">
                <text:p>96500</text:p>
              </table:table-cell>
              <table:table-cell office:value-type="float" office:value="-132.356541923959">
                <text:p>-132.356541923959</text:p>
              </table:table-cell>
              <table:table-cell office:value-type="float" office:value="299.534288537003">
                <text:p>299.534288537003</text:p>
              </table:table-cell>
              <table:table-cell office:value-type="float" office:value="706.454952922721">
                <text:p>706.454952922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750">
                <text:p>96750</text:p>
              </table:table-cell>
              <table:table-cell office:value-type="float" office:value="-154.253759311923">
                <text:p>-154.253759311923</text:p>
              </table:table-cell>
              <table:table-cell office:value-type="float" office:value="277.849772592184">
                <text:p>277.849772592184</text:p>
              </table:table-cell>
              <table:table-cell office:value-type="float" office:value="684.970840891255">
                <text:p>684.97084089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000">
                <text:p>97000</text:p>
              </table:table-cell>
              <table:table-cell office:value-type="float" office:value="-176.105210111924">
                <text:p>-176.105210111924</text:p>
              </table:table-cell>
              <table:table-cell office:value-type="float" office:value="256.210578675687">
                <text:p>256.210578675687</text:p>
              </table:table-cell>
              <table:table-cell office:value-type="float" office:value="663.531632031077">
                <text:p>663.531632031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250">
                <text:p>97250</text:p>
              </table:table-cell>
              <table:table-cell office:value-type="float" office:value="-197.911107565237">
                <text:p>-197.911107565237</text:p>
              </table:table-cell>
              <table:table-cell office:value-type="float" office:value="234.616495617569">
                <text:p>234.616495617569</text:p>
              </table:table-cell>
              <table:table-cell office:value-type="float" office:value="642.137117123852">
                <text:p>642.137117123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500">
                <text:p>97500</text:p>
              </table:table-cell>
              <table:table-cell office:value-type="float" office:value="-219.671663374531">
                <text:p>-219.671663374531</text:p>
              </table:table-cell>
              <table:table-cell office:value-type="float" office:value="213.067313771581">
                <text:p>213.067313771581</text:p>
              </table:table-cell>
              <table:table-cell office:value-type="float" office:value="620.787088460826">
                <text:p>620.787088460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750">
                <text:p>97750</text:p>
              </table:table-cell>
              <table:table-cell office:value-type="float" office:value="-241.38708771884">
                <text:p>-241.38708771884</text:p>
              </table:table-cell>
              <table:table-cell office:value-type="float" office:value="191.562825000259">
                <text:p>191.562825000259</text:p>
              </table:table-cell>
              <table:table-cell office:value-type="float" office:value="599.481339828104">
                <text:p>599.481339828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000">
                <text:p>98000</text:p>
              </table:table-cell>
              <table:table-cell office:value-type="float" office:value="-263.057589268476">
                <text:p>-263.057589268476</text:p>
              </table:table-cell>
              <table:table-cell office:value-type="float" office:value="170.102822660269">
                <text:p>170.102822660269</text:p>
              </table:table-cell>
              <table:table-cell office:value-type="float" office:value="578.219666492109">
                <text:p>578.219666492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250">
                <text:p>98250</text:p>
              </table:table-cell>
              <table:table-cell office:value-type="float" office:value="-284.683375199569">
                <text:p>-284.683375199569</text:p>
              </table:table-cell>
              <table:table-cell office:value-type="float" office:value="148.687101587884">
                <text:p>148.687101587884</text:p>
              </table:table-cell>
              <table:table-cell office:value-type="float" office:value="557.001865185191">
                <text:p>557.001865185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500">
                <text:p>98500</text:p>
              </table:table-cell>
              <table:table-cell office:value-type="float" office:value="-306.264651208649">
                <text:p>-306.264651208649</text:p>
              </table:table-cell>
              <table:table-cell office:value-type="float" office:value="127.315458084661">
                <text:p>127.315458084661</text:p>
              </table:table-cell>
              <table:table-cell office:value-type="float" office:value="535.82773409145">
                <text:p>535.82773409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50">
                <text:p>98750</text:p>
              </table:table-cell>
              <table:table-cell office:value-type="float" office:value="-327.801621526829">
                <text:p>-327.801621526829</text:p>
              </table:table-cell>
              <table:table-cell office:value-type="float" office:value="105.987689903293">
                <text:p>105.987689903293</text:p>
              </table:table-cell>
              <table:table-cell office:value-type="float" office:value="514.697072832709">
                <text:p>514.697072832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000">
                <text:p>99000</text:p>
              </table:table-cell>
              <table:table-cell office:value-type="float" office:value="-349.294488934009">
                <text:p>-349.294488934009</text:p>
              </table:table-cell>
              <table:table-cell office:value-type="float" office:value="84.7035962336153">
                <text:p>84.7035962336153</text:p>
              </table:table-cell>
              <table:table-cell office:value-type="float" office:value="493.60968245465">
                <text:p>493.60968245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250">
                <text:p>99250</text:p>
              </table:table-cell>
              <table:table-cell office:value-type="float" office:value="-370.743454772784">
                <text:p>-370.743454772784</text:p>
              </table:table-cell>
              <table:table-cell office:value-type="float" office:value="63.4629776888062">
                <text:p>63.4629776888062</text:p>
              </table:table-cell>
              <table:table-cell office:value-type="float" office:value="472.565365413145">
                <text:p>472.565365413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500">
                <text:p>99500</text:p>
              </table:table-cell>
              <table:table-cell office:value-type="float" office:value="-392.148718962207">
                <text:p>-392.148718962207</text:p>
              </table:table-cell>
              <table:table-cell office:value-type="float" office:value="42.265636291735">
                <text:p>42.265636291735</text:p>
              </table:table-cell>
              <table:table-cell office:value-type="float" office:value="451.563925560719">
                <text:p>451.563925560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750">
                <text:p>99750</text:p>
              </table:table-cell>
              <table:table-cell office:value-type="float" office:value="-413.510480011475">
                <text:p>-413.510480011475</text:p>
              </table:table-cell>
              <table:table-cell office:value-type="float" office:value="21.1113754614699">
                <text:p>21.1113754614699</text:p>
              </table:table-cell>
              <table:table-cell office:value-type="float" office:value="430.605168133218">
                <text:p>430.605168133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0">
                <text:p>100000</text:p>
              </table:table-cell>
              <table:table-cell office:value-type="float" office:value="-434.828935033267">
                <text:p>-434.828935033267</text:p>
              </table:table-cell>
              <table:table-cell office:value-type="float" office:value="0">
                <text:p>0</text:p>
              </table:table-cell>
              <table:table-cell office:value-type="float" office:value="409.688899736591">
                <text:p>409.688899736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50">
                <text:p>100250</text:p>
              </table:table-cell>
              <table:table-cell office:value-type="float" office:value="-456.104279757129">
                <text:p>-456.104279757129</text:p>
              </table:table-cell>
              <table:table-cell office:value-type="float" office:value="-21.0686839209748">
                <text:p>-21.0686839209748</text:p>
              </table:table-cell>
              <table:table-cell office:value-type="float" office:value="388.814928333877">
                <text:p>388.81492833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500">
                <text:p>100500</text:p>
              </table:table-cell>
              <table:table-cell office:value-type="float" office:value="-477.336708542535">
                <text:p>-477.336708542535</text:p>
              </table:table-cell>
              <table:table-cell office:value-type="float" office:value="-42.0948687730019">
                <text:p>-42.0948687730019</text:p>
              </table:table-cell>
              <table:table-cell office:value-type="float" office:value="367.983063232308">
                <text:p>367.983063232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50">
                <text:p>100750</text:p>
              </table:table-cell>
              <table:table-cell office:value-type="float" office:value="-498.526414391924">
                <text:p>-498.526414391924</text:p>
              </table:table-cell>
              <table:table-cell office:value-type="float" office:value="-63.0787456837464">
                <text:p>-63.0787456837464</text:p>
              </table:table-cell>
              <table:table-cell office:value-type="float" office:value="347.19311507058">
                <text:p>347.19311507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000">
                <text:p>101000</text:p>
              </table:table-cell>
              <table:table-cell office:value-type="float" office:value="-519.673588963433">
                <text:p>-519.673588963433</text:p>
              </table:table-cell>
              <table:table-cell office:value-type="float" office:value="-84.020504449664">
                <text:p>-84.020504449664</text:p>
              </table:table-cell>
              <table:table-cell office:value-type="float" office:value="326.444895806294">
                <text:p>326.444895806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250">
                <text:p>101250</text:p>
              </table:table-cell>
              <table:table-cell office:value-type="float" office:value="-540.778422583624">
                <text:p>-540.778422583624</text:p>
              </table:table-cell>
              <table:table-cell office:value-type="float" office:value="-104.920333548552">
                <text:p>-104.920333548552</text:p>
              </table:table-cell>
              <table:table-cell office:value-type="float" office:value="305.738218703523">
                <text:p>305.738218703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500">
                <text:p>101500</text:p>
              </table:table-cell>
              <table:table-cell office:value-type="float" office:value="-561.841104259999">
                <text:p>-561.841104259999</text:p>
              </table:table-cell>
              <table:table-cell office:value-type="float" office:value="-125.778420151959">
                <text:p>-125.778420151959</text:p>
              </table:table-cell>
              <table:table-cell office:value-type="float" office:value="285.072898320541">
                <text:p>285.072898320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750">
                <text:p>101750</text:p>
              </table:table-cell>
              <table:table-cell office:value-type="float" office:value="-582.861821693309">
                <text:p>-582.861821693309</text:p>
              </table:table-cell>
              <table:table-cell office:value-type="float" office:value="-146.594950137385">
                <text:p>-146.594950137385</text:p>
              </table:table-cell>
              <table:table-cell office:value-type="float" office:value="264.448750497673">
                <text:p>264.448750497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00">
                <text:p>102000</text:p>
              </table:table-cell>
              <table:table-cell office:value-type="float" office:value="-603.840761289821">
                <text:p>-603.840761289821</text:p>
              </table:table-cell>
              <table:table-cell office:value-type="float" office:value="-167.370108100413">
                <text:p>-167.370108100413</text:p>
              </table:table-cell>
              <table:table-cell office:value-type="float" office:value="243.865592345324">
                <text:p>243.8655923453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250">
                <text:p>102250</text:p>
              </table:table-cell>
              <table:table-cell office:value-type="float" office:value="-624.778108173388">
                <text:p>-624.778108173388</text:p>
              </table:table-cell>
              <table:table-cell office:value-type="float" office:value="-188.104077366685">
                <text:p>-188.104077366685</text:p>
              </table:table-cell>
              <table:table-cell office:value-type="float" office:value="223.323242232133">
                <text:p>223.323242232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500">
                <text:p>102500</text:p>
              </table:table-cell>
              <table:table-cell office:value-type="float" office:value="-645.674046197374">
                <text:p>-645.674046197374</text:p>
              </table:table-cell>
              <table:table-cell office:value-type="float" office:value="-208.797040003656">
                <text:p>-208.797040003656</text:p>
              </table:table-cell>
              <table:table-cell office:value-type="float" office:value="202.821519773249">
                <text:p>202.821519773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750">
                <text:p>102750</text:p>
              </table:table-cell>
              <table:table-cell office:value-type="float" office:value="-666.528757956451">
                <text:p>-666.528757956451</text:p>
              </table:table-cell>
              <table:table-cell office:value-type="float" office:value="-229.449176832364">
                <text:p>-229.449176832364</text:p>
              </table:table-cell>
              <table:table-cell office:value-type="float" office:value="182.360245818775">
                <text:p>182.360245818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00">
                <text:p>103000</text:p>
              </table:table-cell>
              <table:table-cell office:value-type="float" office:value="-687.342424798248">
                <text:p>-687.342424798248</text:p>
              </table:table-cell>
              <table:table-cell office:value-type="float" office:value="-250.060667438876">
                <text:p>-250.060667438876</text:p>
              </table:table-cell>
              <table:table-cell office:value-type="float" office:value="161.93924244232">
                <text:p>161.93924244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250">
                <text:p>103250</text:p>
              </table:table-cell>
              <table:table-cell office:value-type="float" office:value="-708.115226834866">
                <text:p>-708.115226834866</text:p>
              </table:table-cell>
              <table:table-cell office:value-type="float" office:value="-270.631690185772">
                <text:p>-270.631690185772</text:p>
              </table:table-cell>
              <table:table-cell office:value-type="float" office:value="141.558332929705">
                <text:p>141.558332929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500">
                <text:p>103500</text:p>
              </table:table-cell>
              <table:table-cell office:value-type="float" office:value="-728.847342954305">
                <text:p>-728.847342954305</text:p>
              </table:table-cell>
              <table:table-cell office:value-type="float" office:value="-291.162422223379">
                <text:p>-291.162422223379</text:p>
              </table:table-cell>
              <table:table-cell office:value-type="float" office:value="121.217341767788">
                <text:p>121.217341767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750">
                <text:p>103750</text:p>
              </table:table-cell>
              <table:table-cell office:value-type="float" office:value="-749.538950831647">
                <text:p>-749.538950831647</text:p>
              </table:table-cell>
              <table:table-cell office:value-type="float" office:value="-311.653039500932">
                <text:p>-311.653039500932</text:p>
              </table:table-cell>
              <table:table-cell office:value-type="float" office:value="100.916094633423">
                <text:p>100.916094633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000">
                <text:p>104000</text:p>
              </table:table-cell>
              <table:table-cell office:value-type="float" office:value="-770.19022694025">
                <text:p>-770.19022694025</text:p>
              </table:table-cell>
              <table:table-cell office:value-type="float" office:value="-332.103716777572">
                <text:p>-332.103716777572</text:p>
              </table:table-cell>
              <table:table-cell office:value-type="float" office:value="80.6544183825488">
                <text:p>80.6544183825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50">
                <text:p>104250</text:p>
              </table:table-cell>
              <table:table-cell office:value-type="float" office:value="-790.801346562706">
                <text:p>-790.801346562706</text:p>
              </table:table-cell>
              <table:table-cell office:value-type="float" office:value="-352.514627633265">
                <text:p>-352.514627633265</text:p>
              </table:table-cell>
              <table:table-cell office:value-type="float" office:value="60.4321410393987">
                <text:p>60.4321410393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00">
                <text:p>104500</text:p>
              </table:table-cell>
              <table:table-cell office:value-type="float" office:value="-811.372483801699">
                <text:p>-811.372483801699</text:p>
              </table:table-cell>
              <table:table-cell office:value-type="float" office:value="-372.885944479539">
                <text:p>-372.885944479539</text:p>
              </table:table-cell>
              <table:table-cell office:value-type="float" office:value="40.2490917858396">
                <text:p>40.2490917858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750">
                <text:p>104750</text:p>
              </table:table-cell>
              <table:table-cell office:value-type="float" office:value="-831.903811590782">
                <text:p>-831.903811590782</text:p>
              </table:table-cell>
              <table:table-cell office:value-type="float" office:value="-393.21783857012">
                <text:p>-393.21783857012</text:p>
              </table:table-cell>
              <table:table-cell office:value-type="float" office:value="20.1051009508297">
                <text:p>20.1051009508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000">
                <text:p>105000</text:p>
              </table:table-cell>
              <table:table-cell office:value-type="float" office:value="-852.39550170498">
                <text:p>-852.39550170498</text:p>
              </table:table-cell>
              <table:table-cell office:value-type="float" office:value="-413.510480011475">
                <text:p>-413.5104800114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72cm" svg:height="20.692cm" xlink:href=".." xlink:type="simple" chart:class="chart:scatter" chart:style-name="ch1">
        <chart:title svg:x="10.467cm" svg:y="0.549cm" chart:style-name="ch2">
          <text:p>Altitude difference</text:p>
        </chart:title>
        <chart:subtitle svg:x="9.792cm" svg:y="1.741cm" chart:style-name="ch3">
          <text:p>simple vs barometric formula</text:p>
        </chart:subtitle>
        <chart:legend chart:legend-position="bottom" svg:x="9.061cm" svg:y="20.093cm" style:legend-expansion="wide" chart:style-name="ch4"/>
        <chart:plot-area chart:style-name="ch5" table:cell-range-address="Sheet1.G2:Sheet1.J84" chart:data-source-has-labels="row" svg:x="1.504cm" svg:y="2.837cm" svg:width="22.675cm" svg:height="15.678cm">
          <chartooo:coordinate-region svg:x="2.893cm" svg:y="3.036cm" svg:width="20.729cm" svg:height="15.28cm"/>
          <chart:axis chart:dimension="x" chart:name="primary-x" chart:style-name="ch6">
            <chart:title svg:x="11.157cm" svg:y="18.928cm" chart:style-name="ch7">
              <text:p>Absolute pressure [Pa]</text:p>
            </chart:title>
            <chart:grid chart:style-name="ch8" chart:class="major"/>
          </chart:axis>
          <chart:axis chart:dimension="y" chart:name="primary-y" chart:style-name="ch9">
            <chart:title svg:x="0.451cm" svg:y="12.281cm" chart:style-name="ch10">
              <text:p>Altitude difference [m]</text:p>
            </chart:title>
            <chart:grid chart:style-name="ch8" chart:class="major"/>
          </chart:axis>
          <chart:series chart:style-name="ch11" chart:values-cell-range-address="Sheet1.H3:Sheet1.H84" chart:label-cell-address="Sheet1.H2:Sheet1.H2" chart:class="chart:scatter">
            <chart:domain table:cell-range-address="Sheet1.G3:Sheet1.G84"/>
            <chart:data-point chart:repeated="82"/>
          </chart:series>
          <chart:series chart:style-name="ch12" chart:values-cell-range-address="Sheet1.I3:Sheet1.I84" chart:label-cell-address="Sheet1.I2:Sheet1.I2" chart:class="chart:scatter">
            <chart:data-point chart:repeated="82"/>
          </chart:series>
          <chart:series chart:style-name="ch13" chart:values-cell-range-address="Sheet1.J3:Sheet1.J84" chart:label-cell-address="Sheet1.J2:Sheet1.J2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95000</text:p>
                <draw:g>
                  <svg:desc>Sheet1.H2:Sheet1.H2</svg:desc>
                </draw:g>
              </table:table-cell>
              <table:table-cell office:value-type="string">
                <text:p>100000</text:p>
                <draw:g>
                  <svg:desc>Sheet1.I2:Sheet1.I2</svg:desc>
                </draw:g>
              </table:table-cell>
              <table:table-cell office:value-type="string">
                <text:p>105000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3:Sheet1.G84</svg:desc>
                </draw:g>
              </table:table-cell>
              <table:table-cell office:value-type="float" office:value="NaN">
                <text:p>NaN</text:p>
                <draw:g>
                  <svg:desc>Sheet1.H3:Sheet1.H84</svg:desc>
                </draw:g>
              </table:table-cell>
              <table:table-cell office:value-type="float" office:value="NaN">
                <text:p>NaN</text:p>
                <draw:g>
                  <svg:desc>Sheet1.I3:Sheet1.I84</svg:desc>
                </draw:g>
              </table:table-cell>
              <table:table-cell office:value-type="float" office:value="NaN">
                <text:p>NaN</text:p>
                <draw:g>
                  <svg:desc>Sheet1.J3:Sheet1.J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00">
                <text:p>85000</text:p>
              </table:table-cell>
              <table:table-cell office:value-type="float" office:value="-95.10557144297">
                <text:p>-95.10557144297</text:p>
              </table:table-cell>
              <table:table-cell office:value-type="float" office:value="-100.025561953223">
                <text:p>-100.025561953223</text:p>
              </table:table-cell>
              <table:table-cell office:value-type="float" office:value="-80.5711316553859">
                <text:p>-80.5711316553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50">
                <text:p>85250</text:p>
              </table:table-cell>
              <table:table-cell office:value-type="float" office:value="-91.675669985377">
                <text:p>-91.675669985377</text:p>
              </table:table-cell>
              <table:table-cell office:value-type="float" office:value="-96.8313445537533">
                <text:p>-96.8313445537533</text:p>
              </table:table-cell>
              <table:table-cell office:value-type="float" office:value="-77.5989720231871">
                <text:p>-77.5989720231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500">
                <text:p>85500</text:p>
              </table:table-cell>
              <table:table-cell office:value-type="float" office:value="-88.3033130281186">
                <text:p>-88.3033130281186</text:p>
              </table:table-cell>
              <table:table-cell office:value-type="float" office:value="-93.6941126886982">
                <text:p>-93.6941126886982</text:p>
              </table:table-cell>
              <table:table-cell office:value-type="float" office:value="-74.6832712766063">
                <text:p>-74.6832712766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750">
                <text:p>85750</text:p>
              </table:table-cell>
              <table:table-cell office:value-type="float" office:value="-84.9881964325835">
                <text:p>-84.9881964325835</text:p>
              </table:table-cell>
              <table:table-cell office:value-type="float" office:value="-90.6135651737359">
                <text:p>-90.6135651737359</text:p>
              </table:table-cell>
              <table:table-cell office:value-type="float" office:value="-71.8237310148234">
                <text:p>-71.8237310148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000">
                <text:p>86000</text:p>
              </table:table-cell>
              <table:table-cell office:value-type="float" office:value="-81.7300185486247">
                <text:p>-81.7300185486247</text:p>
              </table:table-cell>
              <table:table-cell office:value-type="float" office:value="-87.5894032888345">
                <text:p>-87.5894032888345</text:p>
              </table:table-cell>
              <table:table-cell office:value-type="float" office:value="-69.0200552785">
                <text:p>-69.0200552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50">
                <text:p>86250</text:p>
              </table:table-cell>
              <table:table-cell office:value-type="float" office:value="-78.5284801869827">
                <text:p>-78.5284801869827</text:p>
              </table:table-cell>
              <table:table-cell office:value-type="float" office:value="-84.6213307509563">
                <text:p>-84.6213307509563</text:p>
              </table:table-cell>
              <table:table-cell office:value-type="float" office:value="-66.2719505227885">
                <text:p>-66.2719505227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500">
                <text:p>86500</text:p>
              </table:table-cell>
              <table:table-cell office:value-type="float" office:value="-75.3832845921783">
                <text:p>-75.3832845921783</text:p>
              </table:table-cell>
              <table:table-cell office:value-type="float" office:value="-81.7090536871836">
                <text:p>-81.7090536871836</text:p>
              </table:table-cell>
              <table:table-cell office:value-type="float" office:value="-63.5791255906895">
                <text:p>-63.5791255906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50">
                <text:p>86750</text:p>
              </table:table-cell>
              <table:table-cell office:value-type="float" office:value="-72.2941374157236">
                <text:p>-72.2941374157236</text:p>
              </table:table-cell>
              <table:table-cell office:value-type="float" office:value="-78.8522806082235">
                <text:p>-78.8522806082235</text:p>
              </table:table-cell>
              <table:table-cell office:value-type="float" office:value="-60.9412916867966">
                <text:p>-60.9412916867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00">
                <text:p>87000</text:p>
              </table:table-cell>
              <table:table-cell office:value-type="float" office:value="-69.2607466897374">
                <text:p>-69.2607466897374</text:p>
              </table:table-cell>
              <table:table-cell office:value-type="float" office:value="-76.0507223822676">
                <text:p>-76.0507223822676</text:p>
              </table:table-cell>
              <table:table-cell office:value-type="float" office:value="-58.358162351396">
                <text:p>-58.358162351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250">
                <text:p>87250</text:p>
              </table:table-cell>
              <table:table-cell office:value-type="float" office:value="-66.2828228009142">
                <text:p>-66.2828228009142</text:p>
              </table:table-cell>
              <table:table-cell office:value-type="float" office:value="-73.304092209208">
                <text:p>-73.304092209208</text:p>
              </table:table-cell>
              <table:table-cell office:value-type="float" office:value="-55.8294534349272">
                <text:p>-55.8294534349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500">
                <text:p>87500</text:p>
              </table:table-cell>
              <table:table-cell office:value-type="float" office:value="-63.3600784648544">
                <text:p>-63.3600784648544</text:p>
              </table:table-cell>
              <table:table-cell office:value-type="float" office:value="-70.6121055952074">
                <text:p>-70.6121055952074</text:p>
              </table:table-cell>
              <table:table-cell office:value-type="float" office:value="-53.3548830727952">
                <text:p>-53.3548830727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750">
                <text:p>87750</text:p>
              </table:table-cell>
              <table:table-cell office:value-type="float" office:value="-60.4922287007213">
                <text:p>-60.4922287007213</text:p>
              </table:table-cell>
              <table:table-cell office:value-type="float" office:value="-67.9744803276379">
                <text:p>-67.9744803276379</text:p>
              </table:table-cell>
              <table:table-cell office:value-type="float" office:value="-50.9341716605145">
                <text:p>-50.9341716605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000">
                <text:p>88000</text:p>
              </table:table-cell>
              <table:table-cell office:value-type="float" office:value="-57.6789908062943">
                <text:p>-57.6789908062943</text:p>
              </table:table-cell>
              <table:table-cell office:value-type="float" office:value="-65.3909364503406">
                <text:p>-65.3909364503406</text:p>
              </table:table-cell>
              <table:table-cell office:value-type="float" office:value="-48.5670418292314">
                <text:p>-48.567041829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250">
                <text:p>88250</text:p>
              </table:table-cell>
              <table:table-cell office:value-type="float" office:value="-54.9200843333364">
                <text:p>-54.9200843333364</text:p>
              </table:table-cell>
              <table:table-cell office:value-type="float" office:value="-62.8611962392434">
                <text:p>-62.8611962392434</text:p>
              </table:table-cell>
              <table:table-cell office:value-type="float" office:value="-46.253218421537">
                <text:p>-46.253218421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00">
                <text:p>88500</text:p>
              </table:table-cell>
              <table:table-cell office:value-type="float" office:value="-52.2152310632607">
                <text:p>-52.2152310632607</text:p>
              </table:table-cell>
              <table:table-cell office:value-type="float" office:value="-60.3849841782793">
                <text:p>-60.3849841782793</text:p>
              </table:table-cell>
              <table:table-cell office:value-type="float" office:value="-43.9924284676279">
                <text:p>-43.9924284676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750">
                <text:p>88750</text:p>
              </table:table-cell>
              <table:table-cell office:value-type="float" office:value="-49.5641549832027">
                <text:p>-49.5641549832027</text:p>
              </table:table-cell>
              <table:table-cell office:value-type="float" office:value="-57.9620269356701">
                <text:p>-57.9620269356701</text:p>
              </table:table-cell>
              <table:table-cell office:value-type="float" office:value="-41.7844011618106">
                <text:p>-41.7844011618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00">
                <text:p>89000</text:p>
              </table:table-cell>
              <table:table-cell office:value-type="float" office:value="-46.9665822623614">
                <text:p>-46.9665822623614</text:p>
              </table:table-cell>
              <table:table-cell office:value-type="float" office:value="-55.5920533404986">
                <text:p>-55.5920533404986</text:p>
              </table:table-cell>
              <table:table-cell office:value-type="float" office:value="-39.6288678392759">
                <text:p>-39.6288678392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50">
                <text:p>89250</text:p>
              </table:table-cell>
              <table:table-cell office:value-type="float" office:value="-44.4222412286707">
                <text:p>-44.4222412286707</text:p>
              </table:table-cell>
              <table:table-cell office:value-type="float" office:value="-53.2747943596213">
                <text:p>-53.2747943596213</text:p>
              </table:table-cell>
              <table:table-cell office:value-type="float" office:value="-37.5255619532229">
                <text:p>-37.5255619532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500">
                <text:p>89500</text:p>
              </table:table-cell>
              <table:table-cell office:value-type="float" office:value="-41.9308623457864">
                <text:p>-41.9308623457864</text:p>
              </table:table-cell>
              <table:table-cell office:value-type="float" office:value="-51.0099830748774">
                <text:p>-51.0099830748774</text:p>
              </table:table-cell>
              <table:table-cell office:value-type="float" office:value="-35.4742190522943">
                <text:p>-35.4742190522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750">
                <text:p>89750</text:p>
              </table:table-cell>
              <table:table-cell office:value-type="float" office:value="-39.4921781903972">
                <text:p>-39.4921781903972</text:p>
              </table:table-cell>
              <table:table-cell office:value-type="float" office:value="-48.7973546606003">
                <text:p>-48.7973546606003</text:p>
              </table:table-cell>
              <table:table-cell office:value-type="float" office:value="-33.4745767582913">
                <text:p>-33.474576758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0">
                <text:p>90000</text:p>
              </table:table-cell>
              <table:table-cell office:value-type="float" office:value="-37.1059234298165">
                <text:p>-37.1059234298165</text:p>
              </table:table-cell>
              <table:table-cell office:value-type="float" office:value="-46.6366463614519">
                <text:p>-46.6366463614519</text:p>
              </table:table-cell>
              <table:table-cell office:value-type="float" office:value="-31.5263747442016">
                <text:p>-31.526374744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250">
                <text:p>90250</text:p>
              </table:table-cell>
              <table:table-cell office:value-type="float" office:value="-34.771834799885">
                <text:p>-34.771834799885</text:p>
              </table:table-cell>
              <table:table-cell office:value-type="float" office:value="-44.5275974705115">
                <text:p>-44.5275974705115</text:p>
              </table:table-cell>
              <table:table-cell office:value-type="float" office:value="-29.6293547125224">
                <text:p>-29.6293547125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500">
                <text:p>90500</text:p>
              </table:table-cell>
              <table:table-cell office:value-type="float" office:value="-32.489651083162">
                <text:p>-32.489651083162</text:p>
              </table:table-cell>
              <table:table-cell office:value-type="float" office:value="-42.4699493077231">
                <text:p>-42.4699493077231</text:p>
              </table:table-cell>
              <table:table-cell office:value-type="float" office:value="-27.7832603738448">
                <text:p>-27.7832603738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50">
                <text:p>90750</text:p>
              </table:table-cell>
              <table:table-cell office:value-type="float" office:value="-30.2591130874185">
                <text:p>-30.2591130874185</text:p>
              </table:table-cell>
              <table:table-cell office:value-type="float" office:value="-40.4634451985514">
                <text:p>-40.4634451985514</text:p>
              </table:table-cell>
              <table:table-cell office:value-type="float" office:value="-25.9878374257794">
                <text:p>-25.9878374257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000">
                <text:p>91000</text:p>
              </table:table-cell>
              <table:table-cell office:value-type="float" office:value="-28.0799636244055">
                <text:p>-28.0799636244055</text:p>
              </table:table-cell>
              <table:table-cell office:value-type="float" office:value="-38.5078304529658">
                <text:p>-38.5078304529658</text:p>
              </table:table-cell>
              <table:table-cell office:value-type="float" office:value="-24.2428335320944">
                <text:p>-24.2428335320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250">
                <text:p>91250</text:p>
              </table:table-cell>
              <table:table-cell office:value-type="float" office:value="-25.9519474888925">
                <text:p>-25.9519474888925</text:p>
              </table:table-cell>
              <table:table-cell office:value-type="float" office:value="-36.6028523447156">
                <text:p>-36.6028523447156</text:p>
              </table:table-cell>
              <table:table-cell office:value-type="float" office:value="-22.5479983021723">
                <text:p>-22.547998302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500">
                <text:p>91500</text:p>
              </table:table-cell>
              <table:table-cell office:value-type="float" office:value="-23.8748114379918">
                <text:p>-23.8748114379918</text:p>
              </table:table-cell>
              <table:table-cell office:value-type="float" office:value="-34.7482600908218">
                <text:p>-34.7482600908218</text:p>
              </table:table-cell>
              <table:table-cell office:value-type="float" office:value="-20.9030832707274">
                <text:p>-20.9030832707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750">
                <text:p>91750</text:p>
              </table:table-cell>
              <table:table-cell office:value-type="float" office:value="-21.8483041707781">
                <text:p>-21.8483041707781</text:p>
              </table:table-cell>
              <table:table-cell office:value-type="float" office:value="-32.9438048313985">
                <text:p>-32.9438048313985</text:p>
              </table:table-cell>
              <table:table-cell office:value-type="float" office:value="-19.3078418777855">
                <text:p>-19.3078418777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000">
                <text:p>92000</text:p>
              </table:table-cell>
              <table:table-cell office:value-type="float" office:value="-19.8721763081249">
                <text:p>-19.8721763081249</text:p>
              </table:table-cell>
              <table:table-cell office:value-type="float" office:value="-31.1892396096956">
                <text:p>-31.1892396096956</text:p>
              </table:table-cell>
              <table:table-cell office:value-type="float" office:value="-17.7620294489184">
                <text:p>-17.7620294489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50">
                <text:p>92250</text:p>
              </table:table-cell>
              <table:table-cell office:value-type="float" office:value="-17.9461803728503">
                <text:p>-17.9461803728503</text:p>
              </table:table-cell>
              <table:table-cell office:value-type="float" office:value="-29.4843193524315">
                <text:p>-29.4843193524315</text:p>
              </table:table-cell>
              <table:table-cell office:value-type="float" office:value="-16.2654031757588">
                <text:p>-16.2654031757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500">
                <text:p>92500</text:p>
              </table:table-cell>
              <table:table-cell office:value-type="float" office:value="-16.07007077008">
                <text:p>-16.07007077008</text:p>
              </table:table-cell>
              <table:table-cell office:value-type="float" office:value="-27.8288008503491">
                <text:p>-27.8288008503491</text:p>
              </table:table-cell>
              <table:table-cell office:value-type="float" office:value="-14.8177220967527">
                <text:p>-14.8177220967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750">
                <text:p>92750</text:p>
              </table:table-cell>
              <table:table-cell office:value-type="float" office:value="-14.2436037679099">
                <text:p>-14.2436037679099</text:p>
              </table:table-cell>
              <table:table-cell office:value-type="float" office:value="-26.2224427390793">
                <text:p>-26.2224427390793</text:p>
              </table:table-cell>
              <table:table-cell office:value-type="float" office:value="-13.4187470781563">
                <text:p>-13.4187470781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000">
                <text:p>93000</text:p>
              </table:table-cell>
              <table:table-cell office:value-type="float" office:value="-12.4665374782914">
                <text:p>-12.4665374782914</text:p>
              </table:table-cell>
              <table:table-cell office:value-type="float" office:value="-24.6650054801634">
                <text:p>-24.6650054801634</text:p>
              </table:table-cell>
              <table:table-cell office:value-type="float" office:value="-12.0682407952896">
                <text:p>-12.0682407952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250">
                <text:p>93250</text:p>
              </table:table-cell>
              <table:table-cell office:value-type="float" office:value="-10.7386318381557">
                <text:p>-10.7386318381557</text:p>
              </table:table-cell>
              <table:table-cell office:value-type="float" office:value="-23.1562513424306">
                <text:p>-23.1562513424306</text:p>
              </table:table-cell>
              <table:table-cell office:value-type="float" office:value="-10.7659677140414">
                <text:p>-10.7659677140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500">
                <text:p>93500</text:p>
              </table:table-cell>
              <table:table-cell office:value-type="float" office:value="-9.05964859081121">
                <text:p>-9.05964859081121</text:p>
              </table:table-cell>
              <table:table-cell office:value-type="float" office:value="-21.6959443835162">
                <text:p>-21.6959443835162</text:p>
              </table:table-cell>
              <table:table-cell office:value-type="float" office:value="-9.51169407257498">
                <text:p>-9.51169407257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750">
                <text:p>93750</text:p>
              </table:table-cell>
              <table:table-cell office:value-type="float" office:value="-7.42935126754603">
                <text:p>-7.42935126754603</text:p>
              </table:table-cell>
              <table:table-cell office:value-type="float" office:value="-20.2838504316869">
                <text:p>-20.2838504316869</text:p>
              </table:table-cell>
              <table:table-cell office:value-type="float" office:value="-8.30518786332596">
                <text:p>-8.30518786332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000">
                <text:p>94000</text:p>
              </table:table-cell>
              <table:table-cell office:value-type="float" office:value="-5.84750516949674">
                <text:p>-5.84750516949674</text:p>
              </table:table-cell>
              <table:table-cell office:value-type="float" office:value="-18.9197370678618">
                <text:p>-18.9197370678618</text:p>
              </table:table-cell>
              <table:table-cell office:value-type="float" office:value="-7.14621881517962">
                <text:p>-7.14621881517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50">
                <text:p>94250</text:p>
              </table:table-cell>
              <table:table-cell office:value-type="float" office:value="-4.31387734973868">
                <text:p>-4.31387734973868</text:p>
              </table:table-cell>
              <table:table-cell office:value-type="float" office:value="-17.6033736078547">
                <text:p>-17.6033736078547</text:p>
              </table:table-cell>
              <table:table-cell office:value-type="float" office:value="-6.03455837590184">
                <text:p>-6.03455837590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500">
                <text:p>94500</text:p>
              </table:table-cell>
              <table:table-cell office:value-type="float" office:value="-2.82823659557796">
                <text:p>-2.82823659557796</text:p>
              </table:table-cell>
              <table:table-cell office:value-type="float" office:value="-16.3345310849033">
                <text:p>-16.3345310849033</text:p>
              </table:table-cell>
              <table:table-cell office:value-type="float" office:value="-4.96997969478525">
                <text:p>-4.96997969478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750">
                <text:p>94750</text:p>
              </table:table-cell>
              <table:table-cell office:value-type="float" office:value="-1.39035341111911">
                <text:p>-1.39035341111911</text:p>
              </table:table-cell>
              <table:table-cell office:value-type="float" office:value="-15.1129822323447">
                <text:p>-15.1129822323447</text:p>
              </table:table-cell>
              <table:table-cell office:value-type="float" office:value="-3.9522576055117">
                <text:p>-3.9522576055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-13.9385014665517">
                <text:p>-13.9385014665517</text:p>
              </table:table-cell>
              <table:table-cell office:value-type="float" office:value="-2.98116860926154">
                <text:p>-2.98116860926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250">
                <text:p>95250</text:p>
              </table:table-cell>
              <table:table-cell office:value-type="float" office:value="1.34304975160249">
                <text:p>1.34304975160249</text:p>
              </table:table-cell>
              <table:table-cell office:value-type="float" office:value="-12.810864870077">
                <text:p>-12.810864870077</text:p>
              </table:table-cell>
              <table:table-cell office:value-type="float" office:value="-2.05649085798564">
                <text:p>-2.05649085798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500">
                <text:p>95500</text:p>
              </table:table-cell>
              <table:table-cell office:value-type="float" office:value="2.63902029179457">
                <text:p>2.63902029179457</text:p>
              </table:table-cell>
              <table:table-cell office:value-type="float" office:value="-11.7298501750273">
                <text:p>-11.7298501750273</text:p>
              </table:table-cell>
              <table:table-cell office:value-type="float" office:value="-1.17800413794635">
                <text:p>-1.17800413794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750">
                <text:p>95750</text:p>
              </table:table-cell>
              <table:table-cell office:value-type="float" office:value="3.88813441956611">
                <text:p>3.88813441956611</text:p>
              </table:table-cell>
              <table:table-cell office:value-type="float" office:value="-10.6952367465963">
                <text:p>-10.6952367465963</text:p>
              </table:table-cell>
              <table:table-cell office:value-type="float" office:value="-0.345489853403024">
                <text:p>-0.345489853403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000">
                <text:p>96000</text:p>
              </table:table-cell>
              <table:table-cell office:value-type="float" office:value="5.09061330115024">
                <text:p>5.09061330115024</text:p>
              </table:table-cell>
              <table:table-cell office:value-type="float" office:value="-9.70680556687682">
                <text:p>-9.70680556687682</text:p>
              </table:table-cell>
              <table:table-cell office:value-type="float" office:value="0.441268989442051">
                <text:p>0.441268989442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250">
                <text:p>96250</text:p>
              </table:table-cell>
              <table:table-cell office:value-type="float" office:value="6.24667648624478">
                <text:p>6.24667648624478</text:p>
              </table:table-cell>
              <table:table-cell office:value-type="float" office:value="-8.76433921880169">
                <text:p>-8.76433921880169</text:p>
              </table:table-cell>
              <table:table-cell office:value-type="float" office:value="1.18248779832652">
                <text:p>1.18248779832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500">
                <text:p>96500</text:p>
              </table:table-cell>
              <table:table-cell office:value-type="float" office:value="7.3565419239585">
                <text:p>7.3565419239585</text:p>
              </table:table-cell>
              <table:table-cell office:value-type="float" office:value="-7.86762187033594">
                <text:p>-7.86762187033594</text:p>
              </table:table-cell>
              <table:table-cell office:value-type="float" office:value="1.87838041061241">
                <text:p>1.87838041061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750">
                <text:p>96750</text:p>
              </table:table-cell>
              <table:table-cell office:value-type="float" office:value="8.42042597858975">
                <text:p>8.42042597858975</text:p>
              </table:table-cell>
              <table:table-cell office:value-type="float" office:value="-7.01643925885026">
                <text:p>-7.01643925885026</text:p>
              </table:table-cell>
              <table:table-cell office:value-type="float" office:value="2.52915910874526">
                <text:p>2.52915910874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000">
                <text:p>97000</text:p>
              </table:table-cell>
              <table:table-cell office:value-type="float" office:value="9.43854344525749">
                <text:p>9.43854344525749</text:p>
              </table:table-cell>
              <table:table-cell office:value-type="float" office:value="-6.21057867568675">
                <text:p>-6.21057867568675</text:p>
              </table:table-cell>
              <table:table-cell office:value-type="float" office:value="3.13503463559005">
                <text:p>3.13503463559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250">
                <text:p>97250</text:p>
              </table:table-cell>
              <table:table-cell office:value-type="float" office:value="10.411107565237">
                <text:p>10.411107565237</text:p>
              </table:table-cell>
              <table:table-cell office:value-type="float" office:value="-5.44982895090226">
                <text:p>-5.44982895090226</text:p>
              </table:table-cell>
              <table:table-cell office:value-type="float" office:value="3.69621620948124">
                <text:p>3.69621620948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500">
                <text:p>97500</text:p>
              </table:table-cell>
              <table:table-cell office:value-type="float" office:value="11.3383300411974">
                <text:p>11.3383300411974</text:p>
              </table:table-cell>
              <table:table-cell office:value-type="float" office:value="-4.73398043824724">
                <text:p>-4.73398043824724</text:p>
              </table:table-cell>
              <table:table-cell office:value-type="float" office:value="4.21291153917446">
                <text:p>4.212911539174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750">
                <text:p>97750</text:p>
              </table:table-cell>
              <table:table-cell office:value-type="float" office:value="12.2204210521732">
                <text:p>12.2204210521732</text:p>
              </table:table-cell>
              <table:table-cell office:value-type="float" office:value="-4.0628250002585">
                <text:p>-4.0628250002585</text:p>
              </table:table-cell>
              <table:table-cell office:value-type="float" office:value="4.68532683856279">
                <text:p>4.68532683856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000">
                <text:p>98000</text:p>
              </table:table-cell>
              <table:table-cell office:value-type="float" office:value="13.0575892684763">
                <text:p>13.0575892684763</text:p>
              </table:table-cell>
              <table:table-cell office:value-type="float" office:value="-3.43615599360234">
                <text:p>-3.43615599360234</text:p>
              </table:table-cell>
              <table:table-cell office:value-type="float" office:value="5.11366684122447">
                <text:p>5.11366684122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250">
                <text:p>98250</text:p>
              </table:table-cell>
              <table:table-cell office:value-type="float" office:value="13.8500418662354">
                <text:p>13.8500418662354</text:p>
              </table:table-cell>
              <table:table-cell office:value-type="float" office:value="-2.85376825455091">
                <text:p>-2.85376825455091</text:p>
              </table:table-cell>
              <table:table-cell office:value-type="float" office:value="5.49813481480908">
                <text:p>5.49813481480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500">
                <text:p>98500</text:p>
              </table:table-cell>
              <table:table-cell office:value-type="float" office:value="14.5979845419826">
                <text:p>14.5979845419826</text:p>
              </table:table-cell>
              <table:table-cell office:value-type="float" office:value="-2.31545808466053">
                <text:p>-2.31545808466053</text:p>
              </table:table-cell>
              <table:table-cell office:value-type="float" office:value="5.83893257521675">
                <text:p>5.83893257521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50">
                <text:p>98750</text:p>
              </table:table-cell>
              <table:table-cell office:value-type="float" office:value="15.3016215268287">
                <text:p>15.3016215268287</text:p>
              </table:table-cell>
              <table:table-cell office:value-type="float" office:value="-1.82102323662663">
                <text:p>-1.82102323662663</text:p>
              </table:table-cell>
              <table:table-cell office:value-type="float" office:value="6.13626050062442">
                <text:p>6.13626050062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000">
                <text:p>99000</text:p>
              </table:table-cell>
              <table:table-cell office:value-type="float" office:value="15.961155600676">
                <text:p>15.961155600676</text:p>
              </table:table-cell>
              <table:table-cell office:value-type="float" office:value="-1.370262900282">
                <text:p>-1.370262900282</text:p>
              </table:table-cell>
              <table:table-cell office:value-type="float" office:value="6.39031754535051">
                <text:p>6.39031754535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250">
                <text:p>99250</text:p>
              </table:table-cell>
              <table:table-cell office:value-type="float" office:value="16.5767881061174">
                <text:p>16.5767881061174</text:p>
              </table:table-cell>
              <table:table-cell office:value-type="float" office:value="-0.962977688806213">
                <text:p>-0.962977688806213</text:p>
              </table:table-cell>
              <table:table-cell office:value-type="float" office:value="6.60130125352202">
                <text:p>6.601301253522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500">
                <text:p>99500</text:p>
              </table:table-cell>
              <table:table-cell office:value-type="float" office:value="17.1487189622069">
                <text:p>17.1487189622069</text:p>
              </table:table-cell>
              <table:table-cell office:value-type="float" office:value="-0.598969625068335">
                <text:p>-0.598969625068335</text:p>
              </table:table-cell>
              <table:table-cell office:value-type="float" office:value="6.76940777261387">
                <text:p>6.76940777261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750">
                <text:p>99750</text:p>
              </table:table-cell>
              <table:table-cell office:value-type="float" office:value="17.677146678142">
                <text:p>17.677146678142</text:p>
              </table:table-cell>
              <table:table-cell office:value-type="float" office:value="-0.278042128136612">
                <text:p>-0.278042128136612</text:p>
              </table:table-cell>
              <table:table-cell office:value-type="float" office:value="6.89483186678166">
                <text:p>6.89483186678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0">
                <text:p>100000</text:p>
              </table:table-cell>
              <table:table-cell office:value-type="float" office:value="18.1622683666006">
                <text:p>18.1622683666006</text:p>
              </table:table-cell>
              <table:table-cell office:value-type="float" office:value="0">
                <text:p>0</text:p>
              </table:table-cell>
              <table:table-cell office:value-type="float" office:value="6.97776693007614">
                <text:p>6.97776693007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50">
                <text:p>100250</text:p>
              </table:table-cell>
              <table:table-cell office:value-type="float" office:value="18.6042797571288">
                <text:p>18.6042797571288</text:p>
              </table:table-cell>
              <table:table-cell office:value-type="float" office:value="0.235350587641445">
                <text:p>0.235350587641445</text:p>
              </table:table-cell>
              <table:table-cell office:value-type="float" office:value="7.01840499945604">
                <text:p>7.01840499945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500">
                <text:p>100500</text:p>
              </table:table-cell>
              <table:table-cell office:value-type="float" office:value="19.003375209202">
                <text:p>19.003375209202</text:p>
              </table:table-cell>
              <table:table-cell office:value-type="float" office:value="0.428202106335213">
                <text:p>0.428202106335213</text:p>
              </table:table-cell>
              <table:table-cell office:value-type="float" office:value="7.01693676769247">
                <text:p>7.01693676769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50">
                <text:p>100750</text:p>
              </table:table-cell>
              <table:table-cell office:value-type="float" office:value="19.3597477252578">
                <text:p>19.3597477252578</text:p>
              </table:table-cell>
              <table:table-cell office:value-type="float" office:value="0.578745683746355">
                <text:p>0.578745683746355</text:p>
              </table:table-cell>
              <table:table-cell office:value-type="float" office:value="6.97355159608657">
                <text:p>6.97355159608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000">
                <text:p>101000</text:p>
              </table:table-cell>
              <table:table-cell office:value-type="float" office:value="19.673588963433">
                <text:p>19.673588963433</text:p>
              </table:table-cell>
              <table:table-cell office:value-type="float" office:value="0.687171116330703">
                <text:p>0.687171116330703</text:p>
              </table:table-cell>
              <table:table-cell office:value-type="float" office:value="6.888437527039">
                <text:p>6.888437527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250">
                <text:p>101250</text:p>
              </table:table-cell>
              <table:table-cell office:value-type="float" office:value="19.9450892502908">
                <text:p>19.9450892502908</text:p>
              </table:table-cell>
              <table:table-cell office:value-type="float" office:value="0.753666881884882">
                <text:p>0.753666881884882</text:p>
              </table:table-cell>
              <table:table-cell office:value-type="float" office:value="6.76178129647735">
                <text:p>6.76178129647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500">
                <text:p>101500</text:p>
              </table:table-cell>
              <table:table-cell office:value-type="float" office:value="20.1744375933322">
                <text:p>20.1744375933322</text:p>
              </table:table-cell>
              <table:table-cell office:value-type="float" office:value="0.778420151958784">
                <text:p>0.778420151958784</text:p>
              </table:table-cell>
              <table:table-cell office:value-type="float" office:value="6.59376834612556">
                <text:p>6.59376834612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750">
                <text:p>101750</text:p>
              </table:table-cell>
              <table:table-cell office:value-type="float" office:value="20.3618216933086">
                <text:p>20.3618216933086</text:p>
              </table:table-cell>
              <table:table-cell office:value-type="float" office:value="0.761616804051187">
                <text:p>0.761616804051187</text:p>
              </table:table-cell>
              <table:table-cell office:value-type="float" office:value="6.38458283566024">
                <text:p>6.38458283566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00">
                <text:p>102000</text:p>
              </table:table-cell>
              <table:table-cell office:value-type="float" office:value="20.507427956488">
                <text:p>20.507427956488</text:p>
              </table:table-cell>
              <table:table-cell office:value-type="float" office:value="0.703441433746661">
                <text:p>0.703441433746661</text:p>
              </table:table-cell>
              <table:table-cell office:value-type="float" office:value="6.13440765467556">
                <text:p>6.13440765467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250">
                <text:p>102250</text:p>
              </table:table-cell>
              <table:table-cell office:value-type="float" office:value="20.6114415067216">
                <text:p>20.6114415067216</text:p>
              </table:table-cell>
              <table:table-cell office:value-type="float" office:value="0.604077366684635">
                <text:p>0.604077366684635</text:p>
              </table:table-cell>
              <table:table-cell office:value-type="float" office:value="5.84342443453383">
                <text:p>5.84342443453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500">
                <text:p>102500</text:p>
              </table:table-cell>
              <table:table-cell office:value-type="float" office:value="20.6740461973744">
                <text:p>20.6740461973744</text:p>
              </table:table-cell>
              <table:table-cell office:value-type="float" office:value="0.463706670322438">
                <text:p>0.463706670322438</text:p>
              </table:table-cell>
              <table:table-cell office:value-type="float" office:value="5.51181356008448">
                <text:p>5.51181356008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750">
                <text:p>102750</text:p>
              </table:table-cell>
              <table:table-cell office:value-type="float" office:value="20.6954246231174">
                <text:p>20.6954246231174</text:p>
              </table:table-cell>
              <table:table-cell office:value-type="float" office:value="0.282510165697715">
                <text:p>0.282510165697715</text:p>
              </table:table-cell>
              <table:table-cell office:value-type="float" office:value="5.13975418122453">
                <text:p>5.13975418122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00">
                <text:p>103000</text:p>
              </table:table-cell>
              <table:table-cell office:value-type="float" office:value="20.6757581315818">
                <text:p>20.6757581315818</text:p>
              </table:table-cell>
              <table:table-cell office:value-type="float" office:value="0.0606674388761235">
                <text:p>0.0606674388761235</text:p>
              </table:table-cell>
              <table:table-cell office:value-type="float" office:value="4.72742422434655">
                <text:p>4.72742422434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250">
                <text:p>103250</text:p>
              </table:table-cell>
              <table:table-cell office:value-type="float" office:value="20.6152268348654">
                <text:p>20.6152268348654</text:p>
              </table:table-cell>
              <table:table-cell office:value-type="float" office:value="-0.201643147561469">
                <text:p>-0.201643147561469</text:p>
              </table:table-cell>
              <table:table-cell office:value-type="float" office:value="4.27500040362881">
                <text:p>4.27500040362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500">
                <text:p>103500</text:p>
              </table:table-cell>
              <table:table-cell office:value-type="float" office:value="20.5140096209717">
                <text:p>20.5140096209717</text:p>
              </table:table-cell>
              <table:table-cell office:value-type="float" office:value="-0.504244443287973">
                <text:p>-0.504244443287973</text:p>
              </table:table-cell>
              <table:table-cell office:value-type="float" office:value="3.78265823221199">
                <text:p>3.78265823221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750">
                <text:p>103750</text:p>
              </table:table-cell>
              <table:table-cell office:value-type="float" office:value="20.3722841649803">
                <text:p>20.3722841649803</text:p>
              </table:table-cell>
              <table:table-cell office:value-type="float" office:value="-0.846960499067734">
                <text:p>-0.846960499067734</text:p>
              </table:table-cell>
              <table:table-cell office:value-type="float" office:value="3.2505720332437">
                <text:p>3.25057203324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000">
                <text:p>104000</text:p>
              </table:table-cell>
              <table:table-cell office:value-type="float" office:value="20.1902269402498">
                <text:p>20.1902269402498</text:p>
              </table:table-cell>
              <table:table-cell office:value-type="float" office:value="-1.22961655576177">
                <text:p>-1.22961655576177</text:p>
              </table:table-cell>
              <table:table-cell office:value-type="float" office:value="2.67891495078454">
                <text:p>2.67891495078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50">
                <text:p>104250</text:p>
              </table:table-cell>
              <table:table-cell office:value-type="float" office:value="19.9680132293726">
                <text:p>19.9680132293726</text:p>
              </table:table-cell>
              <table:table-cell office:value-type="float" office:value="-1.65203903340188">
                <text:p>-1.65203903340188</text:p>
              </table:table-cell>
              <table:table-cell office:value-type="float" office:value="2.06785896060131">
                <text:p>2.06785896060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00">
                <text:p>104500</text:p>
              </table:table-cell>
              <table:table-cell office:value-type="float" office:value="19.7058171350325">
                <text:p>19.7058171350325</text:p>
              </table:table-cell>
              <table:table-cell office:value-type="float" office:value="-2.11405552046091">
                <text:p>-2.11405552046091</text:p>
              </table:table-cell>
              <table:table-cell office:value-type="float" office:value="1.4175748808271">
                <text:p>1.4175748808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750">
                <text:p>104750</text:p>
              </table:table-cell>
              <table:table-cell office:value-type="float" office:value="19.4038115907823">
                <text:p>19.4038115907823</text:p>
              </table:table-cell>
              <table:table-cell office:value-type="float" office:value="-2.61549476321312">
                <text:p>-2.61549476321312</text:p>
              </table:table-cell>
              <table:table-cell office:value-type="float" office:value="0.728232382503602">
                <text:p>0.728232382503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000">
                <text:p>105000</text:p>
              </table:table-cell>
              <table:table-cell office:value-type="float" office:value="19.0621683716462">
                <text:p>19.0621683716462</text:p>
              </table:table-cell>
              <table:table-cell office:value-type="float" office:value="-3.15618665519139">
                <text:p>-3.156186655191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